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4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664510" calcext:value-type="float">
            <text:p><text:s text:c="3"/>8,664,510</text:p>
          </table:table-cell>
          <table:table-cell table:style-name="ce17" office:value-type="float" office:value="23571990" calcext:value-type="float">
            <text:p><text:s text:c="3"/>23,571,990</text:p>
          </table:table-cell>
          <table:table-cell table:style-name="ce17" office:value-type="float" office:value="11715824" calcext:value-type="float">
            <text:p><text:s text:c="3"/>11,715,824</text:p>
          </table:table-cell>
          <table:table-cell table:style-name="ce23" office:value-type="float" office:value="11856166" calcext:value-type="float">
            <text:p><text:s text:c="3"/>11,856,166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45804" calcext:value-type="float">
            <text:p><text:s text:c="3"/>1,545,804</text:p>
          </table:table-cell>
          <table:table-cell table:style-name="ce17" office:value-type="float" office:value="3986382" calcext:value-type="float">
            <text:p><text:s text:c="3"/>3,986,382</text:p>
          </table:table-cell>
          <table:table-cell table:style-name="ce17" office:value-type="float" office:value="1952555" calcext:value-type="float">
            <text:p><text:s text:c="3"/>1,952,555</text:p>
          </table:table-cell>
          <table:table-cell table:style-name="ce23" office:value-type="float" office:value="2033827" calcext:value-type="float">
            <text:p><text:s text:c="3"/>2,033,82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2068" calcext:value-type="float">
            <text:p><text:s text:c="3"/>1,052,068</text:p>
          </table:table-cell>
          <table:table-cell table:style-name="ce17" office:value-type="float" office:value="2680218" calcext:value-type="float">
            <text:p><text:s text:c="3"/>2,680,218</text:p>
          </table:table-cell>
          <table:table-cell table:style-name="ce17" office:value-type="float" office:value="1280179" calcext:value-type="float">
            <text:p><text:s text:c="3"/>1,280,179</text:p>
          </table:table-cell>
          <table:table-cell table:style-name="ce23" office:value-type="float" office:value="1400039" calcext:value-type="float">
            <text:p><text:s text:c="3"/>1,400,0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793886" calcext:value-type="float">
            <text:p><text:s text:c="3"/>793,886</text:p>
          </table:table-cell>
          <table:table-cell table:style-name="ce17" office:value-type="float" office:value="2196349" calcext:value-type="float">
            <text:p><text:s text:c="3"/>2,196,349</text:p>
          </table:table-cell>
          <table:table-cell table:style-name="ce17" office:value-type="float" office:value="1093216" calcext:value-type="float">
            <text:p><text:s text:c="3"/>1,093,216</text:p>
          </table:table-cell>
          <table:table-cell table:style-name="ce23" office:value-type="float" office:value="1103133" calcext:value-type="float">
            <text:p><text:s text:c="3"/>1,103,13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62235" calcext:value-type="float">
            <text:p><text:s text:c="3"/>962,235</text:p>
          </table:table-cell>
          <table:table-cell table:style-name="ce17" office:value-type="float" office:value="2792164" calcext:value-type="float">
            <text:p><text:s text:c="3"/>2,792,164</text:p>
          </table:table-cell>
          <table:table-cell table:style-name="ce17" office:value-type="float" office:value="1375913" calcext:value-type="float">
            <text:p><text:s text:c="3"/>1,375,913</text:p>
          </table:table-cell>
          <table:table-cell table:style-name="ce23" office:value-type="float" office:value="1416251" calcext:value-type="float">
            <text:p><text:s text:c="3"/>1,416,25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4668" calcext:value-type="float">
            <text:p><text:s text:c="3"/>684,668</text:p>
          </table:table-cell>
          <table:table-cell table:style-name="ce17" office:value-type="float" office:value="1885882" calcext:value-type="float">
            <text:p><text:s text:c="3"/>1,885,882</text:p>
          </table:table-cell>
          <table:table-cell table:style-name="ce17" office:value-type="float" office:value="941658" calcext:value-type="float">
            <text:p><text:s text:c="3"/>941,658</text:p>
          </table:table-cell>
          <table:table-cell table:style-name="ce23" office:value-type="float" office:value="944224" calcext:value-type="float">
            <text:p><text:s text:c="3"/>944,22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093552" calcext:value-type="float">
            <text:p><text:s text:c="3"/>1,093,552</text:p>
          </table:table-cell>
          <table:table-cell table:style-name="ce17" office:value-type="float" office:value="2775935" calcext:value-type="float">
            <text:p><text:s text:c="3"/>2,775,935</text:p>
          </table:table-cell>
          <table:table-cell table:style-name="ce17" office:value-type="float" office:value="1374442" calcext:value-type="float">
            <text:p><text:s text:c="3"/>1,374,442</text:p>
          </table:table-cell>
          <table:table-cell table:style-name="ce23" office:value-type="float" office:value="1401493" calcext:value-type="float">
            <text:p><text:s text:c="3"/>1,401,49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489319" calcext:value-type="float">
            <text:p><text:s text:c="3"/>2,489,319</text:p>
          </table:table-cell>
          <table:table-cell table:style-name="ce17" office:value-type="float" office:value="7104495" calcext:value-type="float">
            <text:p><text:s text:c="3"/>7,104,495</text:p>
          </table:table-cell>
          <table:table-cell table:style-name="ce17" office:value-type="float" office:value="3621684" calcext:value-type="float">
            <text:p><text:s text:c="3"/>3,621,684</text:p>
          </table:table-cell>
          <table:table-cell table:style-name="ce23" office:value-type="float" office:value="3482811" calcext:value-type="float">
            <text:p><text:s text:c="3"/>3,482,811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8622" calcext:value-type="float">
            <text:p><text:s text:c="3"/>168,622</text:p>
          </table:table-cell>
          <table:table-cell table:style-name="ce18" office:value-type="float" office:value="456068" calcext:value-type="float">
            <text:p><text:s text:c="3"/>456,068</text:p>
          </table:table-cell>
          <table:table-cell table:style-name="ce18" office:value-type="float" office:value="230664" calcext:value-type="float">
            <text:p><text:s text:c="3"/>230,664</text:p>
          </table:table-cell>
          <table:table-cell table:style-name="ce24" office:value-type="float" office:value="225404" calcext:value-type="float">
            <text:p><text:s text:c="3"/>225,40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1918" calcext:value-type="float">
            <text:p><text:s text:c="3"/>191,918</text:p>
          </table:table-cell>
          <table:table-cell table:style-name="ce18" office:value-type="float" office:value="552877" calcext:value-type="float">
            <text:p><text:s text:c="3"/>552,877</text:p>
          </table:table-cell>
          <table:table-cell table:style-name="ce18" office:value-type="float" office:value="282458" calcext:value-type="float">
            <text:p><text:s text:c="3"/>282,458</text:p>
          </table:table-cell>
          <table:table-cell table:style-name="ce24" office:value-type="float" office:value="270419" calcext:value-type="float">
            <text:p><text:s text:c="3"/>270,41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8070" calcext:value-type="float">
            <text:p><text:s text:c="3"/>188,070</text:p>
          </table:table-cell>
          <table:table-cell table:style-name="ce18" office:value-type="float" office:value="552161" calcext:value-type="float">
            <text:p><text:s text:c="3"/>552,161</text:p>
          </table:table-cell>
          <table:table-cell table:style-name="ce18" office:value-type="float" office:value="284981" calcext:value-type="float">
            <text:p><text:s text:c="3"/>284,981</text:p>
          </table:table-cell>
          <table:table-cell table:style-name="ce24" office:value-type="float" office:value="267180" calcext:value-type="float">
            <text:p><text:s text:c="3"/>267,18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7556" calcext:value-type="float">
            <text:p><text:s text:c="3"/>387,556</text:p>
          </table:table-cell>
          <table:table-cell table:style-name="ce18" office:value-type="float" office:value="1280528" calcext:value-type="float">
            <text:p><text:s text:c="3"/>1,280,528</text:p>
          </table:table-cell>
          <table:table-cell table:style-name="ce18" office:value-type="float" office:value="652498" calcext:value-type="float">
            <text:p><text:s text:c="3"/>652,498</text:p>
          </table:table-cell>
          <table:table-cell table:style-name="ce24" office:value-type="float" office:value="628030" calcext:value-type="float">
            <text:p><text:s text:c="3"/>628,03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086" calcext:value-type="float">
            <text:p><text:s text:c="3"/>178,086</text:p>
          </table:table-cell>
          <table:table-cell table:style-name="ce18" office:value-type="float" office:value="500103" calcext:value-type="float">
            <text:p><text:s text:c="3"/>500,103</text:p>
          </table:table-cell>
          <table:table-cell table:style-name="ce18" office:value-type="float" office:value="256247" calcext:value-type="float">
            <text:p><text:s text:c="3"/>256,247</text:p>
          </table:table-cell>
          <table:table-cell table:style-name="ce24" office:value-type="float" office:value="243856" calcext:value-type="float">
            <text:p><text:s text:c="3"/>243,85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0350" calcext:value-type="float">
            <text:p><text:s text:c="3"/>240,350</text:p>
          </table:table-cell>
          <table:table-cell table:style-name="ce18" office:value-type="float" office:value="689098" calcext:value-type="float">
            <text:p><text:s text:c="3"/>689,098</text:p>
          </table:table-cell>
          <table:table-cell table:style-name="ce18" office:value-type="float" office:value="357359" calcext:value-type="float">
            <text:p><text:s text:c="3"/>357,359</text:p>
          </table:table-cell>
          <table:table-cell table:style-name="ce24" office:value-type="float" office:value="331739" calcext:value-type="float">
            <text:p><text:s text:c="3"/>331,73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2840" calcext:value-type="float">
            <text:p><text:s text:c="3"/>182,840</text:p>
          </table:table-cell>
          <table:table-cell table:style-name="ce18" office:value-type="float" office:value="510018" calcext:value-type="float">
            <text:p><text:s text:c="3"/>510,018</text:p>
          </table:table-cell>
          <table:table-cell table:style-name="ce18" office:value-type="float" office:value="265137" calcext:value-type="float">
            <text:p><text:s text:c="3"/>265,137</text:p>
          </table:table-cell>
          <table:table-cell table:style-name="ce24" office:value-type="float" office:value="244881" calcext:value-type="float">
            <text:p><text:s text:c="3"/>244,88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6969" calcext:value-type="float">
            <text:p><text:s text:c="3"/>286,969</text:p>
          </table:table-cell>
          <table:table-cell table:style-name="ce18" office:value-type="float" office:value="828654" calcext:value-type="float">
            <text:p><text:s text:c="3"/>828,654</text:p>
          </table:table-cell>
          <table:table-cell table:style-name="ce18" office:value-type="float" office:value="423672" calcext:value-type="float">
            <text:p><text:s text:c="3"/>423,672</text:p>
          </table:table-cell>
          <table:table-cell table:style-name="ce24" office:value-type="float" office:value="404982" calcext:value-type="float">
            <text:p><text:s text:c="3"/>404,98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2877" calcext:value-type="float">
            <text:p><text:s text:c="3"/>82,877</text:p>
          </table:table-cell>
          <table:table-cell table:style-name="ce18" office:value-type="float" office:value="219466" calcext:value-type="float">
            <text:p><text:s text:c="3"/>219,466</text:p>
          </table:table-cell>
          <table:table-cell table:style-name="ce18" office:value-type="float" office:value="113277" calcext:value-type="float">
            <text:p><text:s text:c="3"/>113,277</text:p>
          </table:table-cell>
          <table:table-cell table:style-name="ce24" office:value-type="float" office:value="106189" calcext:value-type="float">
            <text:p><text:s text:c="3"/>106,18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5847" calcext:value-type="float">
            <text:p><text:s text:c="3"/>125,847</text:p>
          </table:table-cell>
          <table:table-cell table:style-name="ce18" office:value-type="float" office:value="328695" calcext:value-type="float">
            <text:p><text:s text:c="3"/>328,695</text:p>
          </table:table-cell>
          <table:table-cell table:style-name="ce18" office:value-type="float" office:value="166830" calcext:value-type="float">
            <text:p><text:s text:c="3"/>166,830</text:p>
          </table:table-cell>
          <table:table-cell table:style-name="ce24" office:value-type="float" office:value="161865" calcext:value-type="float">
            <text:p><text:s text:c="3"/>161,86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39998" calcext:value-type="float">
            <text:p><text:s text:c="3"/>39,998</text:p>
          </table:table-cell>
          <table:table-cell table:style-name="ce18" office:value-type="float" office:value="104086" calcext:value-type="float">
            <text:p><text:s text:c="3"/>104,086</text:p>
          </table:table-cell>
          <table:table-cell table:style-name="ce18" office:value-type="float" office:value="53642" calcext:value-type="float">
            <text:p><text:s text:c="3"/>53,642</text:p>
          </table:table-cell>
          <table:table-cell table:style-name="ce24" office:value-type="float" office:value="50444" calcext:value-type="float">
            <text:p><text:s text:c="3"/>50,44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2891" calcext:value-type="float">
            <text:p><text:s text:c="3"/>152,891</text:p>
          </table:table-cell>
          <table:table-cell table:style-name="ce18" office:value-type="float" office:value="371119" calcext:value-type="float">
            <text:p><text:s text:c="3"/>371,119</text:p>
          </table:table-cell>
          <table:table-cell table:style-name="ce18" office:value-type="float" office:value="185696" calcext:value-type="float">
            <text:p><text:s text:c="3"/>185,696</text:p>
          </table:table-cell>
          <table:table-cell table:style-name="ce24" office:value-type="float" office:value="185423" calcext:value-type="float">
            <text:p><text:s text:c="3"/>185,42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3651" calcext:value-type="float">
            <text:p><text:s text:c="3"/>163,651</text:p>
          </table:table-cell>
          <table:table-cell table:style-name="ce18" office:value-type="float" office:value="442315" calcext:value-type="float">
            <text:p><text:s text:c="3"/>442,315</text:p>
          </table:table-cell>
          <table:table-cell table:style-name="ce18" office:value-type="float" office:value="218270" calcext:value-type="float">
            <text:p><text:s text:c="3"/>218,270</text:p>
          </table:table-cell>
          <table:table-cell table:style-name="ce24" office:value-type="float" office:value="224045" calcext:value-type="float">
            <text:p><text:s text:c="3"/>224,04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644" calcext:value-type="float">
            <text:p><text:s text:c="3"/>99,644</text:p>
          </table:table-cell>
          <table:table-cell table:style-name="ce18" office:value-type="float" office:value="269307" calcext:value-type="float">
            <text:p><text:s text:c="3"/>269,307</text:p>
          </table:table-cell>
          <table:table-cell table:style-name="ce18" office:value-type="float" office:value="130953" calcext:value-type="float">
            <text:p><text:s text:c="3"/>130,953</text:p>
          </table:table-cell>
          <table:table-cell table:style-name="ce24" office:value-type="float" office:value="138354" calcext:value-type="float">
            <text:p><text:s text:c="3"/>138,354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2978" calcext:value-type="float">
            <text:p><text:s text:c="3"/>42,978</text:p>
          </table:table-cell>
          <table:table-cell table:style-name="ce17" office:value-type="float" office:value="150565" calcext:value-type="float">
            <text:p><text:s text:c="3"/>150,565</text:p>
          </table:table-cell>
          <table:table-cell table:style-name="ce17" office:value-type="float" office:value="76177" calcext:value-type="float">
            <text:p><text:s text:c="3"/>76,177</text:p>
          </table:table-cell>
          <table:table-cell table:style-name="ce23" office:value-type="float" office:value="74388" calcext:value-type="float">
            <text:p><text:s text:c="3"/>74,38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058" calcext:value-type="float">
            <text:p><text:s text:c="3"/>40,058</text:p>
          </table:table-cell>
          <table:table-cell table:style-name="ce18" office:value-type="float" office:value="137642" calcext:value-type="float">
            <text:p><text:s text:c="3"/>137,642</text:p>
          </table:table-cell>
          <table:table-cell table:style-name="ce18" office:value-type="float" office:value="68810" calcext:value-type="float">
            <text:p><text:s text:c="3"/>68,810</text:p>
          </table:table-cell>
          <table:table-cell table:style-name="ce24" office:value-type="float" office:value="68832" calcext:value-type="float">
            <text:p><text:s text:c="3"/>68,832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2920" calcext:value-type="float">
            <text:p><text:s text:c="3"/>2,920</text:p>
          </table:table-cell>
          <table:table-cell table:style-name="ce19" office:value-type="float" office:value="12923" calcext:value-type="float">
            <text:p><text:s text:c="3"/>12,923</text:p>
          </table:table-cell>
          <table:table-cell table:style-name="ce19" office:value-type="float" office:value="7367" calcext:value-type="float">
            <text:p><text:s text:c="3"/>7,367</text:p>
          </table:table-cell>
          <table:table-cell table:style-name="ce25" office:value-type="float" office:value="5556" calcext:value-type="float">
            <text:p><text:s text:c="3"/>5,556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7年4月9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17" office:value-type="float" office:value="1545804" calcext:value-type="float">
            <text:p><text:s text:c="3"/>1,545,804</text:p>
          </table:table-cell>
          <table:table-cell table:style-name="ce17" office:value-type="float" office:value="3986382" calcext:value-type="float">
            <text:p><text:s text:c="3"/>3,986,382</text:p>
          </table:table-cell>
          <table:table-cell table:style-name="ce17" office:value-type="float" office:value="1952555" calcext:value-type="float">
            <text:p><text:s text:c="3"/>1,952,555</text:p>
          </table:table-cell>
          <table:table-cell table:style-name="ce23" office:value-type="float" office:value="2033827" calcext:value-type="float">
            <text:p><text:s text:c="3"/>2,033,8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18" office:value-type="float" office:value="208808" calcext:value-type="float">
            <text:p><text:s text:c="3"/>208,808</text:p>
          </table:table-cell>
          <table:table-cell table:style-name="ce18" office:value-type="float" office:value="551503" calcext:value-type="float">
            <text:p><text:s text:c="3"/>551,503</text:p>
          </table:table-cell>
          <table:table-cell table:style-name="ce18" office:value-type="float" office:value="269167" calcext:value-type="float">
            <text:p><text:s text:c="3"/>269,167</text:p>
          </table:table-cell>
          <table:table-cell table:style-name="ce24" office:value-type="float" office:value="282336" calcext:value-type="float">
            <text:p><text:s text:c="3"/>282,3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18" office:value-type="float" office:value="151091" calcext:value-type="float">
            <text:p><text:s text:c="3"/>151,091</text:p>
          </table:table-cell>
          <table:table-cell table:style-name="ce18" office:value-type="float" office:value="386785" calcext:value-type="float">
            <text:p><text:s text:c="3"/>386,785</text:p>
          </table:table-cell>
          <table:table-cell table:style-name="ce18" office:value-type="float" office:value="190248" calcext:value-type="float">
            <text:p><text:s text:c="3"/>190,248</text:p>
          </table:table-cell>
          <table:table-cell table:style-name="ce24" office:value-type="float" office:value="196537" calcext:value-type="float">
            <text:p><text:s text:c="3"/>196,5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18" office:value-type="float" office:value="165262" calcext:value-type="float">
            <text:p><text:s text:c="3"/>165,262</text:p>
          </table:table-cell>
          <table:table-cell table:style-name="ce18" office:value-type="float" office:value="413010" calcext:value-type="float">
            <text:p><text:s text:c="3"/>413,010</text:p>
          </table:table-cell>
          <table:table-cell table:style-name="ce18" office:value-type="float" office:value="200757" calcext:value-type="float">
            <text:p><text:s text:c="3"/>200,757</text:p>
          </table:table-cell>
          <table:table-cell table:style-name="ce24" office:value-type="float" office:value="212253" calcext:value-type="float">
            <text:p><text:s text:c="3"/>212,2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18" office:value-type="float" office:value="91028" calcext:value-type="float">
            <text:p><text:s text:c="3"/>91,028</text:p>
          </table:table-cell>
          <table:table-cell table:style-name="ce18" office:value-type="float" office:value="222479" calcext:value-type="float">
            <text:p><text:s text:c="3"/>222,479</text:p>
          </table:table-cell>
          <table:table-cell table:style-name="ce18" office:value-type="float" office:value="105568" calcext:value-type="float">
            <text:p><text:s text:c="3"/>105,568</text:p>
          </table:table-cell>
          <table:table-cell table:style-name="ce24" office:value-type="float" office:value="116911" calcext:value-type="float">
            <text:p><text:s text:c="3"/>116,9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18" office:value-type="float" office:value="153825" calcext:value-type="float">
            <text:p><text:s text:c="3"/>153,825</text:p>
          </table:table-cell>
          <table:table-cell table:style-name="ce18" office:value-type="float" office:value="417154" calcext:value-type="float">
            <text:p><text:s text:c="3"/>417,154</text:p>
          </table:table-cell>
          <table:table-cell table:style-name="ce18" office:value-type="float" office:value="203597" calcext:value-type="float">
            <text:p><text:s text:c="3"/>203,597</text:p>
          </table:table-cell>
          <table:table-cell table:style-name="ce24" office:value-type="float" office:value="213557" calcext:value-type="float">
            <text:p><text:s text:c="3"/>213,5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店區</text:p>
          </table:table-cell>
          <table:table-cell table:style-name="ce18" office:value-type="float" office:value="126791" calcext:value-type="float">
            <text:p><text:s text:c="3"/>126,791</text:p>
          </table:table-cell>
          <table:table-cell table:style-name="ce18" office:value-type="float" office:value="301892" calcext:value-type="float">
            <text:p><text:s text:c="3"/>301,892</text:p>
          </table:table-cell>
          <table:table-cell table:style-name="ce18" office:value-type="float" office:value="145122" calcext:value-type="float">
            <text:p><text:s text:c="3"/>145,122</text:p>
          </table:table-cell>
          <table:table-cell table:style-name="ce24" office:value-type="float" office:value="156770" calcext:value-type="float">
            <text:p><text:s text:c="3"/>156,7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樹林區</text:p>
          </table:table-cell>
          <table:table-cell table:style-name="ce18" office:value-type="float" office:value="66460" calcext:value-type="float">
            <text:p><text:s text:c="3"/>66,460</text:p>
          </table:table-cell>
          <table:table-cell table:style-name="ce18" office:value-type="float" office:value="183936" calcext:value-type="float">
            <text:p><text:s text:c="3"/>183,936</text:p>
          </table:table-cell>
          <table:table-cell table:style-name="ce18" office:value-type="float" office:value="91701" calcext:value-type="float">
            <text:p><text:s text:c="3"/>91,701</text:p>
          </table:table-cell>
          <table:table-cell table:style-name="ce24" office:value-type="float" office:value="92235" calcext:value-type="float">
            <text:p><text:s text:c="3"/>92,2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鶯歌區</text:p>
          </table:table-cell>
          <table:table-cell table:style-name="ce18" office:value-type="float" office:value="29898" calcext:value-type="float">
            <text:p><text:s text:c="3"/>29,898</text:p>
          </table:table-cell>
          <table:table-cell table:style-name="ce18" office:value-type="float" office:value="86457" calcext:value-type="float">
            <text:p><text:s text:c="3"/>86,457</text:p>
          </table:table-cell>
          <table:table-cell table:style-name="ce18" office:value-type="float" office:value="43345" calcext:value-type="float">
            <text:p><text:s text:c="3"/>43,345</text:p>
          </table:table-cell>
          <table:table-cell table:style-name="ce24" office:value-type="float" office:value="43112" calcext:value-type="float">
            <text:p><text:s text:c="3"/>43,1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峽區</text:p>
          </table:table-cell>
          <table:table-cell table:style-name="ce18" office:value-type="float" office:value="42780" calcext:value-type="float">
            <text:p><text:s text:c="3"/>42,780</text:p>
          </table:table-cell>
          <table:table-cell table:style-name="ce18" office:value-type="float" office:value="115185" calcext:value-type="float">
            <text:p><text:s text:c="3"/>115,185</text:p>
          </table:table-cell>
          <table:table-cell table:style-name="ce18" office:value-type="float" office:value="57739" calcext:value-type="float">
            <text:p><text:s text:c="3"/>57,739</text:p>
          </table:table-cell>
          <table:table-cell table:style-name="ce24" office:value-type="float" office:value="57446" calcext:value-type="float">
            <text:p><text:s text:c="3"/>57,4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淡水區</text:p>
          </table:table-cell>
          <table:table-cell table:style-name="ce18" office:value-type="float" office:value="75172" calcext:value-type="float">
            <text:p><text:s text:c="3"/>75,172</text:p>
          </table:table-cell>
          <table:table-cell table:style-name="ce18" office:value-type="float" office:value="170312" calcext:value-type="float">
            <text:p><text:s text:c="3"/>170,312</text:p>
          </table:table-cell>
          <table:table-cell table:style-name="ce18" office:value-type="float" office:value="81629" calcext:value-type="float">
            <text:p><text:s text:c="3"/>81,629</text:p>
          </table:table-cell>
          <table:table-cell table:style-name="ce24" office:value-type="float" office:value="88683" calcext:value-type="float">
            <text:p><text:s text:c="3"/>88,6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汐止區</text:p>
          </table:table-cell>
          <table:table-cell table:style-name="ce18" office:value-type="float" office:value="87051" calcext:value-type="float">
            <text:p><text:s text:c="3"/>87,051</text:p>
          </table:table-cell>
          <table:table-cell table:style-name="ce18" office:value-type="float" office:value="199511" calcext:value-type="float">
            <text:p><text:s text:c="3"/>199,511</text:p>
          </table:table-cell>
          <table:table-cell table:style-name="ce18" office:value-type="float" office:value="97311" calcext:value-type="float">
            <text:p><text:s text:c="3"/>97,311</text:p>
          </table:table-cell>
          <table:table-cell table:style-name="ce24" office:value-type="float" office:value="102200" calcext:value-type="float">
            <text:p><text:s text:c="3"/>102,2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芳區</text:p>
          </table:table-cell>
          <table:table-cell table:style-name="ce18" office:value-type="float" office:value="16185" calcext:value-type="float">
            <text:p><text:s text:c="3"/>16,185</text:p>
          </table:table-cell>
          <table:table-cell table:style-name="ce18" office:value-type="float" office:value="40208" calcext:value-type="float">
            <text:p><text:s text:c="3"/>40,208</text:p>
          </table:table-cell>
          <table:table-cell table:style-name="ce18" office:value-type="float" office:value="20288" calcext:value-type="float">
            <text:p><text:s text:c="3"/>20,288</text:p>
          </table:table-cell>
          <table:table-cell table:style-name="ce24" office:value-type="float" office:value="19920" calcext:value-type="float">
            <text:p><text:s text:c="3"/>19,9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城區</text:p>
          </table:table-cell>
          <table:table-cell table:style-name="ce18" office:value-type="float" office:value="86981" calcext:value-type="float">
            <text:p><text:s text:c="3"/>86,981</text:p>
          </table:table-cell>
          <table:table-cell table:style-name="ce18" office:value-type="float" office:value="237728" calcext:value-type="float">
            <text:p><text:s text:c="3"/>237,728</text:p>
          </table:table-cell>
          <table:table-cell table:style-name="ce18" office:value-type="float" office:value="117329" calcext:value-type="float">
            <text:p><text:s text:c="3"/>117,329</text:p>
          </table:table-cell>
          <table:table-cell table:style-name="ce24" office:value-type="float" office:value="120399" calcext:value-type="float">
            <text:p><text:s text:c="3"/>120,3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蘆洲區</text:p>
          </table:table-cell>
          <table:table-cell table:style-name="ce18" office:value-type="float" office:value="71086" calcext:value-type="float">
            <text:p><text:s text:c="3"/>71,086</text:p>
          </table:table-cell>
          <table:table-cell table:style-name="ce18" office:value-type="float" office:value="201180" calcext:value-type="float">
            <text:p><text:s text:c="3"/>201,180</text:p>
          </table:table-cell>
          <table:table-cell table:style-name="ce18" office:value-type="float" office:value="98784" calcext:value-type="float">
            <text:p><text:s text:c="3"/>98,784</text:p>
          </table:table-cell>
          <table:table-cell table:style-name="ce24" office:value-type="float" office:value="102396" calcext:value-type="float">
            <text:p><text:s text:c="3"/>102,3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股區</text:p>
          </table:table-cell>
          <table:table-cell table:style-name="ce18" office:value-type="float" office:value="31690" calcext:value-type="float">
            <text:p><text:s text:c="3"/>31,690</text:p>
          </table:table-cell>
          <table:table-cell table:style-name="ce18" office:value-type="float" office:value="85217" calcext:value-type="float">
            <text:p><text:s text:c="3"/>85,217</text:p>
          </table:table-cell>
          <table:table-cell table:style-name="ce18" office:value-type="float" office:value="42990" calcext:value-type="float">
            <text:p><text:s text:c="3"/>42,990</text:p>
          </table:table-cell>
          <table:table-cell table:style-name="ce24" office:value-type="float" office:value="42227" calcext:value-type="float">
            <text:p><text:s text:c="3"/>42,2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泰山區</text:p>
          </table:table-cell>
          <table:table-cell table:style-name="ce18" office:value-type="float" office:value="28495" calcext:value-type="float">
            <text:p><text:s text:c="3"/>28,495</text:p>
          </table:table-cell>
          <table:table-cell table:style-name="ce18" office:value-type="float" office:value="78840" calcext:value-type="float">
            <text:p><text:s text:c="3"/>78,840</text:p>
          </table:table-cell>
          <table:table-cell table:style-name="ce18" office:value-type="float" office:value="39107" calcext:value-type="float">
            <text:p><text:s text:c="3"/>39,107</text:p>
          </table:table-cell>
          <table:table-cell table:style-name="ce24" office:value-type="float" office:value="39733" calcext:value-type="float">
            <text:p><text:s text:c="3"/>39,7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口區</text:p>
          </table:table-cell>
          <table:table-cell table:style-name="ce18" office:value-type="float" office:value="42328" calcext:value-type="float">
            <text:p><text:s text:c="3"/>42,328</text:p>
          </table:table-cell>
          <table:table-cell table:style-name="ce18" office:value-type="float" office:value="106834" calcext:value-type="float">
            <text:p><text:s text:c="3"/>106,834</text:p>
          </table:table-cell>
          <table:table-cell table:style-name="ce18" office:value-type="float" office:value="51970" calcext:value-type="float">
            <text:p><text:s text:c="3"/>51,970</text:p>
          </table:table-cell>
          <table:table-cell table:style-name="ce24" office:value-type="float" office:value="54864" calcext:value-type="float">
            <text:p><text:s text:c="3"/>54,8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深坑區</text:p>
          </table:table-cell>
          <table:table-cell table:style-name="ce18" office:value-type="float" office:value="9597" calcext:value-type="float">
            <text:p><text:s text:c="3"/>9,597</text:p>
          </table:table-cell>
          <table:table-cell table:style-name="ce18" office:value-type="float" office:value="23638" calcext:value-type="float">
            <text:p><text:s text:c="3"/>23,638</text:p>
          </table:table-cell>
          <table:table-cell table:style-name="ce18" office:value-type="float" office:value="11827" calcext:value-type="float">
            <text:p><text:s text:c="3"/>11,827</text:p>
          </table:table-cell>
          <table:table-cell table:style-name="ce24" office:value-type="float" office:value="11811" calcext:value-type="float">
            <text:p><text:s text:c="3"/>11,8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碇區</text:p>
          </table:table-cell>
          <table:table-cell table:style-name="ce18" office:value-type="float" office:value="3376" calcext:value-type="float">
            <text:p><text:s text:c="3"/>3,376</text:p>
          </table:table-cell>
          <table:table-cell table:style-name="ce18" office:value-type="float" office:value="7682" calcext:value-type="float">
            <text:p><text:s text:c="3"/>7,682</text:p>
          </table:table-cell>
          <table:table-cell table:style-name="ce18" office:value-type="float" office:value="4214" calcext:value-type="float">
            <text:p><text:s text:c="3"/>4,214</text:p>
          </table:table-cell>
          <table:table-cell table:style-name="ce24" office:value-type="float" office:value="3468" calcext:value-type="float">
            <text:p><text:s text:c="3"/>3,4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坪林區</text:p>
          </table:table-cell>
          <table:table-cell table:style-name="ce18" office:value-type="float" office:value="2511" calcext:value-type="float">
            <text:p><text:s text:c="3"/>2,511</text:p>
          </table:table-cell>
          <table:table-cell table:style-name="ce18" office:value-type="float" office:value="6519" calcext:value-type="float">
            <text:p><text:s text:c="3"/>6,519</text:p>
          </table:table-cell>
          <table:table-cell table:style-name="ce18" office:value-type="float" office:value="3600" calcext:value-type="float">
            <text:p><text:s text:c="3"/>3,600</text:p>
          </table:table-cell>
          <table:table-cell table:style-name="ce24" office:value-type="float" office:value="2919" calcext:value-type="float">
            <text:p><text:s text:c="3"/>2,9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芝區</text:p>
          </table:table-cell>
          <table:table-cell table:style-name="ce18" office:value-type="float" office:value="9491" calcext:value-type="float">
            <text:p><text:s text:c="3"/>9,491</text:p>
          </table:table-cell>
          <table:table-cell table:style-name="ce18" office:value-type="float" office:value="23130" calcext:value-type="float">
            <text:p><text:s text:c="3"/>23,130</text:p>
          </table:table-cell>
          <table:table-cell table:style-name="ce18" office:value-type="float" office:value="11905" calcext:value-type="float">
            <text:p><text:s text:c="3"/>11,905</text:p>
          </table:table-cell>
          <table:table-cell table:style-name="ce24" office:value-type="float" office:value="11225" calcext:value-type="float">
            <text:p><text:s text:c="3"/>11,2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門區</text:p>
          </table:table-cell>
          <table:table-cell table:style-name="ce18" office:value-type="float" office:value="4297" calcext:value-type="float">
            <text:p><text:s text:c="3"/>4,297</text:p>
          </table:table-cell>
          <table:table-cell table:style-name="ce18" office:value-type="float" office:value="12205" calcext:value-type="float">
            <text:p><text:s text:c="3"/>12,205</text:p>
          </table:table-cell>
          <table:table-cell table:style-name="ce18" office:value-type="float" office:value="6319" calcext:value-type="float">
            <text:p><text:s text:c="3"/>6,319</text:p>
          </table:table-cell>
          <table:table-cell table:style-name="ce24" office:value-type="float" office:value="5886" calcext:value-type="float">
            <text:p><text:s text:c="3"/>5,8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八里區</text:p>
          </table:table-cell>
          <table:table-cell table:style-name="ce18" office:value-type="float" office:value="14637" calcext:value-type="float">
            <text:p><text:s text:c="3"/>14,637</text:p>
          </table:table-cell>
          <table:table-cell table:style-name="ce18" office:value-type="float" office:value="38456" calcext:value-type="float">
            <text:p><text:s text:c="3"/>38,456</text:p>
          </table:table-cell>
          <table:table-cell table:style-name="ce18" office:value-type="float" office:value="19193" calcext:value-type="float">
            <text:p><text:s text:c="3"/>19,193</text:p>
          </table:table-cell>
          <table:table-cell table:style-name="ce24" office:value-type="float" office:value="19263" calcext:value-type="float">
            <text:p><text:s text:c="3"/>19,2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平溪區</text:p>
          </table:table-cell>
          <table:table-cell table:style-name="ce18" office:value-type="float" office:value="2300" calcext:value-type="float">
            <text:p><text:s text:c="3"/>2,300</text:p>
          </table:table-cell>
          <table:table-cell table:style-name="ce18" office:value-type="float" office:value="4712" calcext:value-type="float">
            <text:p><text:s text:c="3"/>4,712</text:p>
          </table:table-cell>
          <table:table-cell table:style-name="ce18" office:value-type="float" office:value="2607" calcext:value-type="float">
            <text:p><text:s text:c="3"/>2,607</text:p>
          </table:table-cell>
          <table:table-cell table:style-name="ce24" office:value-type="float" office:value="2105" calcext:value-type="float">
            <text:p><text:s text:c="3"/>2,1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雙溪區</text:p>
          </table:table-cell>
          <table:table-cell table:style-name="ce18" office:value-type="float" office:value="3810" calcext:value-type="float">
            <text:p><text:s text:c="3"/>3,810</text:p>
          </table:table-cell>
          <table:table-cell table:style-name="ce18" office:value-type="float" office:value="8895" calcext:value-type="float">
            <text:p><text:s text:c="3"/>8,895</text:p>
          </table:table-cell>
          <table:table-cell table:style-name="ce18" office:value-type="float" office:value="4805" calcext:value-type="float">
            <text:p><text:s text:c="3"/>4,805</text:p>
          </table:table-cell>
          <table:table-cell table:style-name="ce24" office:value-type="float" office:value="4090" calcext:value-type="float">
            <text:p><text:s text:c="3"/>4,0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貢寮區</text:p>
          </table:table-cell>
          <table:table-cell table:style-name="ce18" office:value-type="float" office:value="4392" calcext:value-type="float">
            <text:p><text:s text:c="3"/>4,392</text:p>
          </table:table-cell>
          <table:table-cell table:style-name="ce18" office:value-type="float" office:value="12488" calcext:value-type="float">
            <text:p><text:s text:c="3"/>12,488</text:p>
          </table:table-cell>
          <table:table-cell table:style-name="ce18" office:value-type="float" office:value="6354" calcext:value-type="float">
            <text:p><text:s text:c="3"/>6,354</text:p>
          </table:table-cell>
          <table:table-cell table:style-name="ce24" office:value-type="float" office:value="6134" calcext:value-type="float">
            <text:p><text:s text:c="3"/>6,1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金山區</text:p>
          </table:table-cell>
          <table:table-cell table:style-name="ce18" office:value-type="float" office:value="7105" calcext:value-type="float">
            <text:p><text:s text:c="3"/>7,105</text:p>
          </table:table-cell>
          <table:table-cell table:style-name="ce18" office:value-type="float" office:value="21937" calcext:value-type="float">
            <text:p><text:s text:c="3"/>21,937</text:p>
          </table:table-cell>
          <table:table-cell table:style-name="ce18" office:value-type="float" office:value="10832" calcext:value-type="float">
            <text:p><text:s text:c="3"/>10,832</text:p>
          </table:table-cell>
          <table:table-cell table:style-name="ce24" office:value-type="float" office:value="11105" calcext:value-type="float">
            <text:p><text:s text:c="3"/>11,1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里區</text:p>
          </table:table-cell>
          <table:table-cell table:style-name="ce18" office:value-type="float" office:value="7491" calcext:value-type="float">
            <text:p><text:s text:c="3"/>7,491</text:p>
          </table:table-cell>
          <table:table-cell table:style-name="ce18" office:value-type="float" office:value="22169" calcext:value-type="float">
            <text:p><text:s text:c="3"/>22,169</text:p>
          </table:table-cell>
          <table:table-cell table:style-name="ce18" office:value-type="float" office:value="11136" calcext:value-type="float">
            <text:p><text:s text:c="3"/>11,136</text:p>
          </table:table-cell>
          <table:table-cell table:style-name="ce24" office:value-type="float" office:value="11033" calcext:value-type="float">
            <text:p><text:s text:c="3"/>11,0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烏來區</text:p>
          </table:table-cell>
          <table:table-cell table:style-name="ce19" office:value-type="float" office:value="1866" calcext:value-type="float">
            <text:p><text:s text:c="3"/>1,866</text:p>
          </table:table-cell>
          <table:table-cell table:style-name="ce19" office:value-type="float" office:value="6320" calcext:value-type="float">
            <text:p><text:s text:c="3"/>6,320</text:p>
          </table:table-cell>
          <table:table-cell table:style-name="ce19" office:value-type="float" office:value="3111" calcext:value-type="float">
            <text:p><text:s text:c="3"/>3,111</text:p>
          </table:table-cell>
          <table:table-cell table:style-name="ce25" office:value-type="float" office:value="3209" calcext:value-type="float">
            <text:p><text:s text:c="3"/>3,209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北市</text:p>
          </table:table-cell>
          <table:table-cell table:style-name="ce17" office:value-type="float" office:value="1052068" calcext:value-type="float">
            <text:p><text:s text:c="3"/>1,052,068</text:p>
          </table:table-cell>
          <table:table-cell table:style-name="ce17" office:value-type="float" office:value="2680218" calcext:value-type="float">
            <text:p><text:s text:c="3"/>2,680,218</text:p>
          </table:table-cell>
          <table:table-cell table:style-name="ce17" office:value-type="float" office:value="1280179" calcext:value-type="float">
            <text:p><text:s text:c="3"/>1,280,179</text:p>
          </table:table-cell>
          <table:table-cell table:style-name="ce23" office:value-type="float" office:value="1400039" calcext:value-type="float">
            <text:p><text:s text:c="3"/>1,400,0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松山區</text:p>
          </table:table-cell>
          <table:table-cell table:style-name="ce18" office:value-type="float" office:value="80889" calcext:value-type="float">
            <text:p><text:s text:c="3"/>80,889</text:p>
          </table:table-cell>
          <table:table-cell table:style-name="ce18" office:value-type="float" office:value="206770" calcext:value-type="float">
            <text:p><text:s text:c="3"/>206,770</text:p>
          </table:table-cell>
          <table:table-cell table:style-name="ce18" office:value-type="float" office:value="97023" calcext:value-type="float">
            <text:p><text:s text:c="3"/>97,023</text:p>
          </table:table-cell>
          <table:table-cell table:style-name="ce24" office:value-type="float" office:value="109747" calcext:value-type="float">
            <text:p><text:s text:c="3"/>109,7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信義區</text:p>
          </table:table-cell>
          <table:table-cell table:style-name="ce18" office:value-type="float" office:value="89390" calcext:value-type="float">
            <text:p><text:s text:c="3"/>89,390</text:p>
          </table:table-cell>
          <table:table-cell table:style-name="ce18" office:value-type="float" office:value="224893" calcext:value-type="float">
            <text:p><text:s text:c="3"/>224,893</text:p>
          </table:table-cell>
          <table:table-cell table:style-name="ce18" office:value-type="float" office:value="107331" calcext:value-type="float">
            <text:p><text:s text:c="3"/>107,331</text:p>
          </table:table-cell>
          <table:table-cell table:style-name="ce24" office:value-type="float" office:value="117562" calcext:value-type="float">
            <text:p><text:s text:c="3"/>117,5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120909" calcext:value-type="float">
            <text:p><text:s text:c="3"/>120,909</text:p>
          </table:table-cell>
          <table:table-cell table:style-name="ce18" office:value-type="float" office:value="309936" calcext:value-type="float">
            <text:p><text:s text:c="3"/>309,936</text:p>
          </table:table-cell>
          <table:table-cell table:style-name="ce18" office:value-type="float" office:value="144711" calcext:value-type="float">
            <text:p><text:s text:c="3"/>144,711</text:p>
          </table:table-cell>
          <table:table-cell table:style-name="ce24" office:value-type="float" office:value="165225" calcext:value-type="float">
            <text:p><text:s text:c="3"/>165,2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00296" calcext:value-type="float">
            <text:p><text:s text:c="3"/>100,296</text:p>
          </table:table-cell>
          <table:table-cell table:style-name="ce18" office:value-type="float" office:value="230324" calcext:value-type="float">
            <text:p><text:s text:c="3"/>230,324</text:p>
          </table:table-cell>
          <table:table-cell table:style-name="ce18" office:value-type="float" office:value="107068" calcext:value-type="float">
            <text:p><text:s text:c="3"/>107,068</text:p>
          </table:table-cell>
          <table:table-cell table:style-name="ce24" office:value-type="float" office:value="123256" calcext:value-type="float">
            <text:p><text:s text:c="3"/>123,2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65227" calcext:value-type="float">
            <text:p><text:s text:c="3"/>65,227</text:p>
          </table:table-cell>
          <table:table-cell table:style-name="ce18" office:value-type="float" office:value="159641" calcext:value-type="float">
            <text:p><text:s text:c="3"/>159,641</text:p>
          </table:table-cell>
          <table:table-cell table:style-name="ce18" office:value-type="float" office:value="76170" calcext:value-type="float">
            <text:p><text:s text:c="3"/>76,170</text:p>
          </table:table-cell>
          <table:table-cell table:style-name="ce24" office:value-type="float" office:value="83471" calcext:value-type="float">
            <text:p><text:s text:c="3"/>83,4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同區</text:p>
          </table:table-cell>
          <table:table-cell table:style-name="ce18" office:value-type="float" office:value="51843" calcext:value-type="float">
            <text:p><text:s text:c="3"/>51,843</text:p>
          </table:table-cell>
          <table:table-cell table:style-name="ce18" office:value-type="float" office:value="129020" calcext:value-type="float">
            <text:p><text:s text:c="3"/>129,020</text:p>
          </table:table-cell>
          <table:table-cell table:style-name="ce18" office:value-type="float" office:value="62896" calcext:value-type="float">
            <text:p><text:s text:c="3"/>62,896</text:p>
          </table:table-cell>
          <table:table-cell table:style-name="ce24" office:value-type="float" office:value="66124" calcext:value-type="float">
            <text:p><text:s text:c="3"/>66,1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華區</text:p>
          </table:table-cell>
          <table:table-cell table:style-name="ce18" office:value-type="float" office:value="78601" calcext:value-type="float">
            <text:p><text:s text:c="3"/>78,601</text:p>
          </table:table-cell>
          <table:table-cell table:style-name="ce18" office:value-type="float" office:value="191165" calcext:value-type="float">
            <text:p><text:s text:c="3"/>191,165</text:p>
          </table:table-cell>
          <table:table-cell table:style-name="ce18" office:value-type="float" office:value="93873" calcext:value-type="float">
            <text:p><text:s text:c="3"/>93,873</text:p>
          </table:table-cell>
          <table:table-cell table:style-name="ce24" office:value-type="float" office:value="97292" calcext:value-type="float">
            <text:p><text:s text:c="3"/>97,2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文山區</text:p>
          </table:table-cell>
          <table:table-cell table:style-name="ce18" office:value-type="float" office:value="105658" calcext:value-type="float">
            <text:p><text:s text:c="3"/>105,658</text:p>
          </table:table-cell>
          <table:table-cell table:style-name="ce18" office:value-type="float" office:value="274402" calcext:value-type="float">
            <text:p><text:s text:c="3"/>274,402</text:p>
          </table:table-cell>
          <table:table-cell table:style-name="ce18" office:value-type="float" office:value="131613" calcext:value-type="float">
            <text:p><text:s text:c="3"/>131,613</text:p>
          </table:table-cell>
          <table:table-cell table:style-name="ce24" office:value-type="float" office:value="142789" calcext:value-type="float">
            <text:p><text:s text:c="3"/>142,7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港區</text:p>
          </table:table-cell>
          <table:table-cell table:style-name="ce18" office:value-type="float" office:value="47105" calcext:value-type="float">
            <text:p><text:s text:c="3"/>47,105</text:p>
          </table:table-cell>
          <table:table-cell table:style-name="ce18" office:value-type="float" office:value="122073" calcext:value-type="float">
            <text:p><text:s text:c="3"/>122,073</text:p>
          </table:table-cell>
          <table:table-cell table:style-name="ce18" office:value-type="float" office:value="59672" calcext:value-type="float">
            <text:p><text:s text:c="3"/>59,672</text:p>
          </table:table-cell>
          <table:table-cell table:style-name="ce24" office:value-type="float" office:value="62401" calcext:value-type="float">
            <text:p><text:s text:c="3"/>62,4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湖區</text:p>
          </table:table-cell>
          <table:table-cell table:style-name="ce18" office:value-type="float" office:value="108167" calcext:value-type="float">
            <text:p><text:s text:c="3"/>108,167</text:p>
          </table:table-cell>
          <table:table-cell table:style-name="ce18" office:value-type="float" office:value="287843" calcext:value-type="float">
            <text:p><text:s text:c="3"/>287,843</text:p>
          </table:table-cell>
          <table:table-cell table:style-name="ce18" office:value-type="float" office:value="137510" calcext:value-type="float">
            <text:p><text:s text:c="3"/>137,510</text:p>
          </table:table-cell>
          <table:table-cell table:style-name="ce24" office:value-type="float" office:value="150333" calcext:value-type="float">
            <text:p><text:s text:c="3"/>150,3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士林區</text:p>
          </table:table-cell>
          <table:table-cell table:style-name="ce18" office:value-type="float" office:value="107144" calcext:value-type="float">
            <text:p><text:s text:c="3"/>107,144</text:p>
          </table:table-cell>
          <table:table-cell table:style-name="ce18" office:value-type="float" office:value="288066" calcext:value-type="float">
            <text:p><text:s text:c="3"/>288,066</text:p>
          </table:table-cell>
          <table:table-cell table:style-name="ce18" office:value-type="float" office:value="139027" calcext:value-type="float">
            <text:p><text:s text:c="3"/>139,027</text:p>
          </table:table-cell>
          <table:table-cell table:style-name="ce24" office:value-type="float" office:value="149039" calcext:value-type="float">
            <text:p><text:s text:c="3"/>149,0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投區</text:p>
          </table:table-cell>
          <table:table-cell table:style-name="ce19" office:value-type="float" office:value="96839" calcext:value-type="float">
            <text:p><text:s text:c="3"/>96,839</text:p>
          </table:table-cell>
          <table:table-cell table:style-name="ce19" office:value-type="float" office:value="256085" calcext:value-type="float">
            <text:p><text:s text:c="3"/>256,085</text:p>
          </table:table-cell>
          <table:table-cell table:style-name="ce19" office:value-type="float" office:value="123285" calcext:value-type="float">
            <text:p><text:s text:c="3"/>123,285</text:p>
          </table:table-cell>
          <table:table-cell table:style-name="ce25" office:value-type="float" office:value="132800" calcext:value-type="float">
            <text:p><text:s text:c="3"/>132,800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桃園市</text:p>
          </table:table-cell>
          <table:table-cell table:style-name="ce17" office:value-type="float" office:value="793886" calcext:value-type="float">
            <text:p><text:s text:c="3"/>793,886</text:p>
          </table:table-cell>
          <table:table-cell table:style-name="ce17" office:value-type="float" office:value="2196349" calcext:value-type="float">
            <text:p><text:s text:c="3"/>2,196,349</text:p>
          </table:table-cell>
          <table:table-cell table:style-name="ce17" office:value-type="float" office:value="1093216" calcext:value-type="float">
            <text:p><text:s text:c="3"/>1,093,216</text:p>
          </table:table-cell>
          <table:table-cell table:style-name="ce23" office:value-type="float" office:value="1103133" calcext:value-type="float">
            <text:p><text:s text:c="3"/>1,103,133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桃園區</text:p>
          </table:table-cell>
          <table:table-cell table:style-name="ce18" office:value-type="float" office:value="166592" calcext:value-type="float">
            <text:p><text:s text:c="3"/>166,592</text:p>
          </table:table-cell>
          <table:table-cell table:style-name="ce18" office:value-type="float" office:value="442488" calcext:value-type="float">
            <text:p><text:s text:c="3"/>442,488</text:p>
          </table:table-cell>
          <table:table-cell table:style-name="ce18" office:value-type="float" office:value="214820" calcext:value-type="float">
            <text:p><text:s text:c="3"/>214,820</text:p>
          </table:table-cell>
          <table:table-cell table:style-name="ce24" office:value-type="float" office:value="227668" calcext:value-type="float">
            <text:p><text:s text:c="3"/>227,668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中壢區</text:p>
          </table:table-cell>
          <table:table-cell table:style-name="ce18" office:value-type="float" office:value="150266" calcext:value-type="float">
            <text:p><text:s text:c="3"/>150,266</text:p>
          </table:table-cell>
          <table:table-cell table:style-name="ce18" office:value-type="float" office:value="406949" calcext:value-type="float">
            <text:p><text:s text:c="3"/>406,949</text:p>
          </table:table-cell>
          <table:table-cell table:style-name="ce18" office:value-type="float" office:value="200416" calcext:value-type="float">
            <text:p><text:s text:c="3"/>200,416</text:p>
          </table:table-cell>
          <table:table-cell table:style-name="ce24" office:value-type="float" office:value="206533" calcext:value-type="float">
            <text:p><text:s text:c="3"/>206,533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溪區</text:p>
          </table:table-cell>
          <table:table-cell table:style-name="ce18" office:value-type="float" office:value="32520" calcext:value-type="float">
            <text:p><text:s text:c="3"/>32,520</text:p>
          </table:table-cell>
          <table:table-cell table:style-name="ce18" office:value-type="float" office:value="94620" calcext:value-type="float">
            <text:p><text:s text:c="3"/>94,620</text:p>
          </table:table-cell>
          <table:table-cell table:style-name="ce18" office:value-type="float" office:value="48213" calcext:value-type="float">
            <text:p><text:s text:c="3"/>48,213</text:p>
          </table:table-cell>
          <table:table-cell table:style-name="ce24" office:value-type="float" office:value="46407" calcext:value-type="float">
            <text:p><text:s text:c="3"/>46,407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楊梅區</text:p>
          </table:table-cell>
          <table:table-cell table:style-name="ce18" office:value-type="float" office:value="58386" calcext:value-type="float">
            <text:p><text:s text:c="3"/>58,386</text:p>
          </table:table-cell>
          <table:table-cell table:style-name="ce18" office:value-type="float" office:value="168381" calcext:value-type="float">
            <text:p><text:s text:c="3"/>168,381</text:p>
          </table:table-cell>
          <table:table-cell table:style-name="ce18" office:value-type="float" office:value="84793" calcext:value-type="float">
            <text:p><text:s text:c="3"/>84,793</text:p>
          </table:table-cell>
          <table:table-cell table:style-name="ce24" office:value-type="float" office:value="83588" calcext:value-type="float">
            <text:p><text:s text:c="3"/>83,588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蘆竹區</text:p>
          </table:table-cell>
          <table:table-cell table:style-name="ce18" office:value-type="float" office:value="58506" calcext:value-type="float">
            <text:p><text:s text:c="3"/>58,506</text:p>
          </table:table-cell>
          <table:table-cell table:style-name="ce18" office:value-type="float" office:value="162637" calcext:value-type="float">
            <text:p><text:s text:c="3"/>162,637</text:p>
          </table:table-cell>
          <table:table-cell table:style-name="ce18" office:value-type="float" office:value="80769" calcext:value-type="float">
            <text:p><text:s text:c="3"/>80,769</text:p>
          </table:table-cell>
          <table:table-cell table:style-name="ce24" office:value-type="float" office:value="81868" calcext:value-type="float">
            <text:p><text:s text:c="3"/>81,868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園區</text:p>
          </table:table-cell>
          <table:table-cell table:style-name="ce18" office:value-type="float" office:value="33026" calcext:value-type="float">
            <text:p><text:s text:c="3"/>33,026</text:p>
          </table:table-cell>
          <table:table-cell table:style-name="ce18" office:value-type="float" office:value="89505" calcext:value-type="float">
            <text:p><text:s text:c="3"/>89,505</text:p>
          </table:table-cell>
          <table:table-cell table:style-name="ce18" office:value-type="float" office:value="45770" calcext:value-type="float">
            <text:p><text:s text:c="3"/>45,770</text:p>
          </table:table-cell>
          <table:table-cell table:style-name="ce24" office:value-type="float" office:value="43735" calcext:value-type="float">
            <text:p><text:s text:c="3"/>43,735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龜山區</text:p>
          </table:table-cell>
          <table:table-cell table:style-name="ce18" office:value-type="float" office:value="61666" calcext:value-type="float">
            <text:p><text:s text:c="3"/>61,666</text:p>
          </table:table-cell>
          <table:table-cell table:style-name="ce18" office:value-type="float" office:value="158357" calcext:value-type="float">
            <text:p><text:s text:c="3"/>158,357</text:p>
          </table:table-cell>
          <table:table-cell table:style-name="ce18" office:value-type="float" office:value="78885" calcext:value-type="float">
            <text:p><text:s text:c="3"/>78,885</text:p>
          </table:table-cell>
          <table:table-cell table:style-name="ce24" office:value-type="float" office:value="79472" calcext:value-type="float">
            <text:p><text:s text:c="3"/>79,47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八德區</text:p>
          </table:table-cell>
          <table:table-cell table:style-name="ce18" office:value-type="float" office:value="70835" calcext:value-type="float">
            <text:p><text:s text:c="3"/>70,835</text:p>
          </table:table-cell>
          <table:table-cell table:style-name="ce18" office:value-type="float" office:value="199181" calcext:value-type="float">
            <text:p><text:s text:c="3"/>199,181</text:p>
          </table:table-cell>
          <table:table-cell table:style-name="ce18" office:value-type="float" office:value="99622" calcext:value-type="float">
            <text:p><text:s text:c="3"/>99,622</text:p>
          </table:table-cell>
          <table:table-cell table:style-name="ce24" office:value-type="float" office:value="99559" calcext:value-type="float">
            <text:p><text:s text:c="3"/>99,559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龍潭區</text:p>
          </table:table-cell>
          <table:table-cell table:style-name="ce18" office:value-type="float" office:value="41860" calcext:value-type="float">
            <text:p><text:s text:c="3"/>41,860</text:p>
          </table:table-cell>
          <table:table-cell table:style-name="ce18" office:value-type="float" office:value="122196" calcext:value-type="float">
            <text:p><text:s text:c="3"/>122,196</text:p>
          </table:table-cell>
          <table:table-cell table:style-name="ce18" office:value-type="float" office:value="61199" calcext:value-type="float">
            <text:p><text:s text:c="3"/>61,199</text:p>
          </table:table-cell>
          <table:table-cell table:style-name="ce24" office:value-type="float" office:value="60997" calcext:value-type="float">
            <text:p><text:s text:c="3"/>60,997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平鎮區</text:p>
          </table:table-cell>
          <table:table-cell table:style-name="ce18" office:value-type="float" office:value="77229" calcext:value-type="float">
            <text:p><text:s text:c="3"/>77,229</text:p>
          </table:table-cell>
          <table:table-cell table:style-name="ce18" office:value-type="float" office:value="224733" calcext:value-type="float">
            <text:p><text:s text:c="3"/>224,733</text:p>
          </table:table-cell>
          <table:table-cell table:style-name="ce18" office:value-type="float" office:value="111667" calcext:value-type="float">
            <text:p><text:s text:c="3"/>111,667</text:p>
          </table:table-cell>
          <table:table-cell table:style-name="ce24" office:value-type="float" office:value="113066" calcext:value-type="float">
            <text:p><text:s text:c="3"/>113,06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新屋區</text:p>
          </table:table-cell>
          <table:table-cell table:style-name="ce18" office:value-type="float" office:value="16356" calcext:value-type="float">
            <text:p><text:s text:c="3"/>16,356</text:p>
          </table:table-cell>
          <table:table-cell table:style-name="ce18" office:value-type="float" office:value="49038" calcext:value-type="float">
            <text:p><text:s text:c="3"/>49,038</text:p>
          </table:table-cell>
          <table:table-cell table:style-name="ce18" office:value-type="float" office:value="26088" calcext:value-type="float">
            <text:p><text:s text:c="3"/>26,088</text:p>
          </table:table-cell>
          <table:table-cell table:style-name="ce24" office:value-type="float" office:value="22950" calcext:value-type="float">
            <text:p><text:s text:c="3"/>22,950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觀音區</text:p>
          </table:table-cell>
          <table:table-cell table:style-name="ce18" office:value-type="float" office:value="22846" calcext:value-type="float">
            <text:p><text:s text:c="3"/>22,846</text:p>
          </table:table-cell>
          <table:table-cell table:style-name="ce18" office:value-type="float" office:value="66563" calcext:value-type="float">
            <text:p><text:s text:c="3"/>66,563</text:p>
          </table:table-cell>
          <table:table-cell table:style-name="ce18" office:value-type="float" office:value="34637" calcext:value-type="float">
            <text:p><text:s text:c="3"/>34,637</text:p>
          </table:table-cell>
          <table:table-cell table:style-name="ce24" office:value-type="float" office:value="31926" calcext:value-type="float">
            <text:p><text:s text:c="3"/>31,926</text:p>
          </table:table-cell>
          <table:table-cell table:style-name="ce35"/>
          <table:table-cell table:style-name="ce36"/>
          <table:table-cell table:number-columns-repeated="1017"/>
        </table:table-row>
        <table:table-row table:style-name="ro4">
          <table:table-cell table:style-name="ce29" office:value-type="string" calcext:value-type="string">
            <text:p>※復興區</text:p>
          </table:table-cell>
          <table:table-cell table:style-name="ce19" office:value-type="float" office:value="3798" calcext:value-type="float">
            <text:p><text:s text:c="3"/>3,798</text:p>
          </table:table-cell>
          <table:table-cell table:style-name="ce19" office:value-type="float" office:value="11701" calcext:value-type="float">
            <text:p><text:s text:c="3"/>11,701</text:p>
          </table:table-cell>
          <table:table-cell table:style-name="ce19" office:value-type="float" office:value="6337" calcext:value-type="float">
            <text:p><text:s text:c="3"/>6,337</text:p>
          </table:table-cell>
          <table:table-cell table:style-name="ce25" office:value-type="float" office:value="5364" calcext:value-type="float">
            <text:p><text:s text:c="3"/>5,364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style-name="ce5"/>
          <table:table-cell table:style-name="ce37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中市</text:p>
          </table:table-cell>
          <table:table-cell table:style-name="ce17" office:value-type="float" office:value="962235" calcext:value-type="float">
            <text:p><text:s text:c="3"/>962,235</text:p>
          </table:table-cell>
          <table:table-cell table:style-name="ce17" office:value-type="float" office:value="2792164" calcext:value-type="float">
            <text:p><text:s text:c="3"/>2,792,164</text:p>
          </table:table-cell>
          <table:table-cell table:style-name="ce17" office:value-type="float" office:value="1375913" calcext:value-type="float">
            <text:p><text:s text:c="3"/>1,375,913</text:p>
          </table:table-cell>
          <table:table-cell table:style-name="ce23" office:value-type="float" office:value="1416251" calcext:value-type="float">
            <text:p><text:s text:c="3"/>1,416,2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　區</text:p>
          </table:table-cell>
          <table:table-cell table:style-name="ce18" office:value-type="float" office:value="7931" calcext:value-type="float">
            <text:p><text:s text:c="3"/>7,931</text:p>
          </table:table-cell>
          <table:table-cell table:style-name="ce18" office:value-type="float" office:value="18558" calcext:value-type="float">
            <text:p><text:s text:c="3"/>18,558</text:p>
          </table:table-cell>
          <table:table-cell table:style-name="ce18" office:value-type="float" office:value="9191" calcext:value-type="float">
            <text:p><text:s text:c="3"/>9,191</text:p>
          </table:table-cell>
          <table:table-cell table:style-name="ce24" office:value-type="float" office:value="9367" calcext:value-type="float">
            <text:p><text:s text:c="3"/>9,3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28036" calcext:value-type="float">
            <text:p><text:s text:c="3"/>28,036</text:p>
          </table:table-cell>
          <table:table-cell table:style-name="ce18" office:value-type="float" office:value="75967" calcext:value-type="float">
            <text:p><text:s text:c="3"/>75,967</text:p>
          </table:table-cell>
          <table:table-cell table:style-name="ce18" office:value-type="float" office:value="37803" calcext:value-type="float">
            <text:p><text:s text:c="3"/>37,803</text:p>
          </table:table-cell>
          <table:table-cell table:style-name="ce24" office:value-type="float" office:value="38164" calcext:value-type="float">
            <text:p><text:s text:c="3"/>38,1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8434" calcext:value-type="float">
            <text:p><text:s text:c="3"/>48,434</text:p>
          </table:table-cell>
          <table:table-cell table:style-name="ce18" office:value-type="float" office:value="125218" calcext:value-type="float">
            <text:p><text:s text:c="3"/>125,218</text:p>
          </table:table-cell>
          <table:table-cell table:style-name="ce18" office:value-type="float" office:value="60121" calcext:value-type="float">
            <text:p><text:s text:c="3"/>60,121</text:p>
          </table:table-cell>
          <table:table-cell table:style-name="ce24" office:value-type="float" office:value="65097" calcext:value-type="float">
            <text:p><text:s text:c="3"/>65,0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　區</text:p>
          </table:table-cell>
          <table:table-cell table:style-name="ce18" office:value-type="float" office:value="45717" calcext:value-type="float">
            <text:p><text:s text:c="3"/>45,717</text:p>
          </table:table-cell>
          <table:table-cell table:style-name="ce18" office:value-type="float" office:value="115758" calcext:value-type="float">
            <text:p><text:s text:c="3"/>115,758</text:p>
          </table:table-cell>
          <table:table-cell table:style-name="ce18" office:value-type="float" office:value="54955" calcext:value-type="float">
            <text:p><text:s text:c="3"/>54,955</text:p>
          </table:table-cell>
          <table:table-cell table:style-name="ce24" office:value-type="float" office:value="60803" calcext:value-type="float">
            <text:p><text:s text:c="3"/>60,8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9480" calcext:value-type="float">
            <text:p><text:s text:c="3"/>59,480</text:p>
          </table:table-cell>
          <table:table-cell table:style-name="ce18" office:value-type="float" office:value="147788" calcext:value-type="float">
            <text:p><text:s text:c="3"/>147,788</text:p>
          </table:table-cell>
          <table:table-cell table:style-name="ce18" office:value-type="float" office:value="70668" calcext:value-type="float">
            <text:p><text:s text:c="3"/>70,668</text:p>
          </table:table-cell>
          <table:table-cell table:style-name="ce24" office:value-type="float" office:value="77120" calcext:value-type="float">
            <text:p><text:s text:c="3"/>77,1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屯區</text:p>
          </table:table-cell>
          <table:table-cell table:style-name="ce18" office:value-type="float" office:value="86129" calcext:value-type="float">
            <text:p><text:s text:c="3"/>86,129</text:p>
          </table:table-cell>
          <table:table-cell table:style-name="ce18" office:value-type="float" office:value="227569" calcext:value-type="float">
            <text:p><text:s text:c="3"/>227,569</text:p>
          </table:table-cell>
          <table:table-cell table:style-name="ce18" office:value-type="float" office:value="109249" calcext:value-type="float">
            <text:p><text:s text:c="3"/>109,249</text:p>
          </table:table-cell>
          <table:table-cell table:style-name="ce24" office:value-type="float" office:value="118320" calcext:value-type="float">
            <text:p><text:s text:c="3"/>118,3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屯區</text:p>
          </table:table-cell>
          <table:table-cell table:style-name="ce18" office:value-type="float" office:value="62390" calcext:value-type="float">
            <text:p><text:s text:c="3"/>62,390</text:p>
          </table:table-cell>
          <table:table-cell table:style-name="ce18" office:value-type="float" office:value="169222" calcext:value-type="float">
            <text:p><text:s text:c="3"/>169,222</text:p>
          </table:table-cell>
          <table:table-cell table:style-name="ce18" office:value-type="float" office:value="80907" calcext:value-type="float">
            <text:p><text:s text:c="3"/>80,907</text:p>
          </table:table-cell>
          <table:table-cell table:style-name="ce24" office:value-type="float" office:value="88315" calcext:value-type="float">
            <text:p><text:s text:c="3"/>88,3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屯區</text:p>
          </table:table-cell>
          <table:table-cell table:style-name="ce18" office:value-type="float" office:value="100693" calcext:value-type="float">
            <text:p><text:s text:c="3"/>100,693</text:p>
          </table:table-cell>
          <table:table-cell table:style-name="ce18" office:value-type="float" office:value="275914" calcext:value-type="float">
            <text:p><text:s text:c="3"/>275,914</text:p>
          </table:table-cell>
          <table:table-cell table:style-name="ce18" office:value-type="float" office:value="132318" calcext:value-type="float">
            <text:p><text:s text:c="3"/>132,318</text:p>
          </table:table-cell>
          <table:table-cell table:style-name="ce24" office:value-type="float" office:value="143596" calcext:value-type="float">
            <text:p><text:s text:c="3"/>143,5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原區</text:p>
          </table:table-cell>
          <table:table-cell table:style-name="ce18" office:value-type="float" office:value="53822" calcext:value-type="float">
            <text:p><text:s text:c="3"/>53,822</text:p>
          </table:table-cell>
          <table:table-cell table:style-name="ce18" office:value-type="float" office:value="167007" calcext:value-type="float">
            <text:p><text:s text:c="3"/>167,007</text:p>
          </table:table-cell>
          <table:table-cell table:style-name="ce18" office:value-type="float" office:value="82467" calcext:value-type="float">
            <text:p><text:s text:c="3"/>82,467</text:p>
          </table:table-cell>
          <table:table-cell table:style-name="ce24" office:value-type="float" office:value="84540" calcext:value-type="float">
            <text:p><text:s text:c="3"/>84,5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18" office:value-type="float" office:value="17430" calcext:value-type="float">
            <text:p><text:s text:c="3"/>17,430</text:p>
          </table:table-cell>
          <table:table-cell table:style-name="ce18" office:value-type="float" office:value="50588" calcext:value-type="float">
            <text:p><text:s text:c="3"/>50,588</text:p>
          </table:table-cell>
          <table:table-cell table:style-name="ce18" office:value-type="float" office:value="25958" calcext:value-type="float">
            <text:p><text:s text:c="3"/>25,958</text:p>
          </table:table-cell>
          <table:table-cell table:style-name="ce24" office:value-type="float" office:value="24630" calcext:value-type="float">
            <text:p><text:s text:c="3"/>24,6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18" office:value-type="float" office:value="23129" calcext:value-type="float">
            <text:p><text:s text:c="3"/>23,129</text:p>
          </table:table-cell>
          <table:table-cell table:style-name="ce18" office:value-type="float" office:value="77847" calcext:value-type="float">
            <text:p><text:s text:c="3"/>77,847</text:p>
          </table:table-cell>
          <table:table-cell table:style-name="ce18" office:value-type="float" office:value="39159" calcext:value-type="float">
            <text:p><text:s text:c="3"/>39,159</text:p>
          </table:table-cell>
          <table:table-cell table:style-name="ce24" office:value-type="float" office:value="38688" calcext:value-type="float">
            <text:p><text:s text:c="3"/>38,6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18" office:value-type="float" office:value="27360" calcext:value-type="float">
            <text:p><text:s text:c="3"/>27,360</text:p>
          </table:table-cell>
          <table:table-cell table:style-name="ce18" office:value-type="float" office:value="86506" calcext:value-type="float">
            <text:p><text:s text:c="3"/>86,506</text:p>
          </table:table-cell>
          <table:table-cell table:style-name="ce18" office:value-type="float" office:value="44413" calcext:value-type="float">
            <text:p><text:s text:c="3"/>44,413</text:p>
          </table:table-cell>
          <table:table-cell table:style-name="ce24" office:value-type="float" office:value="42093" calcext:value-type="float">
            <text:p><text:s text:c="3"/>42,0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18" office:value-type="float" office:value="29668" calcext:value-type="float">
            <text:p><text:s text:c="3"/>29,668</text:p>
          </table:table-cell>
          <table:table-cell table:style-name="ce18" office:value-type="float" office:value="93041" calcext:value-type="float">
            <text:p><text:s text:c="3"/>93,041</text:p>
          </table:table-cell>
          <table:table-cell table:style-name="ce18" office:value-type="float" office:value="46910" calcext:value-type="float">
            <text:p><text:s text:c="3"/>46,910</text:p>
          </table:table-cell>
          <table:table-cell table:style-name="ce24" office:value-type="float" office:value="46131" calcext:value-type="float">
            <text:p><text:s text:c="3"/>46,1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18" office:value-type="float" office:value="17831" calcext:value-type="float">
            <text:p><text:s text:c="3"/>17,831</text:p>
          </table:table-cell>
          <table:table-cell table:style-name="ce18" office:value-type="float" office:value="58082" calcext:value-type="float">
            <text:p><text:s text:c="3"/>58,082</text:p>
          </table:table-cell>
          <table:table-cell table:style-name="ce18" office:value-type="float" office:value="29108" calcext:value-type="float">
            <text:p><text:s text:c="3"/>29,108</text:p>
          </table:table-cell>
          <table:table-cell table:style-name="ce24" office:value-type="float" office:value="28974" calcext:value-type="float">
            <text:p><text:s text:c="3"/>28,9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18" office:value-type="float" office:value="16301" calcext:value-type="float">
            <text:p><text:s text:c="3"/>16,301</text:p>
          </table:table-cell>
          <table:table-cell table:style-name="ce18" office:value-type="float" office:value="54551" calcext:value-type="float">
            <text:p><text:s text:c="3"/>54,551</text:p>
          </table:table-cell>
          <table:table-cell table:style-name="ce18" office:value-type="float" office:value="27674" calcext:value-type="float">
            <text:p><text:s text:c="3"/>27,674</text:p>
          </table:table-cell>
          <table:table-cell table:style-name="ce24" office:value-type="float" office:value="26877" calcext:value-type="float">
            <text:p><text:s text:c="3"/>26,8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18" office:value-type="float" office:value="19506" calcext:value-type="float">
            <text:p><text:s text:c="3"/>19,506</text:p>
          </table:table-cell>
          <table:table-cell table:style-name="ce18" office:value-type="float" office:value="65613" calcext:value-type="float">
            <text:p><text:s text:c="3"/>65,613</text:p>
          </table:table-cell>
          <table:table-cell table:style-name="ce18" office:value-type="float" office:value="33473" calcext:value-type="float">
            <text:p><text:s text:c="3"/>33,473</text:p>
          </table:table-cell>
          <table:table-cell table:style-name="ce24" office:value-type="float" office:value="32140" calcext:value-type="float">
            <text:p><text:s text:c="3"/>32,1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18" office:value-type="float" office:value="36399" calcext:value-type="float">
            <text:p><text:s text:c="3"/>36,399</text:p>
          </table:table-cell>
          <table:table-cell table:style-name="ce18" office:value-type="float" office:value="108280" calcext:value-type="float">
            <text:p><text:s text:c="3"/>108,280</text:p>
          </table:table-cell>
          <table:table-cell table:style-name="ce18" office:value-type="float" office:value="53494" calcext:value-type="float">
            <text:p><text:s text:c="3"/>53,494</text:p>
          </table:table-cell>
          <table:table-cell table:style-name="ce24" office:value-type="float" office:value="54786" calcext:value-type="float">
            <text:p><text:s text:c="3"/>54,7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18" office:value-type="float" office:value="29763" calcext:value-type="float">
            <text:p><text:s text:c="3"/>29,763</text:p>
          </table:table-cell>
          <table:table-cell table:style-name="ce18" office:value-type="float" office:value="95507" calcext:value-type="float">
            <text:p><text:s text:c="3"/>95,507</text:p>
          </table:table-cell>
          <table:table-cell table:style-name="ce18" office:value-type="float" office:value="47626" calcext:value-type="float">
            <text:p><text:s text:c="3"/>47,626</text:p>
          </table:table-cell>
          <table:table-cell table:style-name="ce24" office:value-type="float" office:value="47881" calcext:value-type="float">
            <text:p><text:s text:c="3"/>47,8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18" office:value-type="float" office:value="7568" calcext:value-type="float">
            <text:p><text:s text:c="3"/>7,568</text:p>
          </table:table-cell>
          <table:table-cell table:style-name="ce18" office:value-type="float" office:value="24695" calcext:value-type="float">
            <text:p><text:s text:c="3"/>24,695</text:p>
          </table:table-cell>
          <table:table-cell table:style-name="ce18" office:value-type="float" office:value="12827" calcext:value-type="float">
            <text:p><text:s text:c="3"/>12,827</text:p>
          </table:table-cell>
          <table:table-cell table:style-name="ce24" office:value-type="float" office:value="11868" calcext:value-type="float">
            <text:p><text:s text:c="3"/>11,8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18" office:value-type="float" office:value="4892" calcext:value-type="float">
            <text:p><text:s text:c="3"/>4,892</text:p>
          </table:table-cell>
          <table:table-cell table:style-name="ce18" office:value-type="float" office:value="15028" calcext:value-type="float">
            <text:p><text:s text:c="3"/>15,028</text:p>
          </table:table-cell>
          <table:table-cell table:style-name="ce18" office:value-type="float" office:value="7780" calcext:value-type="float">
            <text:p><text:s text:c="3"/>7,780</text:p>
          </table:table-cell>
          <table:table-cell table:style-name="ce24" office:value-type="float" office:value="7248" calcext:value-type="float">
            <text:p><text:s text:c="3"/>7,2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18" office:value-type="float" office:value="9769" calcext:value-type="float">
            <text:p><text:s text:c="3"/>9,769</text:p>
          </table:table-cell>
          <table:table-cell table:style-name="ce18" office:value-type="float" office:value="32152" calcext:value-type="float">
            <text:p><text:s text:c="3"/>32,152</text:p>
          </table:table-cell>
          <table:table-cell table:style-name="ce18" office:value-type="float" office:value="16461" calcext:value-type="float">
            <text:p><text:s text:c="3"/>16,461</text:p>
          </table:table-cell>
          <table:table-cell table:style-name="ce24" office:value-type="float" office:value="15691" calcext:value-type="float">
            <text:p><text:s text:c="3"/>15,6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5500" calcext:value-type="float">
            <text:p><text:s text:c="3"/>5,500</text:p>
          </table:table-cell>
          <table:table-cell table:style-name="ce18" office:value-type="float" office:value="19252" calcext:value-type="float">
            <text:p><text:s text:c="3"/>19,252</text:p>
          </table:table-cell>
          <table:table-cell table:style-name="ce18" office:value-type="float" office:value="10156" calcext:value-type="float">
            <text:p><text:s text:c="3"/>10,156</text:p>
          </table:table-cell>
          <table:table-cell table:style-name="ce24" office:value-type="float" office:value="9096" calcext:value-type="float">
            <text:p><text:s text:c="3"/>9,0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18" office:value-type="float" office:value="24697" calcext:value-type="float">
            <text:p><text:s text:c="3"/>24,697</text:p>
          </table:table-cell>
          <table:table-cell table:style-name="ce18" office:value-type="float" office:value="74756" calcext:value-type="float">
            <text:p><text:s text:c="3"/>74,756</text:p>
          </table:table-cell>
          <table:table-cell table:style-name="ce18" office:value-type="float" office:value="37494" calcext:value-type="float">
            <text:p><text:s text:c="3"/>37,494</text:p>
          </table:table-cell>
          <table:table-cell table:style-name="ce24" office:value-type="float" office:value="37262" calcext:value-type="float">
            <text:p><text:s text:c="3"/>37,2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18" office:value-type="float" office:value="17730" calcext:value-type="float">
            <text:p><text:s text:c="3"/>17,730</text:p>
          </table:table-cell>
          <table:table-cell table:style-name="ce18" office:value-type="float" office:value="57340" calcext:value-type="float">
            <text:p><text:s text:c="3"/>57,340</text:p>
          </table:table-cell>
          <table:table-cell table:style-name="ce18" office:value-type="float" office:value="29282" calcext:value-type="float">
            <text:p><text:s text:c="3"/>29,282</text:p>
          </table:table-cell>
          <table:table-cell table:style-name="ce24" office:value-type="float" office:value="28058" calcext:value-type="float">
            <text:p><text:s text:c="3"/>28,0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18" office:value-type="float" office:value="23171" calcext:value-type="float">
            <text:p><text:s text:c="3"/>23,171</text:p>
          </table:table-cell>
          <table:table-cell table:style-name="ce18" office:value-type="float" office:value="77883" calcext:value-type="float">
            <text:p><text:s text:c="3"/>77,883</text:p>
          </table:table-cell>
          <table:table-cell table:style-name="ce18" office:value-type="float" office:value="39213" calcext:value-type="float">
            <text:p><text:s text:c="3"/>39,213</text:p>
          </table:table-cell>
          <table:table-cell table:style-name="ce24" office:value-type="float" office:value="38670" calcext:value-type="float">
            <text:p><text:s text:c="3"/>38,6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18" office:value-type="float" office:value="20329" calcext:value-type="float">
            <text:p><text:s text:c="3"/>20,329</text:p>
          </table:table-cell>
          <table:table-cell table:style-name="ce18" office:value-type="float" office:value="65495" calcext:value-type="float">
            <text:p><text:s text:c="3"/>65,495</text:p>
          </table:table-cell>
          <table:table-cell table:style-name="ce18" office:value-type="float" office:value="33188" calcext:value-type="float">
            <text:p><text:s text:c="3"/>33,188</text:p>
          </table:table-cell>
          <table:table-cell table:style-name="ce24" office:value-type="float" office:value="32307" calcext:value-type="float">
            <text:p><text:s text:c="3"/>32,3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18" office:value-type="float" office:value="64216" calcext:value-type="float">
            <text:p><text:s text:c="3"/>64,216</text:p>
          </table:table-cell>
          <table:table-cell table:style-name="ce18" office:value-type="float" office:value="189801" calcext:value-type="float">
            <text:p><text:s text:c="3"/>189,801</text:p>
          </table:table-cell>
          <table:table-cell table:style-name="ce18" office:value-type="float" office:value="94081" calcext:value-type="float">
            <text:p><text:s text:c="3"/>94,081</text:p>
          </table:table-cell>
          <table:table-cell table:style-name="ce24" office:value-type="float" office:value="95720" calcext:value-type="float">
            <text:p><text:s text:c="3"/>95,7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18" office:value-type="float" office:value="69756" calcext:value-type="float">
            <text:p><text:s text:c="3"/>69,756</text:p>
          </table:table-cell>
          <table:table-cell table:style-name="ce18" office:value-type="float" office:value="211781" calcext:value-type="float">
            <text:p><text:s text:c="3"/>211,781</text:p>
          </table:table-cell>
          <table:table-cell table:style-name="ce18" office:value-type="float" office:value="104034" calcext:value-type="float">
            <text:p><text:s text:c="3"/>104,034</text:p>
          </table:table-cell>
          <table:table-cell table:style-name="ce24" office:value-type="float" office:value="107747" calcext:value-type="float">
            <text:p><text:s text:c="3"/>107,7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和平區</text:p>
          </table:table-cell>
          <table:table-cell table:style-name="ce19" office:value-type="float" office:value="4588" calcext:value-type="float">
            <text:p><text:s text:c="3"/>4,588</text:p>
          </table:table-cell>
          <table:table-cell table:style-name="ce19" office:value-type="float" office:value="10965" calcext:value-type="float">
            <text:p><text:s text:c="3"/>10,965</text:p>
          </table:table-cell>
          <table:table-cell table:style-name="ce19" office:value-type="float" office:value="5903" calcext:value-type="float">
            <text:p><text:s text:c="3"/>5,903</text:p>
          </table:table-cell>
          <table:table-cell table:style-name="ce25" office:value-type="float" office:value="5062" calcext:value-type="float">
            <text:p><text:s text:c="3"/>5,062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南市</text:p>
          </table:table-cell>
          <table:table-cell table:style-name="ce17" office:value-type="float" office:value="684668" calcext:value-type="float">
            <text:p><text:s text:c="3"/>684,668</text:p>
          </table:table-cell>
          <table:table-cell table:style-name="ce17" office:value-type="float" office:value="1885882" calcext:value-type="float">
            <text:p><text:s text:c="3"/>1,885,882</text:p>
          </table:table-cell>
          <table:table-cell table:style-name="ce17" office:value-type="float" office:value="941658" calcext:value-type="float">
            <text:p><text:s text:c="3"/>941,658</text:p>
          </table:table-cell>
          <table:table-cell table:style-name="ce23" office:value-type="float" office:value="944224" calcext:value-type="float">
            <text:p><text:s text:c="3"/>944,2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營區</text:p>
          </table:table-cell>
          <table:table-cell table:style-name="ce18" office:value-type="float" office:value="29010" calcext:value-type="float">
            <text:p><text:s text:c="3"/>29,010</text:p>
          </table:table-cell>
          <table:table-cell table:style-name="ce18" office:value-type="float" office:value="78018" calcext:value-type="float">
            <text:p><text:s text:c="3"/>78,018</text:p>
          </table:table-cell>
          <table:table-cell table:style-name="ce18" office:value-type="float" office:value="38590" calcext:value-type="float">
            <text:p><text:s text:c="3"/>38,590</text:p>
          </table:table-cell>
          <table:table-cell table:style-name="ce24" office:value-type="float" office:value="39428" calcext:value-type="float">
            <text:p><text:s text:c="3"/>39,4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水區</text:p>
          </table:table-cell>
          <table:table-cell table:style-name="ce18" office:value-type="float" office:value="10035" calcext:value-type="float">
            <text:p><text:s text:c="3"/>10,035</text:p>
          </table:table-cell>
          <table:table-cell table:style-name="ce18" office:value-type="float" office:value="25540" calcext:value-type="float">
            <text:p><text:s text:c="3"/>25,540</text:p>
          </table:table-cell>
          <table:table-cell table:style-name="ce18" office:value-type="float" office:value="13343" calcext:value-type="float">
            <text:p><text:s text:c="3"/>13,343</text:p>
          </table:table-cell>
          <table:table-cell table:style-name="ce24" office:value-type="float" office:value="12197" calcext:value-type="float">
            <text:p><text:s text:c="3"/>12,1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河區</text:p>
          </table:table-cell>
          <table:table-cell table:style-name="ce18" office:value-type="float" office:value="10815" calcext:value-type="float">
            <text:p><text:s text:c="3"/>10,815</text:p>
          </table:table-cell>
          <table:table-cell table:style-name="ce18" office:value-type="float" office:value="28399" calcext:value-type="float">
            <text:p><text:s text:c="3"/>28,399</text:p>
          </table:table-cell>
          <table:table-cell table:style-name="ce18" office:value-type="float" office:value="14844" calcext:value-type="float">
            <text:p><text:s text:c="3"/>14,844</text:p>
          </table:table-cell>
          <table:table-cell table:style-name="ce24" office:value-type="float" office:value="13555" calcext:value-type="float">
            <text:p><text:s text:c="3"/>13,5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柳營區</text:p>
          </table:table-cell>
          <table:table-cell table:style-name="ce18" office:value-type="float" office:value="7914" calcext:value-type="float">
            <text:p><text:s text:c="3"/>7,914</text:p>
          </table:table-cell>
          <table:table-cell table:style-name="ce18" office:value-type="float" office:value="21309" calcext:value-type="float">
            <text:p><text:s text:c="3"/>21,309</text:p>
          </table:table-cell>
          <table:table-cell table:style-name="ce18" office:value-type="float" office:value="11123" calcext:value-type="float">
            <text:p><text:s text:c="3"/>11,123</text:p>
          </table:table-cell>
          <table:table-cell table:style-name="ce24" office:value-type="float" office:value="10186" calcext:value-type="float">
            <text:p><text:s text:c="3"/>10,1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壁區</text:p>
          </table:table-cell>
          <table:table-cell table:style-name="ce18" office:value-type="float" office:value="8863" calcext:value-type="float">
            <text:p><text:s text:c="3"/>8,863</text:p>
          </table:table-cell>
          <table:table-cell table:style-name="ce18" office:value-type="float" office:value="23636" calcext:value-type="float">
            <text:p><text:s text:c="3"/>23,636</text:p>
          </table:table-cell>
          <table:table-cell table:style-name="ce18" office:value-type="float" office:value="12287" calcext:value-type="float">
            <text:p><text:s text:c="3"/>12,287</text:p>
          </table:table-cell>
          <table:table-cell table:style-name="ce24" office:value-type="float" office:value="11349" calcext:value-type="float">
            <text:p><text:s text:c="3"/>11,3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山區</text:p>
          </table:table-cell>
          <table:table-cell table:style-name="ce18" office:value-type="float" office:value="8367" calcext:value-type="float">
            <text:p><text:s text:c="3"/>8,367</text:p>
          </table:table-cell>
          <table:table-cell table:style-name="ce18" office:value-type="float" office:value="21007" calcext:value-type="float">
            <text:p><text:s text:c="3"/>21,007</text:p>
          </table:table-cell>
          <table:table-cell table:style-name="ce18" office:value-type="float" office:value="11161" calcext:value-type="float">
            <text:p><text:s text:c="3"/>11,161</text:p>
          </table:table-cell>
          <table:table-cell table:style-name="ce24" office:value-type="float" office:value="9846" calcext:value-type="float">
            <text:p><text:s text:c="3"/>9,8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麻豆區</text:p>
          </table:table-cell>
          <table:table-cell table:style-name="ce18" office:value-type="float" office:value="15804" calcext:value-type="float">
            <text:p><text:s text:c="3"/>15,804</text:p>
          </table:table-cell>
          <table:table-cell table:style-name="ce18" office:value-type="float" office:value="44538" calcext:value-type="float">
            <text:p><text:s text:c="3"/>44,538</text:p>
          </table:table-cell>
          <table:table-cell table:style-name="ce18" office:value-type="float" office:value="22633" calcext:value-type="float">
            <text:p><text:s text:c="3"/>22,633</text:p>
          </table:table-cell>
          <table:table-cell table:style-name="ce24" office:value-type="float" office:value="21905" calcext:value-type="float">
            <text:p><text:s text:c="3"/>21,9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下營區</text:p>
          </table:table-cell>
          <table:table-cell table:style-name="ce18" office:value-type="float" office:value="9070" calcext:value-type="float">
            <text:p><text:s text:c="3"/>9,070</text:p>
          </table:table-cell>
          <table:table-cell table:style-name="ce18" office:value-type="float" office:value="24126" calcext:value-type="float">
            <text:p><text:s text:c="3"/>24,126</text:p>
          </table:table-cell>
          <table:table-cell table:style-name="ce18" office:value-type="float" office:value="12446" calcext:value-type="float">
            <text:p><text:s text:c="3"/>12,446</text:p>
          </table:table-cell>
          <table:table-cell table:style-name="ce24" office:value-type="float" office:value="11680" calcext:value-type="float">
            <text:p><text:s text:c="3"/>11,6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甲區</text:p>
          </table:table-cell>
          <table:table-cell table:style-name="ce18" office:value-type="float" office:value="7783" calcext:value-type="float">
            <text:p><text:s text:c="3"/>7,783</text:p>
          </table:table-cell>
          <table:table-cell table:style-name="ce18" office:value-type="float" office:value="22269" calcext:value-type="float">
            <text:p><text:s text:c="3"/>22,269</text:p>
          </table:table-cell>
          <table:table-cell table:style-name="ce18" office:value-type="float" office:value="11515" calcext:value-type="float">
            <text:p><text:s text:c="3"/>11,515</text:p>
          </table:table-cell>
          <table:table-cell table:style-name="ce24" office:value-type="float" office:value="10754" calcext:value-type="float">
            <text:p><text:s text:c="3"/>10,7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官田區</text:p>
          </table:table-cell>
          <table:table-cell table:style-name="ce18" office:value-type="float" office:value="7920" calcext:value-type="float">
            <text:p><text:s text:c="3"/>7,920</text:p>
          </table:table-cell>
          <table:table-cell table:style-name="ce18" office:value-type="float" office:value="21347" calcext:value-type="float">
            <text:p><text:s text:c="3"/>21,347</text:p>
          </table:table-cell>
          <table:table-cell table:style-name="ce18" office:value-type="float" office:value="10888" calcext:value-type="float">
            <text:p><text:s text:c="3"/>10,888</text:p>
          </table:table-cell>
          <table:table-cell table:style-name="ce24" office:value-type="float" office:value="10459" calcext:value-type="float">
            <text:p><text:s text:c="3"/>10,4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內區</text:p>
          </table:table-cell>
          <table:table-cell table:style-name="ce18" office:value-type="float" office:value="3861" calcext:value-type="float">
            <text:p><text:s text:c="3"/>3,861</text:p>
          </table:table-cell>
          <table:table-cell table:style-name="ce18" office:value-type="float" office:value="9711" calcext:value-type="float">
            <text:p><text:s text:c="3"/>9,711</text:p>
          </table:table-cell>
          <table:table-cell table:style-name="ce18" office:value-type="float" office:value="5243" calcext:value-type="float">
            <text:p><text:s text:c="3"/>5,243</text:p>
          </table:table-cell>
          <table:table-cell table:style-name="ce24" office:value-type="float" office:value="4468" calcext:value-type="float">
            <text:p><text:s text:c="3"/>4,4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里區</text:p>
          </table:table-cell>
          <table:table-cell table:style-name="ce18" office:value-type="float" office:value="20713" calcext:value-type="float">
            <text:p><text:s text:c="3"/>20,713</text:p>
          </table:table-cell>
          <table:table-cell table:style-name="ce18" office:value-type="float" office:value="59355" calcext:value-type="float">
            <text:p><text:s text:c="3"/>59,355</text:p>
          </table:table-cell>
          <table:table-cell table:style-name="ce18" office:value-type="float" office:value="29451" calcext:value-type="float">
            <text:p><text:s text:c="3"/>29,451</text:p>
          </table:table-cell>
          <table:table-cell table:style-name="ce24" office:value-type="float" office:value="29904" calcext:value-type="float">
            <text:p><text:s text:c="3"/>29,9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學甲區</text:p>
          </table:table-cell>
          <table:table-cell table:style-name="ce18" office:value-type="float" office:value="9612" calcext:value-type="float">
            <text:p><text:s text:c="3"/>9,612</text:p>
          </table:table-cell>
          <table:table-cell table:style-name="ce18" office:value-type="float" office:value="25936" calcext:value-type="float">
            <text:p><text:s text:c="3"/>25,936</text:p>
          </table:table-cell>
          <table:table-cell table:style-name="ce18" office:value-type="float" office:value="13255" calcext:value-type="float">
            <text:p><text:s text:c="3"/>13,255</text:p>
          </table:table-cell>
          <table:table-cell table:style-name="ce24" office:value-type="float" office:value="12681" calcext:value-type="float">
            <text:p><text:s text:c="3"/>12,6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港區</text:p>
          </table:table-cell>
          <table:table-cell table:style-name="ce18" office:value-type="float" office:value="8227" calcext:value-type="float">
            <text:p><text:s text:c="3"/>8,227</text:p>
          </table:table-cell>
          <table:table-cell table:style-name="ce18" office:value-type="float" office:value="24764" calcext:value-type="float">
            <text:p><text:s text:c="3"/>24,764</text:p>
          </table:table-cell>
          <table:table-cell table:style-name="ce18" office:value-type="float" office:value="12508" calcext:value-type="float">
            <text:p><text:s text:c="3"/>12,508</text:p>
          </table:table-cell>
          <table:table-cell table:style-name="ce24" office:value-type="float" office:value="12256" calcext:value-type="float">
            <text:p><text:s text:c="3"/>12,2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股區</text:p>
          </table:table-cell>
          <table:table-cell table:style-name="ce18" office:value-type="float" office:value="8048" calcext:value-type="float">
            <text:p><text:s text:c="3"/>8,048</text:p>
          </table:table-cell>
          <table:table-cell table:style-name="ce18" office:value-type="float" office:value="22947" calcext:value-type="float">
            <text:p><text:s text:c="3"/>22,947</text:p>
          </table:table-cell>
          <table:table-cell table:style-name="ce18" office:value-type="float" office:value="11898" calcext:value-type="float">
            <text:p><text:s text:c="3"/>11,898</text:p>
          </table:table-cell>
          <table:table-cell table:style-name="ce24" office:value-type="float" office:value="11049" calcext:value-type="float">
            <text:p><text:s text:c="3"/>11,0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將軍區</text:p>
          </table:table-cell>
          <table:table-cell table:style-name="ce18" office:value-type="float" office:value="7287" calcext:value-type="float">
            <text:p><text:s text:c="3"/>7,287</text:p>
          </table:table-cell>
          <table:table-cell table:style-name="ce18" office:value-type="float" office:value="19753" calcext:value-type="float">
            <text:p><text:s text:c="3"/>19,753</text:p>
          </table:table-cell>
          <table:table-cell table:style-name="ce18" office:value-type="float" office:value="10072" calcext:value-type="float">
            <text:p><text:s text:c="3"/>10,072</text:p>
          </table:table-cell>
          <table:table-cell table:style-name="ce24" office:value-type="float" office:value="9681" calcext:value-type="float">
            <text:p><text:s text:c="3"/>9,6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門區</text:p>
          </table:table-cell>
          <table:table-cell table:style-name="ce18" office:value-type="float" office:value="4247" calcext:value-type="float">
            <text:p><text:s text:c="3"/>4,247</text:p>
          </table:table-cell>
          <table:table-cell table:style-name="ce18" office:value-type="float" office:value="11169" calcext:value-type="float">
            <text:p><text:s text:c="3"/>11,169</text:p>
          </table:table-cell>
          <table:table-cell table:style-name="ce18" office:value-type="float" office:value="5636" calcext:value-type="float">
            <text:p><text:s text:c="3"/>5,636</text:p>
          </table:table-cell>
          <table:table-cell table:style-name="ce24" office:value-type="float" office:value="5533" calcext:value-type="float">
            <text:p><text:s text:c="3"/>5,5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化區</text:p>
          </table:table-cell>
          <table:table-cell table:style-name="ce18" office:value-type="float" office:value="14457" calcext:value-type="float">
            <text:p><text:s text:c="3"/>14,457</text:p>
          </table:table-cell>
          <table:table-cell table:style-name="ce18" office:value-type="float" office:value="43671" calcext:value-type="float">
            <text:p><text:s text:c="3"/>43,671</text:p>
          </table:table-cell>
          <table:table-cell table:style-name="ce18" office:value-type="float" office:value="22241" calcext:value-type="float">
            <text:p><text:s text:c="3"/>22,241</text:p>
          </table:table-cell>
          <table:table-cell table:style-name="ce24" office:value-type="float" office:value="21430" calcext:value-type="float">
            <text:p><text:s text:c="3"/>21,4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善化區</text:p>
          </table:table-cell>
          <table:table-cell table:style-name="ce18" office:value-type="float" office:value="17760" calcext:value-type="float">
            <text:p><text:s text:c="3"/>17,760</text:p>
          </table:table-cell>
          <table:table-cell table:style-name="ce18" office:value-type="float" office:value="48536" calcext:value-type="float">
            <text:p><text:s text:c="3"/>48,536</text:p>
          </table:table-cell>
          <table:table-cell table:style-name="ce18" office:value-type="float" office:value="24395" calcext:value-type="float">
            <text:p><text:s text:c="3"/>24,395</text:p>
          </table:table-cell>
          <table:table-cell table:style-name="ce24" office:value-type="float" office:value="24141" calcext:value-type="float">
            <text:p><text:s text:c="3"/>24,1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市區</text:p>
          </table:table-cell>
          <table:table-cell table:style-name="ce18" office:value-type="float" office:value="12392" calcext:value-type="float">
            <text:p><text:s text:c="3"/>12,392</text:p>
          </table:table-cell>
          <table:table-cell table:style-name="ce18" office:value-type="float" office:value="36668" calcext:value-type="float">
            <text:p><text:s text:c="3"/>36,668</text:p>
          </table:table-cell>
          <table:table-cell table:style-name="ce18" office:value-type="float" office:value="18374" calcext:value-type="float">
            <text:p><text:s text:c="3"/>18,374</text:p>
          </table:table-cell>
          <table:table-cell table:style-name="ce24" office:value-type="float" office:value="18294" calcext:value-type="float">
            <text:p><text:s text:c="3"/>18,2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定區</text:p>
          </table:table-cell>
          <table:table-cell table:style-name="ce18" office:value-type="float" office:value="10135" calcext:value-type="float">
            <text:p><text:s text:c="3"/>10,135</text:p>
          </table:table-cell>
          <table:table-cell table:style-name="ce18" office:value-type="float" office:value="30540" calcext:value-type="float">
            <text:p><text:s text:c="3"/>30,540</text:p>
          </table:table-cell>
          <table:table-cell table:style-name="ce18" office:value-type="float" office:value="15718" calcext:value-type="float">
            <text:p><text:s text:c="3"/>15,718</text:p>
          </table:table-cell>
          <table:table-cell table:style-name="ce24" office:value-type="float" office:value="14822" calcext:value-type="float">
            <text:p><text:s text:c="3"/>14,8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山上區</text:p>
          </table:table-cell>
          <table:table-cell table:style-name="ce18" office:value-type="float" office:value="2720" calcext:value-type="float">
            <text:p><text:s text:c="3"/>2,720</text:p>
          </table:table-cell>
          <table:table-cell table:style-name="ce18" office:value-type="float" office:value="7319" calcext:value-type="float">
            <text:p><text:s text:c="3"/>7,319</text:p>
          </table:table-cell>
          <table:table-cell table:style-name="ce18" office:value-type="float" office:value="3816" calcext:value-type="float">
            <text:p><text:s text:c="3"/>3,816</text:p>
          </table:table-cell>
          <table:table-cell table:style-name="ce24" office:value-type="float" office:value="3503" calcext:value-type="float">
            <text:p><text:s text:c="3"/>3,5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井區</text:p>
          </table:table-cell>
          <table:table-cell table:style-name="ce18" office:value-type="float" office:value="5154" calcext:value-type="float">
            <text:p><text:s text:c="3"/>5,154</text:p>
          </table:table-cell>
          <table:table-cell table:style-name="ce18" office:value-type="float" office:value="14138" calcext:value-type="float">
            <text:p><text:s text:c="3"/>14,138</text:p>
          </table:table-cell>
          <table:table-cell table:style-name="ce18" office:value-type="float" office:value="7322" calcext:value-type="float">
            <text:p><text:s text:c="3"/>7,322</text:p>
          </table:table-cell>
          <table:table-cell table:style-name="ce24" office:value-type="float" office:value="6816" calcext:value-type="float">
            <text:p><text:s text:c="3"/>6,8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西區</text:p>
          </table:table-cell>
          <table:table-cell table:style-name="ce18" office:value-type="float" office:value="3511" calcext:value-type="float">
            <text:p><text:s text:c="3"/>3,511</text:p>
          </table:table-cell>
          <table:table-cell table:style-name="ce18" office:value-type="float" office:value="9670" calcext:value-type="float">
            <text:p><text:s text:c="3"/>9,670</text:p>
          </table:table-cell>
          <table:table-cell table:style-name="ce18" office:value-type="float" office:value="5116" calcext:value-type="float">
            <text:p><text:s text:c="3"/>5,116</text:p>
          </table:table-cell>
          <table:table-cell table:style-name="ce24" office:value-type="float" office:value="4554" calcext:value-type="float">
            <text:p><text:s text:c="3"/>4,5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化區</text:p>
          </table:table-cell>
          <table:table-cell table:style-name="ce18" office:value-type="float" office:value="2871" calcext:value-type="float">
            <text:p><text:s text:c="3"/>2,871</text:p>
          </table:table-cell>
          <table:table-cell table:style-name="ce18" office:value-type="float" office:value="8758" calcext:value-type="float">
            <text:p><text:s text:c="3"/>8,758</text:p>
          </table:table-cell>
          <table:table-cell table:style-name="ce18" office:value-type="float" office:value="4712" calcext:value-type="float">
            <text:p><text:s text:c="3"/>4,712</text:p>
          </table:table-cell>
          <table:table-cell table:style-name="ce24" office:value-type="float" office:value="4046" calcext:value-type="float">
            <text:p><text:s text:c="3"/>4,0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鎮區</text:p>
          </table:table-cell>
          <table:table-cell table:style-name="ce18" office:value-type="float" office:value="1969" calcext:value-type="float">
            <text:p><text:s text:c="3"/>1,969</text:p>
          </table:table-cell>
          <table:table-cell table:style-name="ce18" office:value-type="float" office:value="4856" calcext:value-type="float">
            <text:p><text:s text:c="3"/>4,856</text:p>
          </table:table-cell>
          <table:table-cell table:style-name="ce18" office:value-type="float" office:value="2723" calcext:value-type="float">
            <text:p><text:s text:c="3"/>2,723</text:p>
          </table:table-cell>
          <table:table-cell table:style-name="ce24" office:value-type="float" office:value="2133" calcext:value-type="float">
            <text:p><text:s text:c="3"/>2,1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德區</text:p>
          </table:table-cell>
          <table:table-cell table:style-name="ce18" office:value-type="float" office:value="27665" calcext:value-type="float">
            <text:p><text:s text:c="3"/>27,665</text:p>
          </table:table-cell>
          <table:table-cell table:style-name="ce18" office:value-type="float" office:value="75490" calcext:value-type="float">
            <text:p><text:s text:c="3"/>75,490</text:p>
          </table:table-cell>
          <table:table-cell table:style-name="ce18" office:value-type="float" office:value="38193" calcext:value-type="float">
            <text:p><text:s text:c="3"/>38,193</text:p>
          </table:table-cell>
          <table:table-cell table:style-name="ce24" office:value-type="float" office:value="37297" calcext:value-type="float">
            <text:p><text:s text:c="3"/>37,2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歸仁區</text:p>
          </table:table-cell>
          <table:table-cell table:style-name="ce18" office:value-type="float" office:value="22777" calcext:value-type="float">
            <text:p><text:s text:c="3"/>22,777</text:p>
          </table:table-cell>
          <table:table-cell table:style-name="ce18" office:value-type="float" office:value="68536" calcext:value-type="float">
            <text:p><text:s text:c="3"/>68,536</text:p>
          </table:table-cell>
          <table:table-cell table:style-name="ce18" office:value-type="float" office:value="34776" calcext:value-type="float">
            <text:p><text:s text:c="3"/>34,776</text:p>
          </table:table-cell>
          <table:table-cell table:style-name="ce24" office:value-type="float" office:value="33760" calcext:value-type="float">
            <text:p><text:s text:c="3"/>33,7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廟區</text:p>
          </table:table-cell>
          <table:table-cell table:style-name="ce18" office:value-type="float" office:value="11150" calcext:value-type="float">
            <text:p><text:s text:c="3"/>11,150</text:p>
          </table:table-cell>
          <table:table-cell table:style-name="ce18" office:value-type="float" office:value="34390" calcext:value-type="float">
            <text:p><text:s text:c="3"/>34,390</text:p>
          </table:table-cell>
          <table:table-cell table:style-name="ce18" office:value-type="float" office:value="17740" calcext:value-type="float">
            <text:p><text:s text:c="3"/>17,740</text:p>
          </table:table-cell>
          <table:table-cell table:style-name="ce24" office:value-type="float" office:value="16650" calcext:value-type="float">
            <text:p><text:s text:c="3"/>16,6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崎區</text:p>
          </table:table-cell>
          <table:table-cell table:style-name="ce18" office:value-type="float" office:value="1538" calcext:value-type="float">
            <text:p><text:s text:c="3"/>1,538</text:p>
          </table:table-cell>
          <table:table-cell table:style-name="ce18" office:value-type="float" office:value="4016" calcext:value-type="float">
            <text:p><text:s text:c="3"/>4,016</text:p>
          </table:table-cell>
          <table:table-cell table:style-name="ce18" office:value-type="float" office:value="2157" calcext:value-type="float">
            <text:p><text:s text:c="3"/>2,157</text:p>
          </table:table-cell>
          <table:table-cell table:style-name="ce24" office:value-type="float" office:value="1859" calcext:value-type="float">
            <text:p><text:s text:c="3"/>1,8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康區</text:p>
          </table:table-cell>
          <table:table-cell table:style-name="ce18" office:value-type="float" office:value="84331" calcext:value-type="float">
            <text:p><text:s text:c="3"/>84,331</text:p>
          </table:table-cell>
          <table:table-cell table:style-name="ce18" office:value-type="float" office:value="234127" calcext:value-type="float">
            <text:p><text:s text:c="3"/>234,127</text:p>
          </table:table-cell>
          <table:table-cell table:style-name="ce18" office:value-type="float" office:value="115348" calcext:value-type="float">
            <text:p><text:s text:c="3"/>115,348</text:p>
          </table:table-cell>
          <table:table-cell table:style-name="ce24" office:value-type="float" office:value="118779" calcext:value-type="float">
            <text:p><text:s text:c="3"/>118,7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1864" calcext:value-type="float">
            <text:p><text:s text:c="3"/>71,864</text:p>
          </table:table-cell>
          <table:table-cell table:style-name="ce18" office:value-type="float" office:value="186703" calcext:value-type="float">
            <text:p><text:s text:c="3"/>186,703</text:p>
          </table:table-cell>
          <table:table-cell table:style-name="ce18" office:value-type="float" office:value="89489" calcext:value-type="float">
            <text:p><text:s text:c="3"/>89,489</text:p>
          </table:table-cell>
          <table:table-cell table:style-name="ce24" office:value-type="float" office:value="97214" calcext:value-type="float">
            <text:p><text:s text:c="3"/>97,2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5736" calcext:value-type="float">
            <text:p><text:s text:c="3"/>45,736</text:p>
          </table:table-cell>
          <table:table-cell table:style-name="ce18" office:value-type="float" office:value="125199" calcext:value-type="float">
            <text:p><text:s text:c="3"/>125,199</text:p>
          </table:table-cell>
          <table:table-cell table:style-name="ce18" office:value-type="float" office:value="61976" calcext:value-type="float">
            <text:p><text:s text:c="3"/>61,976</text:p>
          </table:table-cell>
          <table:table-cell table:style-name="ce24" office:value-type="float" office:value="63223" calcext:value-type="float">
            <text:p><text:s text:c="3"/>63,2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1002" calcext:value-type="float">
            <text:p><text:s text:c="3"/>51,002</text:p>
          </table:table-cell>
          <table:table-cell table:style-name="ce18" office:value-type="float" office:value="132613" calcext:value-type="float">
            <text:p><text:s text:c="3"/>132,613</text:p>
          </table:table-cell>
          <table:table-cell table:style-name="ce18" office:value-type="float" office:value="64433" calcext:value-type="float">
            <text:p><text:s text:c="3"/>64,433</text:p>
          </table:table-cell>
          <table:table-cell table:style-name="ce24" office:value-type="float" office:value="68180" calcext:value-type="float">
            <text:p><text:s text:c="3"/>68,1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南區</text:p>
          </table:table-cell>
          <table:table-cell table:style-name="ce18" office:value-type="float" office:value="62993" calcext:value-type="float">
            <text:p><text:s text:c="3"/>62,993</text:p>
          </table:table-cell>
          <table:table-cell table:style-name="ce18" office:value-type="float" office:value="192401" calcext:value-type="float">
            <text:p><text:s text:c="3"/>192,401</text:p>
          </table:table-cell>
          <table:table-cell table:style-name="ce18" office:value-type="float" office:value="96956" calcext:value-type="float">
            <text:p><text:s text:c="3"/>96,956</text:p>
          </table:table-cell>
          <table:table-cell table:style-name="ce24" office:value-type="float" office:value="95445" calcext:value-type="float">
            <text:p><text:s text:c="3"/>95,4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平區</text:p>
          </table:table-cell>
          <table:table-cell table:style-name="ce18" office:value-type="float" office:value="25694" calcext:value-type="float">
            <text:p><text:s text:c="3"/>25,694</text:p>
          </table:table-cell>
          <table:table-cell table:style-name="ce18" office:value-type="float" office:value="66615" calcext:value-type="float">
            <text:p><text:s text:c="3"/>66,615</text:p>
          </table:table-cell>
          <table:table-cell table:style-name="ce18" office:value-type="float" office:value="31670" calcext:value-type="float">
            <text:p><text:s text:c="3"/>31,670</text:p>
          </table:table-cell>
          <table:table-cell table:style-name="ce24" office:value-type="float" office:value="34945" calcext:value-type="float">
            <text:p><text:s text:c="3"/>34,9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西區</text:p>
          </table:table-cell>
          <table:table-cell table:style-name="ce19" office:value-type="float" office:value="31373" calcext:value-type="float">
            <text:p><text:s text:c="3"/>31,373</text:p>
          </table:table-cell>
          <table:table-cell table:style-name="ce19" office:value-type="float" office:value="77812" calcext:value-type="float">
            <text:p><text:s text:c="3"/>77,812</text:p>
          </table:table-cell>
          <table:table-cell table:style-name="ce19" office:value-type="float" office:value="37610" calcext:value-type="float">
            <text:p><text:s text:c="3"/>37,610</text:p>
          </table:table-cell>
          <table:table-cell table:style-name="ce25" office:value-type="float" office:value="40202" calcext:value-type="float">
            <text:p><text:s text:c="3"/>40,202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高雄市</text:p>
          </table:table-cell>
          <table:table-cell table:style-name="ce17" office:value-type="float" office:value="1093552" calcext:value-type="float">
            <text:p><text:s text:c="3"/>1,093,552</text:p>
          </table:table-cell>
          <table:table-cell table:style-name="ce17" office:value-type="float" office:value="2775935" calcext:value-type="float">
            <text:p><text:s text:c="3"/>2,775,935</text:p>
          </table:table-cell>
          <table:table-cell table:style-name="ce17" office:value-type="float" office:value="1374442" calcext:value-type="float">
            <text:p><text:s text:c="3"/>1,374,442</text:p>
          </table:table-cell>
          <table:table-cell table:style-name="ce23" office:value-type="float" office:value="1401493" calcext:value-type="float">
            <text:p><text:s text:c="3"/>1,401,4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埕區</text:p>
          </table:table-cell>
          <table:table-cell table:style-name="ce18" office:value-type="float" office:value="10767" calcext:value-type="float">
            <text:p><text:s text:c="3"/>10,767</text:p>
          </table:table-cell>
          <table:table-cell table:style-name="ce18" office:value-type="float" office:value="24187" calcext:value-type="float">
            <text:p><text:s text:c="3"/>24,187</text:p>
          </table:table-cell>
          <table:table-cell table:style-name="ce18" office:value-type="float" office:value="11978" calcext:value-type="float">
            <text:p><text:s text:c="3"/>11,978</text:p>
          </table:table-cell>
          <table:table-cell table:style-name="ce24" office:value-type="float" office:value="12209" calcext:value-type="float">
            <text:p><text:s text:c="3"/>12,2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鼓山區</text:p>
          </table:table-cell>
          <table:table-cell table:style-name="ce18" office:value-type="float" office:value="58299" calcext:value-type="float">
            <text:p><text:s text:c="3"/>58,299</text:p>
          </table:table-cell>
          <table:table-cell table:style-name="ce18" office:value-type="float" office:value="139582" calcext:value-type="float">
            <text:p><text:s text:c="3"/>139,582</text:p>
          </table:table-cell>
          <table:table-cell table:style-name="ce18" office:value-type="float" office:value="67304" calcext:value-type="float">
            <text:p><text:s text:c="3"/>67,304</text:p>
          </table:table-cell>
          <table:table-cell table:style-name="ce24" office:value-type="float" office:value="72278" calcext:value-type="float">
            <text:p><text:s text:c="3"/>72,2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營區</text:p>
          </table:table-cell>
          <table:table-cell table:style-name="ce18" office:value-type="float" office:value="78988" calcext:value-type="float">
            <text:p><text:s text:c="3"/>78,988</text:p>
          </table:table-cell>
          <table:table-cell table:style-name="ce18" office:value-type="float" office:value="197047" calcext:value-type="float">
            <text:p><text:s text:c="3"/>197,047</text:p>
          </table:table-cell>
          <table:table-cell table:style-name="ce18" office:value-type="float" office:value="94761" calcext:value-type="float">
            <text:p><text:s text:c="3"/>94,761</text:p>
          </table:table-cell>
          <table:table-cell table:style-name="ce24" office:value-type="float" office:value="102286" calcext:value-type="float">
            <text:p><text:s text:c="3"/>102,2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梓區</text:p>
          </table:table-cell>
          <table:table-cell table:style-name="ce18" office:value-type="float" office:value="70690" calcext:value-type="float">
            <text:p><text:s text:c="3"/>70,690</text:p>
          </table:table-cell>
          <table:table-cell table:style-name="ce18" office:value-type="float" office:value="184183" calcext:value-type="float">
            <text:p><text:s text:c="3"/>184,183</text:p>
          </table:table-cell>
          <table:table-cell table:style-name="ce18" office:value-type="float" office:value="90363" calcext:value-type="float">
            <text:p><text:s text:c="3"/>90,363</text:p>
          </table:table-cell>
          <table:table-cell table:style-name="ce24" office:value-type="float" office:value="93820" calcext:value-type="float">
            <text:p><text:s text:c="3"/>93,8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民區</text:p>
          </table:table-cell>
          <table:table-cell table:style-name="ce18" office:value-type="float" office:value="136904" calcext:value-type="float">
            <text:p><text:s text:c="3"/>136,904</text:p>
          </table:table-cell>
          <table:table-cell table:style-name="ce18" office:value-type="float" office:value="342748" calcext:value-type="float">
            <text:p><text:s text:c="3"/>342,748</text:p>
          </table:table-cell>
          <table:table-cell table:style-name="ce18" office:value-type="float" office:value="165840" calcext:value-type="float">
            <text:p><text:s text:c="3"/>165,840</text:p>
          </table:table-cell>
          <table:table-cell table:style-name="ce24" office:value-type="float" office:value="176908" calcext:value-type="float">
            <text:p><text:s text:c="3"/>176,9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興區</text:p>
          </table:table-cell>
          <table:table-cell table:style-name="ce18" office:value-type="float" office:value="22871" calcext:value-type="float">
            <text:p><text:s text:c="3"/>22,871</text:p>
          </table:table-cell>
          <table:table-cell table:style-name="ce18" office:value-type="float" office:value="51104" calcext:value-type="float">
            <text:p><text:s text:c="3"/>51,104</text:p>
          </table:table-cell>
          <table:table-cell table:style-name="ce18" office:value-type="float" office:value="24530" calcext:value-type="float">
            <text:p><text:s text:c="3"/>24,530</text:p>
          </table:table-cell>
          <table:table-cell table:style-name="ce24" office:value-type="float" office:value="26574" calcext:value-type="float">
            <text:p><text:s text:c="3"/>26,5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金區</text:p>
          </table:table-cell>
          <table:table-cell table:style-name="ce18" office:value-type="float" office:value="12611" calcext:value-type="float">
            <text:p><text:s text:c="3"/>12,611</text:p>
          </table:table-cell>
          <table:table-cell table:style-name="ce18" office:value-type="float" office:value="26912" calcext:value-type="float">
            <text:p><text:s text:c="3"/>26,912</text:p>
          </table:table-cell>
          <table:table-cell table:style-name="ce18" office:value-type="float" office:value="12829" calcext:value-type="float">
            <text:p><text:s text:c="3"/>12,829</text:p>
          </table:table-cell>
          <table:table-cell table:style-name="ce24" office:value-type="float" office:value="14083" calcext:value-type="float">
            <text:p><text:s text:c="3"/>14,0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苓雅區</text:p>
          </table:table-cell>
          <table:table-cell table:style-name="ce18" office:value-type="float" office:value="72141" calcext:value-type="float">
            <text:p><text:s text:c="3"/>72,141</text:p>
          </table:table-cell>
          <table:table-cell table:style-name="ce18" office:value-type="float" office:value="170766" calcext:value-type="float">
            <text:p><text:s text:c="3"/>170,766</text:p>
          </table:table-cell>
          <table:table-cell table:style-name="ce18" office:value-type="float" office:value="82154" calcext:value-type="float">
            <text:p><text:s text:c="3"/>82,154</text:p>
          </table:table-cell>
          <table:table-cell table:style-name="ce24" office:value-type="float" office:value="88612" calcext:value-type="float">
            <text:p><text:s text:c="3"/>88,6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鎮區</text:p>
          </table:table-cell>
          <table:table-cell table:style-name="ce18" office:value-type="float" office:value="78737" calcext:value-type="float">
            <text:p><text:s text:c="3"/>78,737</text:p>
          </table:table-cell>
          <table:table-cell table:style-name="ce18" office:value-type="float" office:value="189353" calcext:value-type="float">
            <text:p><text:s text:c="3"/>189,353</text:p>
          </table:table-cell>
          <table:table-cell table:style-name="ce18" office:value-type="float" office:value="92994" calcext:value-type="float">
            <text:p><text:s text:c="3"/>92,994</text:p>
          </table:table-cell>
          <table:table-cell table:style-name="ce24" office:value-type="float" office:value="96359" calcext:value-type="float">
            <text:p><text:s text:c="3"/>96,3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津區</text:p>
          </table:table-cell>
          <table:table-cell table:style-name="ce18" office:value-type="float" office:value="11116" calcext:value-type="float">
            <text:p><text:s text:c="3"/>11,116</text:p>
          </table:table-cell>
          <table:table-cell table:style-name="ce18" office:value-type="float" office:value="28699" calcext:value-type="float">
            <text:p><text:s text:c="3"/>28,699</text:p>
          </table:table-cell>
          <table:table-cell table:style-name="ce18" office:value-type="float" office:value="14784" calcext:value-type="float">
            <text:p><text:s text:c="3"/>14,784</text:p>
          </table:table-cell>
          <table:table-cell table:style-name="ce24" office:value-type="float" office:value="13915" calcext:value-type="float">
            <text:p><text:s text:c="3"/>13,9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小港區</text:p>
          </table:table-cell>
          <table:table-cell table:style-name="ce18" office:value-type="float" office:value="68232" calcext:value-type="float">
            <text:p><text:s text:c="3"/>68,232</text:p>
          </table:table-cell>
          <table:table-cell table:style-name="ce18" office:value-type="float" office:value="157522" calcext:value-type="float">
            <text:p><text:s text:c="3"/>157,522</text:p>
          </table:table-cell>
          <table:table-cell table:style-name="ce18" office:value-type="float" office:value="78253" calcext:value-type="float">
            <text:p><text:s text:c="3"/>78,253</text:p>
          </table:table-cell>
          <table:table-cell table:style-name="ce24" office:value-type="float" office:value="79269" calcext:value-type="float">
            <text:p><text:s text:c="3"/>79,2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山區</text:p>
          </table:table-cell>
          <table:table-cell table:style-name="ce18" office:value-type="float" office:value="140953" calcext:value-type="float">
            <text:p><text:s text:c="3"/>140,953</text:p>
          </table:table-cell>
          <table:table-cell table:style-name="ce18" office:value-type="float" office:value="359125" calcext:value-type="float">
            <text:p><text:s text:c="3"/>359,125</text:p>
          </table:table-cell>
          <table:table-cell table:style-name="ce18" office:value-type="float" office:value="176058" calcext:value-type="float">
            <text:p><text:s text:c="3"/>176,058</text:p>
          </table:table-cell>
          <table:table-cell table:style-name="ce24" office:value-type="float" office:value="183067" calcext:value-type="float">
            <text:p><text:s text:c="3"/>183,0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園區</text:p>
          </table:table-cell>
          <table:table-cell table:style-name="ce18" office:value-type="float" office:value="25942" calcext:value-type="float">
            <text:p><text:s text:c="3"/>25,942</text:p>
          </table:table-cell>
          <table:table-cell table:style-name="ce18" office:value-type="float" office:value="70015" calcext:value-type="float">
            <text:p><text:s text:c="3"/>70,015</text:p>
          </table:table-cell>
          <table:table-cell table:style-name="ce18" office:value-type="float" office:value="35360" calcext:value-type="float">
            <text:p><text:s text:c="3"/>35,360</text:p>
          </table:table-cell>
          <table:table-cell table:style-name="ce24" office:value-type="float" office:value="34655" calcext:value-type="float">
            <text:p><text:s text:c="3"/>34,6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寮區</text:p>
          </table:table-cell>
          <table:table-cell table:style-name="ce18" office:value-type="float" office:value="42302" calcext:value-type="float">
            <text:p><text:s text:c="3"/>42,302</text:p>
          </table:table-cell>
          <table:table-cell table:style-name="ce18" office:value-type="float" office:value="112415" calcext:value-type="float">
            <text:p><text:s text:c="3"/>112,415</text:p>
          </table:table-cell>
          <table:table-cell table:style-name="ce18" office:value-type="float" office:value="57473" calcext:value-type="float">
            <text:p><text:s text:c="3"/>57,473</text:p>
          </table:table-cell>
          <table:table-cell table:style-name="ce24" office:value-type="float" office:value="54942" calcext:value-type="float">
            <text:p><text:s text:c="3"/>54,9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樹區</text:p>
          </table:table-cell>
          <table:table-cell table:style-name="ce18" office:value-type="float" office:value="13622" calcext:value-type="float">
            <text:p><text:s text:c="3"/>13,622</text:p>
          </table:table-cell>
          <table:table-cell table:style-name="ce18" office:value-type="float" office:value="42707" calcext:value-type="float">
            <text:p><text:s text:c="3"/>42,707</text:p>
          </table:table-cell>
          <table:table-cell table:style-name="ce18" office:value-type="float" office:value="21877" calcext:value-type="float">
            <text:p><text:s text:c="3"/>21,877</text:p>
          </table:table-cell>
          <table:table-cell table:style-name="ce24" office:value-type="float" office:value="20830" calcext:value-type="float">
            <text:p><text:s text:c="3"/>20,8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社區</text:p>
          </table:table-cell>
          <table:table-cell table:style-name="ce18" office:value-type="float" office:value="13079" calcext:value-type="float">
            <text:p><text:s text:c="3"/>13,079</text:p>
          </table:table-cell>
          <table:table-cell table:style-name="ce18" office:value-type="float" office:value="34646" calcext:value-type="float">
            <text:p><text:s text:c="3"/>34,646</text:p>
          </table:table-cell>
          <table:table-cell table:style-name="ce18" office:value-type="float" office:value="17578" calcext:value-type="float">
            <text:p><text:s text:c="3"/>17,578</text:p>
          </table:table-cell>
          <table:table-cell table:style-name="ce24" office:value-type="float" office:value="17068" calcext:value-type="float">
            <text:p><text:s text:c="3"/>17,0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武區</text:p>
          </table:table-cell>
          <table:table-cell table:style-name="ce18" office:value-type="float" office:value="33319" calcext:value-type="float">
            <text:p><text:s text:c="3"/>33,319</text:p>
          </table:table-cell>
          <table:table-cell table:style-name="ce18" office:value-type="float" office:value="86277" calcext:value-type="float">
            <text:p><text:s text:c="3"/>86,277</text:p>
          </table:table-cell>
          <table:table-cell table:style-name="ce18" office:value-type="float" office:value="43796" calcext:value-type="float">
            <text:p><text:s text:c="3"/>43,796</text:p>
          </table:table-cell>
          <table:table-cell table:style-name="ce24" office:value-type="float" office:value="42481" calcext:value-type="float">
            <text:p><text:s text:c="3"/>42,4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鳥松區</text:p>
          </table:table-cell>
          <table:table-cell table:style-name="ce18" office:value-type="float" office:value="18341" calcext:value-type="float">
            <text:p><text:s text:c="3"/>18,341</text:p>
          </table:table-cell>
          <table:table-cell table:style-name="ce18" office:value-type="float" office:value="44349" calcext:value-type="float">
            <text:p><text:s text:c="3"/>44,349</text:p>
          </table:table-cell>
          <table:table-cell table:style-name="ce18" office:value-type="float" office:value="22435" calcext:value-type="float">
            <text:p><text:s text:c="3"/>22,435</text:p>
          </table:table-cell>
          <table:table-cell table:style-name="ce24" office:value-type="float" office:value="21914" calcext:value-type="float">
            <text:p><text:s text:c="3"/>21,9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岡山區</text:p>
          </table:table-cell>
          <table:table-cell table:style-name="ce18" office:value-type="float" office:value="34940" calcext:value-type="float">
            <text:p><text:s text:c="3"/>34,940</text:p>
          </table:table-cell>
          <table:table-cell table:style-name="ce18" office:value-type="float" office:value="97302" calcext:value-type="float">
            <text:p><text:s text:c="3"/>97,302</text:p>
          </table:table-cell>
          <table:table-cell table:style-name="ce18" office:value-type="float" office:value="48295" calcext:value-type="float">
            <text:p><text:s text:c="3"/>48,295</text:p>
          </table:table-cell>
          <table:table-cell table:style-name="ce24" office:value-type="float" office:value="49007" calcext:value-type="float">
            <text:p><text:s text:c="3"/>49,0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橋頭區</text:p>
          </table:table-cell>
          <table:table-cell table:style-name="ce18" office:value-type="float" office:value="13686" calcext:value-type="float">
            <text:p><text:s text:c="3"/>13,686</text:p>
          </table:table-cell>
          <table:table-cell table:style-name="ce18" office:value-type="float" office:value="37583" calcext:value-type="float">
            <text:p><text:s text:c="3"/>37,583</text:p>
          </table:table-cell>
          <table:table-cell table:style-name="ce18" office:value-type="float" office:value="19058" calcext:value-type="float">
            <text:p><text:s text:c="3"/>19,058</text:p>
          </table:table-cell>
          <table:table-cell table:style-name="ce24" office:value-type="float" office:value="18525" calcext:value-type="float">
            <text:p><text:s text:c="3"/>18,5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燕巢區</text:p>
          </table:table-cell>
          <table:table-cell table:style-name="ce18" office:value-type="float" office:value="10574" calcext:value-type="float">
            <text:p><text:s text:c="3"/>10,574</text:p>
          </table:table-cell>
          <table:table-cell table:style-name="ce18" office:value-type="float" office:value="29901" calcext:value-type="float">
            <text:p><text:s text:c="3"/>29,901</text:p>
          </table:table-cell>
          <table:table-cell table:style-name="ce18" office:value-type="float" office:value="15746" calcext:value-type="float">
            <text:p><text:s text:c="3"/>15,746</text:p>
          </table:table-cell>
          <table:table-cell table:style-name="ce24" office:value-type="float" office:value="14155" calcext:value-type="float">
            <text:p><text:s text:c="3"/>14,1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寮區</text:p>
          </table:table-cell>
          <table:table-cell table:style-name="ce18" office:value-type="float" office:value="3261" calcext:value-type="float">
            <text:p><text:s text:c="3"/>3,261</text:p>
          </table:table-cell>
          <table:table-cell table:style-name="ce18" office:value-type="float" office:value="7221" calcext:value-type="float">
            <text:p><text:s text:c="3"/>7,221</text:p>
          </table:table-cell>
          <table:table-cell table:style-name="ce18" office:value-type="float" office:value="3989" calcext:value-type="float">
            <text:p><text:s text:c="3"/>3,989</text:p>
          </table:table-cell>
          <table:table-cell table:style-name="ce24" office:value-type="float" office:value="3232" calcext:value-type="float">
            <text:p><text:s text:c="3"/>3,2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阿蓮區</text:p>
          </table:table-cell>
          <table:table-cell table:style-name="ce18" office:value-type="float" office:value="9409" calcext:value-type="float">
            <text:p><text:s text:c="3"/>9,409</text:p>
          </table:table-cell>
          <table:table-cell table:style-name="ce18" office:value-type="float" office:value="28767" calcext:value-type="float">
            <text:p><text:s text:c="3"/>28,767</text:p>
          </table:table-cell>
          <table:table-cell table:style-name="ce18" office:value-type="float" office:value="14532" calcext:value-type="float">
            <text:p><text:s text:c="3"/>14,532</text:p>
          </table:table-cell>
          <table:table-cell table:style-name="ce24" office:value-type="float" office:value="14235" calcext:value-type="float">
            <text:p><text:s text:c="3"/>14,2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路竹區</text:p>
          </table:table-cell>
          <table:table-cell table:style-name="ce18" office:value-type="float" office:value="17077" calcext:value-type="float">
            <text:p><text:s text:c="3"/>17,077</text:p>
          </table:table-cell>
          <table:table-cell table:style-name="ce18" office:value-type="float" office:value="52651" calcext:value-type="float">
            <text:p><text:s text:c="3"/>52,651</text:p>
          </table:table-cell>
          <table:table-cell table:style-name="ce18" office:value-type="float" office:value="26865" calcext:value-type="float">
            <text:p><text:s text:c="3"/>26,865</text:p>
          </table:table-cell>
          <table:table-cell table:style-name="ce24" office:value-type="float" office:value="25786" calcext:value-type="float">
            <text:p><text:s text:c="3"/>25,7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內區</text:p>
          </table:table-cell>
          <table:table-cell table:style-name="ce18" office:value-type="float" office:value="10908" calcext:value-type="float">
            <text:p><text:s text:c="3"/>10,908</text:p>
          </table:table-cell>
          <table:table-cell table:style-name="ce18" office:value-type="float" office:value="29837" calcext:value-type="float">
            <text:p><text:s text:c="3"/>29,837</text:p>
          </table:table-cell>
          <table:table-cell table:style-name="ce18" office:value-type="float" office:value="15221" calcext:value-type="float">
            <text:p><text:s text:c="3"/>15,221</text:p>
          </table:table-cell>
          <table:table-cell table:style-name="ce24" office:value-type="float" office:value="14616" calcext:value-type="float">
            <text:p><text:s text:c="3"/>14,6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茄萣區</text:p>
          </table:table-cell>
          <table:table-cell table:style-name="ce18" office:value-type="float" office:value="10529" calcext:value-type="float">
            <text:p><text:s text:c="3"/>10,529</text:p>
          </table:table-cell>
          <table:table-cell table:style-name="ce18" office:value-type="float" office:value="30094" calcext:value-type="float">
            <text:p><text:s text:c="3"/>30,094</text:p>
          </table:table-cell>
          <table:table-cell table:style-name="ce18" office:value-type="float" office:value="15503" calcext:value-type="float">
            <text:p><text:s text:c="3"/>15,503</text:p>
          </table:table-cell>
          <table:table-cell table:style-name="ce24" office:value-type="float" office:value="14591" calcext:value-type="float">
            <text:p><text:s text:c="3"/>14,5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安區</text:p>
          </table:table-cell>
          <table:table-cell table:style-name="ce18" office:value-type="float" office:value="5731" calcext:value-type="float">
            <text:p><text:s text:c="3"/>5,731</text:p>
          </table:table-cell>
          <table:table-cell table:style-name="ce18" office:value-type="float" office:value="13915" calcext:value-type="float">
            <text:p><text:s text:c="3"/>13,915</text:p>
          </table:table-cell>
          <table:table-cell table:style-name="ce18" office:value-type="float" office:value="6996" calcext:value-type="float">
            <text:p><text:s text:c="3"/>6,996</text:p>
          </table:table-cell>
          <table:table-cell table:style-name="ce24" office:value-type="float" office:value="6919" calcext:value-type="float">
            <text:p><text:s text:c="3"/>6,9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彌陀區</text:p>
          </table:table-cell>
          <table:table-cell table:style-name="ce18" office:value-type="float" office:value="6773" calcext:value-type="float">
            <text:p><text:s text:c="3"/>6,773</text:p>
          </table:table-cell>
          <table:table-cell table:style-name="ce18" office:value-type="float" office:value="19334" calcext:value-type="float">
            <text:p><text:s text:c="3"/>19,334</text:p>
          </table:table-cell>
          <table:table-cell table:style-name="ce18" office:value-type="float" office:value="9931" calcext:value-type="float">
            <text:p><text:s text:c="3"/>9,931</text:p>
          </table:table-cell>
          <table:table-cell table:style-name="ce24" office:value-type="float" office:value="9403" calcext:value-type="float">
            <text:p><text:s text:c="3"/>9,4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梓官區</text:p>
          </table:table-cell>
          <table:table-cell table:style-name="ce18" office:value-type="float" office:value="12654" calcext:value-type="float">
            <text:p><text:s text:c="3"/>12,654</text:p>
          </table:table-cell>
          <table:table-cell table:style-name="ce18" office:value-type="float" office:value="36026" calcext:value-type="float">
            <text:p><text:s text:c="3"/>36,026</text:p>
          </table:table-cell>
          <table:table-cell table:style-name="ce18" office:value-type="float" office:value="18520" calcext:value-type="float">
            <text:p><text:s text:c="3"/>18,520</text:p>
          </table:table-cell>
          <table:table-cell table:style-name="ce24" office:value-type="float" office:value="17506" calcext:value-type="float">
            <text:p><text:s text:c="3"/>17,5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山區</text:p>
          </table:table-cell>
          <table:table-cell table:style-name="ce18" office:value-type="float" office:value="13744" calcext:value-type="float">
            <text:p><text:s text:c="3"/>13,744</text:p>
          </table:table-cell>
          <table:table-cell table:style-name="ce18" office:value-type="float" office:value="36872" calcext:value-type="float">
            <text:p><text:s text:c="3"/>36,872</text:p>
          </table:table-cell>
          <table:table-cell table:style-name="ce18" office:value-type="float" office:value="19054" calcext:value-type="float">
            <text:p><text:s text:c="3"/>19,054</text:p>
          </table:table-cell>
          <table:table-cell table:style-name="ce24" office:value-type="float" office:value="17818" calcext:value-type="float">
            <text:p><text:s text:c="3"/>17,8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美濃區</text:p>
          </table:table-cell>
          <table:table-cell table:style-name="ce18" office:value-type="float" office:value="14764" calcext:value-type="float">
            <text:p><text:s text:c="3"/>14,764</text:p>
          </table:table-cell>
          <table:table-cell table:style-name="ce18" office:value-type="float" office:value="39883" calcext:value-type="float">
            <text:p><text:s text:c="3"/>39,883</text:p>
          </table:table-cell>
          <table:table-cell table:style-name="ce18" office:value-type="float" office:value="20913" calcext:value-type="float">
            <text:p><text:s text:c="3"/>20,913</text:p>
          </table:table-cell>
          <table:table-cell table:style-name="ce24" office:value-type="float" office:value="18970" calcext:value-type="float">
            <text:p><text:s text:c="3"/>18,9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龜區</text:p>
          </table:table-cell>
          <table:table-cell table:style-name="ce18" office:value-type="float" office:value="5542" calcext:value-type="float">
            <text:p><text:s text:c="3"/>5,542</text:p>
          </table:table-cell>
          <table:table-cell table:style-name="ce18" office:value-type="float" office:value="12956" calcext:value-type="float">
            <text:p><text:s text:c="3"/>12,956</text:p>
          </table:table-cell>
          <table:table-cell table:style-name="ce18" office:value-type="float" office:value="6974" calcext:value-type="float">
            <text:p><text:s text:c="3"/>6,974</text:p>
          </table:table-cell>
          <table:table-cell table:style-name="ce24" office:value-type="float" office:value="5982" calcext:value-type="float">
            <text:p><text:s text:c="3"/>5,9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甲仙區</text:p>
          </table:table-cell>
          <table:table-cell table:style-name="ce18" office:value-type="float" office:value="2316" calcext:value-type="float">
            <text:p><text:s text:c="3"/>2,316</text:p>
          </table:table-cell>
          <table:table-cell table:style-name="ce18" office:value-type="float" office:value="6077" calcext:value-type="float">
            <text:p><text:s text:c="3"/>6,077</text:p>
          </table:table-cell>
          <table:table-cell table:style-name="ce18" office:value-type="float" office:value="3234" calcext:value-type="float">
            <text:p><text:s text:c="3"/>3,234</text:p>
          </table:table-cell>
          <table:table-cell table:style-name="ce24" office:value-type="float" office:value="2843" calcext:value-type="float">
            <text:p><text:s text:c="3"/>2,843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杉林區</text:p>
          </table:table-cell>
          <table:table-cell table:style-name="ce18" office:value-type="float" office:value="4813" calcext:value-type="float">
            <text:p><text:s text:c="3"/>4,813</text:p>
          </table:table-cell>
          <table:table-cell table:style-name="ce18" office:value-type="float" office:value="11961" calcext:value-type="float">
            <text:p><text:s text:c="3"/>11,961</text:p>
          </table:table-cell>
          <table:table-cell table:style-name="ce18" office:value-type="float" office:value="6528" calcext:value-type="float">
            <text:p><text:s text:c="3"/>6,528</text:p>
          </table:table-cell>
          <table:table-cell table:style-name="ce24" office:value-type="float" office:value="5433" calcext:value-type="float">
            <text:p><text:s text:c="3"/>5,433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內門區</text:p>
          </table:table-cell>
          <table:table-cell table:style-name="ce18" office:value-type="float" office:value="5120" calcext:value-type="float">
            <text:p><text:s text:c="3"/>5,120</text:p>
          </table:table-cell>
          <table:table-cell table:style-name="ce18" office:value-type="float" office:value="14527" calcext:value-type="float">
            <text:p><text:s text:c="3"/>14,527</text:p>
          </table:table-cell>
          <table:table-cell table:style-name="ce18" office:value-type="float" office:value="7865" calcext:value-type="float">
            <text:p><text:s text:c="3"/>7,865</text:p>
          </table:table-cell>
          <table:table-cell table:style-name="ce24" office:value-type="float" office:value="6662" calcext:value-type="float">
            <text:p><text:s text:c="3"/>6,662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茂林區</text:p>
          </table:table-cell>
          <table:table-cell table:style-name="ce18" office:value-type="float" office:value="596" calcext:value-type="float">
            <text:p><text:s text:c="3"/>596</text:p>
          </table:table-cell>
          <table:table-cell table:style-name="ce18" office:value-type="float" office:value="1947" calcext:value-type="float">
            <text:p><text:s text:c="3"/>1,947</text:p>
          </table:table-cell>
          <table:table-cell table:style-name="ce18" office:value-type="float" office:value="974" calcext:value-type="float">
            <text:p><text:s text:c="3"/>974</text:p>
          </table:table-cell>
          <table:table-cell table:style-name="ce24" office:value-type="float" office:value="973" calcext:value-type="float">
            <text:p><text:s text:c="3"/>973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桃源區</text:p>
          </table:table-cell>
          <table:table-cell table:style-name="ce18" office:value-type="float" office:value="1356" calcext:value-type="float">
            <text:p><text:s text:c="3"/>1,356</text:p>
          </table:table-cell>
          <table:table-cell table:style-name="ce18" office:value-type="float" office:value="4302" calcext:value-type="float">
            <text:p><text:s text:c="3"/>4,302</text:p>
          </table:table-cell>
          <table:table-cell table:style-name="ce18" office:value-type="float" office:value="2267" calcext:value-type="float">
            <text:p><text:s text:c="3"/>2,267</text:p>
          </table:table-cell>
          <table:table-cell table:style-name="ce24" office:value-type="float" office:value="2035" calcext:value-type="float">
            <text:p><text:s text:c="3"/>2,035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那瑪夏區</text:p>
          </table:table-cell>
          <table:table-cell table:style-name="ce19" office:value-type="float" office:value="845" calcext:value-type="float">
            <text:p><text:s text:c="3"/>845</text:p>
          </table:table-cell>
          <table:table-cell table:style-name="ce19" office:value-type="float" office:value="3142" calcext:value-type="float">
            <text:p><text:s text:c="3"/>3,142</text:p>
          </table:table-cell>
          <table:table-cell table:style-name="ce19" office:value-type="float" office:value="1610" calcext:value-type="float">
            <text:p><text:s text:c="3"/>1,610</text:p>
          </table:table-cell>
          <table:table-cell table:style-name="ce25" office:value-type="float" office:value="1532" calcext:value-type="float">
            <text:p><text:s text:c="3"/>1,532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style-name="ce38" table:number-columns-repeated="1019"/>
        </table:table-row>
        <table:table-row table:style-name="ro4">
          <table:table-cell table:style-name="ce27" office:value-type="string" calcext:value-type="string">
            <text:p>宜蘭縣</text:p>
          </table:table-cell>
          <table:table-cell table:style-name="ce17" office:value-type="float" office:value="168622" calcext:value-type="float">
            <text:p><text:s text:c="3"/>168,622</text:p>
          </table:table-cell>
          <table:table-cell table:style-name="ce17" office:value-type="float" office:value="456068" calcext:value-type="float">
            <text:p><text:s text:c="3"/>456,068</text:p>
          </table:table-cell>
          <table:table-cell table:style-name="ce17" office:value-type="float" office:value="230664" calcext:value-type="float">
            <text:p><text:s text:c="3"/>230,664</text:p>
          </table:table-cell>
          <table:table-cell table:style-name="ce23" office:value-type="float" office:value="225404" calcext:value-type="float">
            <text:p><text:s text:c="3"/>225,4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宜蘭市</text:p>
          </table:table-cell>
          <table:table-cell table:style-name="ce18" office:value-type="float" office:value="36345" calcext:value-type="float">
            <text:p><text:s text:c="3"/>36,345</text:p>
          </table:table-cell>
          <table:table-cell table:style-name="ce18" office:value-type="float" office:value="95868" calcext:value-type="float">
            <text:p><text:s text:c="3"/>95,868</text:p>
          </table:table-cell>
          <table:table-cell table:style-name="ce18" office:value-type="float" office:value="46752" calcext:value-type="float">
            <text:p><text:s text:c="3"/>46,752</text:p>
          </table:table-cell>
          <table:table-cell table:style-name="ce24" office:value-type="float" office:value="49116" calcext:value-type="float">
            <text:p><text:s text:c="3"/>49,1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羅東鎮</text:p>
          </table:table-cell>
          <table:table-cell table:style-name="ce18" office:value-type="float" office:value="26429" calcext:value-type="float">
            <text:p><text:s text:c="3"/>26,429</text:p>
          </table:table-cell>
          <table:table-cell table:style-name="ce18" office:value-type="float" office:value="72504" calcext:value-type="float">
            <text:p><text:s text:c="3"/>72,504</text:p>
          </table:table-cell>
          <table:table-cell table:style-name="ce18" office:value-type="float" office:value="34346" calcext:value-type="float">
            <text:p><text:s text:c="3"/>34,346</text:p>
          </table:table-cell>
          <table:table-cell table:style-name="ce24" office:value-type="float" office:value="38158" calcext:value-type="float">
            <text:p><text:s text:c="3"/>38,1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蘇澳鎮</text:p>
          </table:table-cell>
          <table:table-cell table:style-name="ce18" office:value-type="float" office:value="14173" calcext:value-type="float">
            <text:p><text:s text:c="3"/>14,173</text:p>
          </table:table-cell>
          <table:table-cell table:style-name="ce18" office:value-type="float" office:value="39997" calcext:value-type="float">
            <text:p><text:s text:c="3"/>39,997</text:p>
          </table:table-cell>
          <table:table-cell table:style-name="ce18" office:value-type="float" office:value="20354" calcext:value-type="float">
            <text:p><text:s text:c="3"/>20,354</text:p>
          </table:table-cell>
          <table:table-cell table:style-name="ce24" office:value-type="float" office:value="19643" calcext:value-type="float">
            <text:p><text:s text:c="3"/>19,6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城鎮</text:p>
          </table:table-cell>
          <table:table-cell table:style-name="ce18" office:value-type="float" office:value="10242" calcext:value-type="float">
            <text:p><text:s text:c="3"/>10,242</text:p>
          </table:table-cell>
          <table:table-cell table:style-name="ce18" office:value-type="float" office:value="29257" calcext:value-type="float">
            <text:p><text:s text:c="3"/>29,257</text:p>
          </table:table-cell>
          <table:table-cell table:style-name="ce18" office:value-type="float" office:value="15070" calcext:value-type="float">
            <text:p><text:s text:c="3"/>15,070</text:p>
          </table:table-cell>
          <table:table-cell table:style-name="ce24" office:value-type="float" office:value="14187" calcext:value-type="float">
            <text:p><text:s text:c="3"/>14,1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礁溪鄉</text:p>
          </table:table-cell>
          <table:table-cell table:style-name="ce18" office:value-type="float" office:value="14076" calcext:value-type="float">
            <text:p><text:s text:c="3"/>14,076</text:p>
          </table:table-cell>
          <table:table-cell table:style-name="ce18" office:value-type="float" office:value="35673" calcext:value-type="float">
            <text:p><text:s text:c="3"/>35,673</text:p>
          </table:table-cell>
          <table:table-cell table:style-name="ce18" office:value-type="float" office:value="18559" calcext:value-type="float">
            <text:p><text:s text:c="3"/>18,559</text:p>
          </table:table-cell>
          <table:table-cell table:style-name="ce24" office:value-type="float" office:value="17114" calcext:value-type="float">
            <text:p><text:s text:c="3"/>17,1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壯圍鄉</text:p>
          </table:table-cell>
          <table:table-cell table:style-name="ce18" office:value-type="float" office:value="8853" calcext:value-type="float">
            <text:p><text:s text:c="3"/>8,853</text:p>
          </table:table-cell>
          <table:table-cell table:style-name="ce18" office:value-type="float" office:value="24226" calcext:value-type="float">
            <text:p><text:s text:c="3"/>24,226</text:p>
          </table:table-cell>
          <table:table-cell table:style-name="ce18" office:value-type="float" office:value="12810" calcext:value-type="float">
            <text:p><text:s text:c="3"/>12,810</text:p>
          </table:table-cell>
          <table:table-cell table:style-name="ce24" office:value-type="float" office:value="11416" calcext:value-type="float">
            <text:p><text:s text:c="3"/>11,4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山鄉</text:p>
          </table:table-cell>
          <table:table-cell table:style-name="ce18" office:value-type="float" office:value="11735" calcext:value-type="float">
            <text:p><text:s text:c="3"/>11,735</text:p>
          </table:table-cell>
          <table:table-cell table:style-name="ce18" office:value-type="float" office:value="32365" calcext:value-type="float">
            <text:p><text:s text:c="3"/>32,365</text:p>
          </table:table-cell>
          <table:table-cell table:style-name="ce18" office:value-type="float" office:value="17162" calcext:value-type="float">
            <text:p><text:s text:c="3"/>17,162</text:p>
          </table:table-cell>
          <table:table-cell table:style-name="ce24" office:value-type="float" office:value="15203" calcext:value-type="float">
            <text:p><text:s text:c="3"/>15,2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冬山鄉</text:p>
          </table:table-cell>
          <table:table-cell table:style-name="ce18" office:value-type="float" office:value="19319" calcext:value-type="float">
            <text:p><text:s text:c="3"/>19,319</text:p>
          </table:table-cell>
          <table:table-cell table:style-name="ce18" office:value-type="float" office:value="53087" calcext:value-type="float">
            <text:p><text:s text:c="3"/>53,087</text:p>
          </table:table-cell>
          <table:table-cell table:style-name="ce18" office:value-type="float" office:value="27215" calcext:value-type="float">
            <text:p><text:s text:c="3"/>27,215</text:p>
          </table:table-cell>
          <table:table-cell table:style-name="ce24" office:value-type="float" office:value="25872" calcext:value-type="float">
            <text:p><text:s text:c="3"/>25,8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結鄉</text:p>
          </table:table-cell>
          <table:table-cell table:style-name="ce18" office:value-type="float" office:value="14988" calcext:value-type="float">
            <text:p><text:s text:c="3"/>14,988</text:p>
          </table:table-cell>
          <table:table-cell table:style-name="ce18" office:value-type="float" office:value="39588" calcext:value-type="float">
            <text:p><text:s text:c="3"/>39,588</text:p>
          </table:table-cell>
          <table:table-cell table:style-name="ce18" office:value-type="float" office:value="20458" calcext:value-type="float">
            <text:p><text:s text:c="3"/>20,458</text:p>
          </table:table-cell>
          <table:table-cell table:style-name="ce24" office:value-type="float" office:value="19130" calcext:value-type="float">
            <text:p><text:s text:c="3"/>19,1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星鄉</text:p>
          </table:table-cell>
          <table:table-cell table:style-name="ce18" office:value-type="float" office:value="8593" calcext:value-type="float">
            <text:p><text:s text:c="3"/>8,593</text:p>
          </table:table-cell>
          <table:table-cell table:style-name="ce18" office:value-type="float" office:value="21390" calcext:value-type="float">
            <text:p><text:s text:c="3"/>21,390</text:p>
          </table:table-cell>
          <table:table-cell table:style-name="ce18" office:value-type="float" office:value="11530" calcext:value-type="float">
            <text:p><text:s text:c="3"/>11,530</text:p>
          </table:table-cell>
          <table:table-cell table:style-name="ce24" office:value-type="float" office:value="9860" calcext:value-type="float">
            <text:p><text:s text:c="3"/>9,8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大同鄉</text:p>
          </table:table-cell>
          <table:table-cell table:style-name="ce18" office:value-type="float" office:value="1904" calcext:value-type="float">
            <text:p><text:s text:c="3"/>1,904</text:p>
          </table:table-cell>
          <table:table-cell table:style-name="ce18" office:value-type="float" office:value="6163" calcext:value-type="float">
            <text:p><text:s text:c="3"/>6,163</text:p>
          </table:table-cell>
          <table:table-cell table:style-name="ce18" office:value-type="float" office:value="3304" calcext:value-type="float">
            <text:p><text:s text:c="3"/>3,304</text:p>
          </table:table-cell>
          <table:table-cell table:style-name="ce24" office:value-type="float" office:value="2859" calcext:value-type="float">
            <text:p><text:s text:c="3"/>2,8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南澳鄉</text:p>
          </table:table-cell>
          <table:table-cell table:style-name="ce19" office:value-type="float" office:value="1965" calcext:value-type="float">
            <text:p><text:s text:c="3"/>1,965</text:p>
          </table:table-cell>
          <table:table-cell table:style-name="ce19" office:value-type="float" office:value="5950" calcext:value-type="float">
            <text:p><text:s text:c="3"/>5,950</text:p>
          </table:table-cell>
          <table:table-cell table:style-name="ce19" office:value-type="float" office:value="3104" calcext:value-type="float">
            <text:p><text:s text:c="3"/>3,104</text:p>
          </table:table-cell>
          <table:table-cell table:style-name="ce25" office:value-type="float" office:value="2846" calcext:value-type="float">
            <text:p><text:s text:c="3"/>2,846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style-name="ce39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縣</text:p>
          </table:table-cell>
          <table:table-cell table:style-name="ce17" office:value-type="float" office:value="191918" calcext:value-type="float">
            <text:p><text:s text:c="3"/>191,918</text:p>
          </table:table-cell>
          <table:table-cell table:style-name="ce17" office:value-type="float" office:value="552877" calcext:value-type="float">
            <text:p><text:s text:c="3"/>552,877</text:p>
          </table:table-cell>
          <table:table-cell table:style-name="ce17" office:value-type="float" office:value="282458" calcext:value-type="float">
            <text:p><text:s text:c="3"/>282,458</text:p>
          </table:table-cell>
          <table:table-cell table:style-name="ce23" office:value-type="float" office:value="270419" calcext:value-type="float">
            <text:p><text:s text:c="3"/>270,4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北市</text:p>
          </table:table-cell>
          <table:table-cell table:style-name="ce18" office:value-type="float" office:value="66188" calcext:value-type="float">
            <text:p><text:s text:c="3"/>66,188</text:p>
          </table:table-cell>
          <table:table-cell table:style-name="ce18" office:value-type="float" office:value="182975" calcext:value-type="float">
            <text:p><text:s text:c="3"/>182,975</text:p>
          </table:table-cell>
          <table:table-cell table:style-name="ce18" office:value-type="float" office:value="91094" calcext:value-type="float">
            <text:p><text:s text:c="3"/>91,094</text:p>
          </table:table-cell>
          <table:table-cell table:style-name="ce24" office:value-type="float" office:value="91881" calcext:value-type="float">
            <text:p><text:s text:c="3"/>91,8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西鎮</text:p>
          </table:table-cell>
          <table:table-cell table:style-name="ce18" office:value-type="float" office:value="9401" calcext:value-type="float">
            <text:p><text:s text:c="3"/>9,401</text:p>
          </table:table-cell>
          <table:table-cell table:style-name="ce18" office:value-type="float" office:value="28829" calcext:value-type="float">
            <text:p><text:s text:c="3"/>28,829</text:p>
          </table:table-cell>
          <table:table-cell table:style-name="ce18" office:value-type="float" office:value="15408" calcext:value-type="float">
            <text:p><text:s text:c="3"/>15,408</text:p>
          </table:table-cell>
          <table:table-cell table:style-name="ce24" office:value-type="float" office:value="13421" calcext:value-type="float">
            <text:p><text:s text:c="3"/>13,4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埔鎮</text:p>
          </table:table-cell>
          <table:table-cell table:style-name="ce18" office:value-type="float" office:value="10720" calcext:value-type="float">
            <text:p><text:s text:c="3"/>10,720</text:p>
          </table:table-cell>
          <table:table-cell table:style-name="ce18" office:value-type="float" office:value="33289" calcext:value-type="float">
            <text:p><text:s text:c="3"/>33,289</text:p>
          </table:table-cell>
          <table:table-cell table:style-name="ce18" office:value-type="float" office:value="17754" calcext:value-type="float">
            <text:p><text:s text:c="3"/>17,754</text:p>
          </table:table-cell>
          <table:table-cell table:style-name="ce24" office:value-type="float" office:value="15535" calcext:value-type="float">
            <text:p><text:s text:c="3"/>15,5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東鎮</text:p>
          </table:table-cell>
          <table:table-cell table:style-name="ce18" office:value-type="float" office:value="33987" calcext:value-type="float">
            <text:p><text:s text:c="3"/>33,987</text:p>
          </table:table-cell>
          <table:table-cell table:style-name="ce18" office:value-type="float" office:value="96729" calcext:value-type="float">
            <text:p><text:s text:c="3"/>96,729</text:p>
          </table:table-cell>
          <table:table-cell table:style-name="ce18" office:value-type="float" office:value="48560" calcext:value-type="float">
            <text:p><text:s text:c="3"/>48,560</text:p>
          </table:table-cell>
          <table:table-cell table:style-name="ce24" office:value-type="float" office:value="48169" calcext:value-type="float">
            <text:p><text:s text:c="3"/>48,1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口鄉</text:p>
          </table:table-cell>
          <table:table-cell table:style-name="ce18" office:value-type="float" office:value="26685" calcext:value-type="float">
            <text:p><text:s text:c="3"/>26,685</text:p>
          </table:table-cell>
          <table:table-cell table:style-name="ce18" office:value-type="float" office:value="77517" calcext:value-type="float">
            <text:p><text:s text:c="3"/>77,517</text:p>
          </table:table-cell>
          <table:table-cell table:style-name="ce18" office:value-type="float" office:value="39276" calcext:value-type="float">
            <text:p><text:s text:c="3"/>39,276</text:p>
          </table:table-cell>
          <table:table-cell table:style-name="ce24" office:value-type="float" office:value="38241" calcext:value-type="float">
            <text:p><text:s text:c="3"/>38,2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橫山鄉</text:p>
          </table:table-cell>
          <table:table-cell table:style-name="ce18" office:value-type="float" office:value="4437" calcext:value-type="float">
            <text:p><text:s text:c="3"/>4,437</text:p>
          </table:table-cell>
          <table:table-cell table:style-name="ce18" office:value-type="float" office:value="13004" calcext:value-type="float">
            <text:p><text:s text:c="3"/>13,004</text:p>
          </table:table-cell>
          <table:table-cell table:style-name="ce18" office:value-type="float" office:value="7044" calcext:value-type="float">
            <text:p><text:s text:c="3"/>7,044</text:p>
          </table:table-cell>
          <table:table-cell table:style-name="ce24" office:value-type="float" office:value="5960" calcext:value-type="float">
            <text:p><text:s text:c="3"/>5,9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豐鄉</text:p>
          </table:table-cell>
          <table:table-cell table:style-name="ce18" office:value-type="float" office:value="18570" calcext:value-type="float">
            <text:p><text:s text:c="3"/>18,570</text:p>
          </table:table-cell>
          <table:table-cell table:style-name="ce18" office:value-type="float" office:value="56802" calcext:value-type="float">
            <text:p><text:s text:c="3"/>56,802</text:p>
          </table:table-cell>
          <table:table-cell table:style-name="ce18" office:value-type="float" office:value="29141" calcext:value-type="float">
            <text:p><text:s text:c="3"/>29,141</text:p>
          </table:table-cell>
          <table:table-cell table:style-name="ce24" office:value-type="float" office:value="27661" calcext:value-type="float">
            <text:p><text:s text:c="3"/>27,6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芎林鄉</text:p>
          </table:table-cell>
          <table:table-cell table:style-name="ce18" office:value-type="float" office:value="6520" calcext:value-type="float">
            <text:p><text:s text:c="3"/>6,520</text:p>
          </table:table-cell>
          <table:table-cell table:style-name="ce18" office:value-type="float" office:value="20093" calcext:value-type="float">
            <text:p><text:s text:c="3"/>20,093</text:p>
          </table:table-cell>
          <table:table-cell table:style-name="ce18" office:value-type="float" office:value="10641" calcext:value-type="float">
            <text:p><text:s text:c="3"/>10,641</text:p>
          </table:table-cell>
          <table:table-cell table:style-name="ce24" office:value-type="float" office:value="9452" calcext:value-type="float">
            <text:p><text:s text:c="3"/>9,4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寶山鄉</text:p>
          </table:table-cell>
          <table:table-cell table:style-name="ce18" office:value-type="float" office:value="5580" calcext:value-type="float">
            <text:p><text:s text:c="3"/>5,580</text:p>
          </table:table-cell>
          <table:table-cell table:style-name="ce18" office:value-type="float" office:value="14591" calcext:value-type="float">
            <text:p><text:s text:c="3"/>14,591</text:p>
          </table:table-cell>
          <table:table-cell table:style-name="ce18" office:value-type="float" office:value="7873" calcext:value-type="float">
            <text:p><text:s text:c="3"/>7,873</text:p>
          </table:table-cell>
          <table:table-cell table:style-name="ce24" office:value-type="float" office:value="6718" calcext:value-type="float">
            <text:p><text:s text:c="3"/>6,7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埔鄉</text:p>
          </table:table-cell>
          <table:table-cell table:style-name="ce18" office:value-type="float" office:value="3107" calcext:value-type="float">
            <text:p><text:s text:c="3"/>3,107</text:p>
          </table:table-cell>
          <table:table-cell table:style-name="ce18" office:value-type="float" office:value="9354" calcext:value-type="float">
            <text:p><text:s text:c="3"/>9,354</text:p>
          </table:table-cell>
          <table:table-cell table:style-name="ce18" office:value-type="float" office:value="5094" calcext:value-type="float">
            <text:p><text:s text:c="3"/>5,094</text:p>
          </table:table-cell>
          <table:table-cell table:style-name="ce24" office:value-type="float" office:value="4260" calcext:value-type="float">
            <text:p><text:s text:c="3"/>4,2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峨眉鄉</text:p>
          </table:table-cell>
          <table:table-cell table:style-name="ce18" office:value-type="float" office:value="2077" calcext:value-type="float">
            <text:p><text:s text:c="3"/>2,077</text:p>
          </table:table-cell>
          <table:table-cell table:style-name="ce18" office:value-type="float" office:value="5538" calcext:value-type="float">
            <text:p><text:s text:c="3"/>5,538</text:p>
          </table:table-cell>
          <table:table-cell table:style-name="ce18" office:value-type="float" office:value="3039" calcext:value-type="float">
            <text:p><text:s text:c="3"/>3,039</text:p>
          </table:table-cell>
          <table:table-cell table:style-name="ce24" office:value-type="float" office:value="2499" calcext:value-type="float">
            <text:p><text:s text:c="3"/>2,4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尖石鄉</text:p>
          </table:table-cell>
          <table:table-cell table:style-name="ce18" office:value-type="float" office:value="2884" calcext:value-type="float">
            <text:p><text:s text:c="3"/>2,884</text:p>
          </table:table-cell>
          <table:table-cell table:style-name="ce18" office:value-type="float" office:value="9549" calcext:value-type="float">
            <text:p><text:s text:c="3"/>9,549</text:p>
          </table:table-cell>
          <table:table-cell table:style-name="ce18" office:value-type="float" office:value="5039" calcext:value-type="float">
            <text:p><text:s text:c="3"/>5,039</text:p>
          </table:table-cell>
          <table:table-cell table:style-name="ce24" office:value-type="float" office:value="4510" calcext:value-type="float">
            <text:p><text:s text:c="3"/>4,5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五峰鄉</text:p>
          </table:table-cell>
          <table:table-cell table:style-name="ce19" office:value-type="float" office:value="1762" calcext:value-type="float">
            <text:p><text:s text:c="3"/>1,762</text:p>
          </table:table-cell>
          <table:table-cell table:style-name="ce19" office:value-type="float" office:value="4607" calcext:value-type="float">
            <text:p><text:s text:c="3"/>4,607</text:p>
          </table:table-cell>
          <table:table-cell table:style-name="ce19" office:value-type="float" office:value="2495" calcext:value-type="float">
            <text:p><text:s text:c="3"/>2,495</text:p>
          </table:table-cell>
          <table:table-cell table:style-name="ce25" office:value-type="float" office:value="2112" calcext:value-type="float">
            <text:p><text:s text:c="3"/>2,112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苗栗縣</text:p>
          </table:table-cell>
          <table:table-cell table:style-name="ce17" office:value-type="float" office:value="188070" calcext:value-type="float">
            <text:p><text:s text:c="3"/>188,070</text:p>
          </table:table-cell>
          <table:table-cell table:style-name="ce17" office:value-type="float" office:value="552161" calcext:value-type="float">
            <text:p><text:s text:c="3"/>552,161</text:p>
          </table:table-cell>
          <table:table-cell table:style-name="ce17" office:value-type="float" office:value="284981" calcext:value-type="float">
            <text:p><text:s text:c="3"/>284,981</text:p>
          </table:table-cell>
          <table:table-cell table:style-name="ce23" office:value-type="float" office:value="267180" calcext:value-type="float">
            <text:p><text:s text:c="3"/>267,1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苗栗市</text:p>
          </table:table-cell>
          <table:table-cell table:style-name="ce18" office:value-type="float" office:value="31367" calcext:value-type="float">
            <text:p><text:s text:c="3"/>31,367</text:p>
          </table:table-cell>
          <table:table-cell table:style-name="ce18" office:value-type="float" office:value="88774" calcext:value-type="float">
            <text:p><text:s text:c="3"/>88,774</text:p>
          </table:table-cell>
          <table:table-cell table:style-name="ce18" office:value-type="float" office:value="44346" calcext:value-type="float">
            <text:p><text:s text:c="3"/>44,346</text:p>
          </table:table-cell>
          <table:table-cell table:style-name="ce24" office:value-type="float" office:value="44428" calcext:value-type="float">
            <text:p><text:s text:c="3"/>44,4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份市</text:p>
          </table:table-cell>
          <table:table-cell table:style-name="ce18" office:value-type="float" office:value="34843" calcext:value-type="float">
            <text:p><text:s text:c="3"/>34,843</text:p>
          </table:table-cell>
          <table:table-cell table:style-name="ce18" office:value-type="float" office:value="102988" calcext:value-type="float">
            <text:p><text:s text:c="3"/>102,988</text:p>
          </table:table-cell>
          <table:table-cell table:style-name="ce18" office:value-type="float" office:value="52001" calcext:value-type="float">
            <text:p><text:s text:c="3"/>52,001</text:p>
          </table:table-cell>
          <table:table-cell table:style-name="ce24" office:value-type="float" office:value="50987" calcext:value-type="float">
            <text:p><text:s text:c="3"/>50,9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苑裡鎮</text:p>
          </table:table-cell>
          <table:table-cell table:style-name="ce18" office:value-type="float" office:value="14670" calcext:value-type="float">
            <text:p><text:s text:c="3"/>14,670</text:p>
          </table:table-cell>
          <table:table-cell table:style-name="ce18" office:value-type="float" office:value="45751" calcext:value-type="float">
            <text:p><text:s text:c="3"/>45,751</text:p>
          </table:table-cell>
          <table:table-cell table:style-name="ce18" office:value-type="float" office:value="23820" calcext:value-type="float">
            <text:p><text:s text:c="3"/>23,820</text:p>
          </table:table-cell>
          <table:table-cell table:style-name="ce24" office:value-type="float" office:value="21931" calcext:value-type="float">
            <text:p><text:s text:c="3"/>21,9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通霄鎮</text:p>
          </table:table-cell>
          <table:table-cell table:style-name="ce18" office:value-type="float" office:value="11572" calcext:value-type="float">
            <text:p><text:s text:c="3"/>11,572</text:p>
          </table:table-cell>
          <table:table-cell table:style-name="ce18" office:value-type="float" office:value="34463" calcext:value-type="float">
            <text:p><text:s text:c="3"/>34,463</text:p>
          </table:table-cell>
          <table:table-cell table:style-name="ce18" office:value-type="float" office:value="18221" calcext:value-type="float">
            <text:p><text:s text:c="3"/>18,221</text:p>
          </table:table-cell>
          <table:table-cell table:style-name="ce24" office:value-type="float" office:value="16242" calcext:value-type="float">
            <text:p><text:s text:c="3"/>16,2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南鎮</text:p>
          </table:table-cell>
          <table:table-cell table:style-name="ce18" office:value-type="float" office:value="29386" calcext:value-type="float">
            <text:p><text:s text:c="3"/>29,386</text:p>
          </table:table-cell>
          <table:table-cell table:style-name="ce18" office:value-type="float" office:value="85757" calcext:value-type="float">
            <text:p><text:s text:c="3"/>85,757</text:p>
          </table:table-cell>
          <table:table-cell table:style-name="ce18" office:value-type="float" office:value="43309" calcext:value-type="float">
            <text:p><text:s text:c="3"/>43,309</text:p>
          </table:table-cell>
          <table:table-cell table:style-name="ce24" office:value-type="float" office:value="42448" calcext:value-type="float">
            <text:p><text:s text:c="3"/>42,4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龍鎮</text:p>
          </table:table-cell>
          <table:table-cell table:style-name="ce18" office:value-type="float" office:value="11930" calcext:value-type="float">
            <text:p><text:s text:c="3"/>11,930</text:p>
          </table:table-cell>
          <table:table-cell table:style-name="ce18" office:value-type="float" office:value="36623" calcext:value-type="float">
            <text:p><text:s text:c="3"/>36,623</text:p>
          </table:table-cell>
          <table:table-cell table:style-name="ce18" office:value-type="float" office:value="19362" calcext:value-type="float">
            <text:p><text:s text:c="3"/>19,362</text:p>
          </table:table-cell>
          <table:table-cell table:style-name="ce24" office:value-type="float" office:value="17261" calcext:value-type="float">
            <text:p><text:s text:c="3"/>17,2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卓蘭鎮</text:p>
          </table:table-cell>
          <table:table-cell table:style-name="ce18" office:value-type="float" office:value="6022" calcext:value-type="float">
            <text:p><text:s text:c="3"/>6,022</text:p>
          </table:table-cell>
          <table:table-cell table:style-name="ce18" office:value-type="float" office:value="16951" calcext:value-type="float">
            <text:p><text:s text:c="3"/>16,951</text:p>
          </table:table-cell>
          <table:table-cell table:style-name="ce18" office:value-type="float" office:value="8893" calcext:value-type="float">
            <text:p><text:s text:c="3"/>8,893</text:p>
          </table:table-cell>
          <table:table-cell table:style-name="ce24" office:value-type="float" office:value="8058" calcext:value-type="float">
            <text:p><text:s text:c="3"/>8,0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湖鄉</text:p>
          </table:table-cell>
          <table:table-cell table:style-name="ce18" office:value-type="float" office:value="5409" calcext:value-type="float">
            <text:p><text:s text:c="3"/>5,409</text:p>
          </table:table-cell>
          <table:table-cell table:style-name="ce18" office:value-type="float" office:value="14672" calcext:value-type="float">
            <text:p><text:s text:c="3"/>14,672</text:p>
          </table:table-cell>
          <table:table-cell table:style-name="ce18" office:value-type="float" office:value="7775" calcext:value-type="float">
            <text:p><text:s text:c="3"/>7,775</text:p>
          </table:table-cell>
          <table:table-cell table:style-name="ce24" office:value-type="float" office:value="6897" calcext:value-type="float">
            <text:p><text:s text:c="3"/>6,8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公館鄉</text:p>
          </table:table-cell>
          <table:table-cell table:style-name="ce18" office:value-type="float" office:value="10735" calcext:value-type="float">
            <text:p><text:s text:c="3"/>10,735</text:p>
          </table:table-cell>
          <table:table-cell table:style-name="ce18" office:value-type="float" office:value="33624" calcext:value-type="float">
            <text:p><text:s text:c="3"/>33,624</text:p>
          </table:table-cell>
          <table:table-cell table:style-name="ce18" office:value-type="float" office:value="17558" calcext:value-type="float">
            <text:p><text:s text:c="3"/>17,558</text:p>
          </table:table-cell>
          <table:table-cell table:style-name="ce24" office:value-type="float" office:value="16066" calcext:value-type="float">
            <text:p><text:s text:c="3"/>16,0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銅鑼鄉</text:p>
          </table:table-cell>
          <table:table-cell table:style-name="ce18" office:value-type="float" office:value="6145" calcext:value-type="float">
            <text:p><text:s text:c="3"/>6,145</text:p>
          </table:table-cell>
          <table:table-cell table:style-name="ce18" office:value-type="float" office:value="18080" calcext:value-type="float">
            <text:p><text:s text:c="3"/>18,080</text:p>
          </table:table-cell>
          <table:table-cell table:style-name="ce18" office:value-type="float" office:value="9616" calcext:value-type="float">
            <text:p><text:s text:c="3"/>9,616</text:p>
          </table:table-cell>
          <table:table-cell table:style-name="ce24" office:value-type="float" office:value="8464" calcext:value-type="float">
            <text:p><text:s text:c="3"/>8,4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庄鄉</text:p>
          </table:table-cell>
          <table:table-cell table:style-name="ce18" office:value-type="float" office:value="3933" calcext:value-type="float">
            <text:p><text:s text:c="3"/>3,933</text:p>
          </table:table-cell>
          <table:table-cell table:style-name="ce18" office:value-type="float" office:value="10132" calcext:value-type="float">
            <text:p><text:s text:c="3"/>10,132</text:p>
          </table:table-cell>
          <table:table-cell table:style-name="ce18" office:value-type="float" office:value="5559" calcext:value-type="float">
            <text:p><text:s text:c="3"/>5,559</text:p>
          </table:table-cell>
          <table:table-cell table:style-name="ce24" office:value-type="float" office:value="4573" calcext:value-type="float">
            <text:p><text:s text:c="3"/>4,5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屋鄉</text:p>
          </table:table-cell>
          <table:table-cell table:style-name="ce18" office:value-type="float" office:value="3646" calcext:value-type="float">
            <text:p><text:s text:c="3"/>3,646</text:p>
          </table:table-cell>
          <table:table-cell table:style-name="ce18" office:value-type="float" office:value="10839" calcext:value-type="float">
            <text:p><text:s text:c="3"/>10,839</text:p>
          </table:table-cell>
          <table:table-cell table:style-name="ce18" office:value-type="float" office:value="5754" calcext:value-type="float">
            <text:p><text:s text:c="3"/>5,754</text:p>
          </table:table-cell>
          <table:table-cell table:style-name="ce24" office:value-type="float" office:value="5085" calcext:value-type="float">
            <text:p><text:s text:c="3"/>5,0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義鄉</text:p>
          </table:table-cell>
          <table:table-cell table:style-name="ce18" office:value-type="float" office:value="5555" calcext:value-type="float">
            <text:p><text:s text:c="3"/>5,555</text:p>
          </table:table-cell>
          <table:table-cell table:style-name="ce18" office:value-type="float" office:value="16415" calcext:value-type="float">
            <text:p><text:s text:c="3"/>16,415</text:p>
          </table:table-cell>
          <table:table-cell table:style-name="ce18" office:value-type="float" office:value="8670" calcext:value-type="float">
            <text:p><text:s text:c="3"/>8,670</text:p>
          </table:table-cell>
          <table:table-cell table:style-name="ce24" office:value-type="float" office:value="7745" calcext:value-type="float">
            <text:p><text:s text:c="3"/>7,7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湖鄉</text:p>
          </table:table-cell>
          <table:table-cell table:style-name="ce18" office:value-type="float" office:value="2641" calcext:value-type="float">
            <text:p><text:s text:c="3"/>2,641</text:p>
          </table:table-cell>
          <table:table-cell table:style-name="ce18" office:value-type="float" office:value="7112" calcext:value-type="float">
            <text:p><text:s text:c="3"/>7,112</text:p>
          </table:table-cell>
          <table:table-cell table:style-name="ce18" office:value-type="float" office:value="3972" calcext:value-type="float">
            <text:p><text:s text:c="3"/>3,972</text:p>
          </table:table-cell>
          <table:table-cell table:style-name="ce24" office:value-type="float" office:value="3140" calcext:value-type="float">
            <text:p><text:s text:c="3"/>3,1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造橋鄉</text:p>
          </table:table-cell>
          <table:table-cell table:style-name="ce18" office:value-type="float" office:value="4129" calcext:value-type="float">
            <text:p><text:s text:c="3"/>4,129</text:p>
          </table:table-cell>
          <table:table-cell table:style-name="ce18" office:value-type="float" office:value="12910" calcext:value-type="float">
            <text:p><text:s text:c="3"/>12,910</text:p>
          </table:table-cell>
          <table:table-cell table:style-name="ce18" office:value-type="float" office:value="6805" calcext:value-type="float">
            <text:p><text:s text:c="3"/>6,805</text:p>
          </table:table-cell>
          <table:table-cell table:style-name="ce24" office:value-type="float" office:value="6105" calcext:value-type="float">
            <text:p><text:s text:c="3"/>6,1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灣鄉</text:p>
          </table:table-cell>
          <table:table-cell table:style-name="ce18" office:value-type="float" office:value="2397" calcext:value-type="float">
            <text:p><text:s text:c="3"/>2,397</text:p>
          </table:table-cell>
          <table:table-cell table:style-name="ce18" office:value-type="float" office:value="6720" calcext:value-type="float">
            <text:p><text:s text:c="3"/>6,720</text:p>
          </table:table-cell>
          <table:table-cell table:style-name="ce18" office:value-type="float" office:value="3676" calcext:value-type="float">
            <text:p><text:s text:c="3"/>3,676</text:p>
          </table:table-cell>
          <table:table-cell table:style-name="ce24" office:value-type="float" office:value="3044" calcext:value-type="float">
            <text:p><text:s text:c="3"/>3,0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獅潭鄉</text:p>
          </table:table-cell>
          <table:table-cell table:style-name="ce18" office:value-type="float" office:value="1716" calcext:value-type="float">
            <text:p><text:s text:c="3"/>1,716</text:p>
          </table:table-cell>
          <table:table-cell table:style-name="ce18" office:value-type="float" office:value="4401" calcext:value-type="float">
            <text:p><text:s text:c="3"/>4,401</text:p>
          </table:table-cell>
          <table:table-cell table:style-name="ce18" office:value-type="float" office:value="2463" calcext:value-type="float">
            <text:p><text:s text:c="3"/>2,463</text:p>
          </table:table-cell>
          <table:table-cell table:style-name="ce24" office:value-type="float" office:value="1938" calcext:value-type="float">
            <text:p><text:s text:c="3"/>1,9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安鄉</text:p>
          </table:table-cell>
          <table:table-cell table:style-name="ce19" office:value-type="float" office:value="1974" calcext:value-type="float">
            <text:p><text:s text:c="3"/>1,974</text:p>
          </table:table-cell>
          <table:table-cell table:style-name="ce19" office:value-type="float" office:value="5949" calcext:value-type="float">
            <text:p><text:s text:c="3"/>5,949</text:p>
          </table:table-cell>
          <table:table-cell table:style-name="ce19" office:value-type="float" office:value="3181" calcext:value-type="float">
            <text:p><text:s text:c="3"/>3,181</text:p>
          </table:table-cell>
          <table:table-cell table:style-name="ce25" office:value-type="float" office:value="2768" calcext:value-type="float">
            <text:p><text:s text:c="3"/>2,768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彰化縣</text:p>
          </table:table-cell>
          <table:table-cell table:style-name="ce17" office:value-type="float" office:value="387556" calcext:value-type="float">
            <text:p><text:s text:c="3"/>387,556</text:p>
          </table:table-cell>
          <table:table-cell table:style-name="ce17" office:value-type="float" office:value="1280528" calcext:value-type="float">
            <text:p><text:s text:c="3"/>1,280,528</text:p>
          </table:table-cell>
          <table:table-cell table:style-name="ce17" office:value-type="float" office:value="652498" calcext:value-type="float">
            <text:p><text:s text:c="3"/>652,498</text:p>
          </table:table-cell>
          <table:table-cell table:style-name="ce23" office:value-type="float" office:value="628030" calcext:value-type="float">
            <text:p><text:s text:c="3"/>628,0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彰化市</text:p>
          </table:table-cell>
          <table:table-cell table:style-name="ce18" office:value-type="float" office:value="76482" calcext:value-type="float">
            <text:p><text:s text:c="3"/>76,482</text:p>
          </table:table-cell>
          <table:table-cell table:style-name="ce18" office:value-type="float" office:value="233209" calcext:value-type="float">
            <text:p><text:s text:c="3"/>233,209</text:p>
          </table:table-cell>
          <table:table-cell table:style-name="ce18" office:value-type="float" office:value="115206" calcext:value-type="float">
            <text:p><text:s text:c="3"/>115,206</text:p>
          </table:table-cell>
          <table:table-cell table:style-name="ce24" office:value-type="float" office:value="118003" calcext:value-type="float">
            <text:p><text:s text:c="3"/>118,0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林市</text:p>
          </table:table-cell>
          <table:table-cell table:style-name="ce18" office:value-type="float" office:value="39373" calcext:value-type="float">
            <text:p><text:s text:c="3"/>39,373</text:p>
          </table:table-cell>
          <table:table-cell table:style-name="ce18" office:value-type="float" office:value="124634" calcext:value-type="float">
            <text:p><text:s text:c="3"/>124,634</text:p>
          </table:table-cell>
          <table:table-cell table:style-name="ce18" office:value-type="float" office:value="61976" calcext:value-type="float">
            <text:p><text:s text:c="3"/>61,976</text:p>
          </table:table-cell>
          <table:table-cell table:style-name="ce24" office:value-type="float" office:value="62658" calcext:value-type="float">
            <text:p><text:s text:c="3"/>62,6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港鎮</text:p>
          </table:table-cell>
          <table:table-cell table:style-name="ce18" office:value-type="float" office:value="24542" calcext:value-type="float">
            <text:p><text:s text:c="3"/>24,542</text:p>
          </table:table-cell>
          <table:table-cell table:style-name="ce18" office:value-type="float" office:value="86762" calcext:value-type="float">
            <text:p><text:s text:c="3"/>86,762</text:p>
          </table:table-cell>
          <table:table-cell table:style-name="ce18" office:value-type="float" office:value="44102" calcext:value-type="float">
            <text:p><text:s text:c="3"/>44,102</text:p>
          </table:table-cell>
          <table:table-cell table:style-name="ce24" office:value-type="float" office:value="42660" calcext:value-type="float">
            <text:p><text:s text:c="3"/>42,6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和美鎮</text:p>
          </table:table-cell>
          <table:table-cell table:style-name="ce18" office:value-type="float" office:value="26787" calcext:value-type="float">
            <text:p><text:s text:c="3"/>26,787</text:p>
          </table:table-cell>
          <table:table-cell table:style-name="ce18" office:value-type="float" office:value="90865" calcext:value-type="float">
            <text:p><text:s text:c="3"/>90,865</text:p>
          </table:table-cell>
          <table:table-cell table:style-name="ce18" office:value-type="float" office:value="46207" calcext:value-type="float">
            <text:p><text:s text:c="3"/>46,207</text:p>
          </table:table-cell>
          <table:table-cell table:style-name="ce24" office:value-type="float" office:value="44658" calcext:value-type="float">
            <text:p><text:s text:c="3"/>44,6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斗鎮</text:p>
          </table:table-cell>
          <table:table-cell table:style-name="ce18" office:value-type="float" office:value="10709" calcext:value-type="float">
            <text:p><text:s text:c="3"/>10,709</text:p>
          </table:table-cell>
          <table:table-cell table:style-name="ce18" office:value-type="float" office:value="33325" calcext:value-type="float">
            <text:p><text:s text:c="3"/>33,325</text:p>
          </table:table-cell>
          <table:table-cell table:style-name="ce18" office:value-type="float" office:value="16784" calcext:value-type="float">
            <text:p><text:s text:c="3"/>16,784</text:p>
          </table:table-cell>
          <table:table-cell table:style-name="ce24" office:value-type="float" office:value="16541" calcext:value-type="float">
            <text:p><text:s text:c="3"/>16,5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湖鎮</text:p>
          </table:table-cell>
          <table:table-cell table:style-name="ce18" office:value-type="float" office:value="16368" calcext:value-type="float">
            <text:p><text:s text:c="3"/>16,368</text:p>
          </table:table-cell>
          <table:table-cell table:style-name="ce18" office:value-type="float" office:value="55614" calcext:value-type="float">
            <text:p><text:s text:c="3"/>55,614</text:p>
          </table:table-cell>
          <table:table-cell table:style-name="ce18" office:value-type="float" office:value="28190" calcext:value-type="float">
            <text:p><text:s text:c="3"/>28,190</text:p>
          </table:table-cell>
          <table:table-cell table:style-name="ce24" office:value-type="float" office:value="27424" calcext:value-type="float">
            <text:p><text:s text:c="3"/>27,4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中鎮</text:p>
          </table:table-cell>
          <table:table-cell table:style-name="ce18" office:value-type="float" office:value="13174" calcext:value-type="float">
            <text:p><text:s text:c="3"/>13,174</text:p>
          </table:table-cell>
          <table:table-cell table:style-name="ce18" office:value-type="float" office:value="41836" calcext:value-type="float">
            <text:p><text:s text:c="3"/>41,836</text:p>
          </table:table-cell>
          <table:table-cell table:style-name="ce18" office:value-type="float" office:value="21575" calcext:value-type="float">
            <text:p><text:s text:c="3"/>21,575</text:p>
          </table:table-cell>
          <table:table-cell table:style-name="ce24" office:value-type="float" office:value="20261" calcext:value-type="float">
            <text:p><text:s text:c="3"/>20,2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林鎮</text:p>
          </table:table-cell>
          <table:table-cell table:style-name="ce18" office:value-type="float" office:value="15069" calcext:value-type="float">
            <text:p><text:s text:c="3"/>15,069</text:p>
          </table:table-cell>
          <table:table-cell table:style-name="ce18" office:value-type="float" office:value="50881" calcext:value-type="float">
            <text:p><text:s text:c="3"/>50,881</text:p>
          </table:table-cell>
          <table:table-cell table:style-name="ce18" office:value-type="float" office:value="26163" calcext:value-type="float">
            <text:p><text:s text:c="3"/>26,163</text:p>
          </table:table-cell>
          <table:table-cell table:style-name="ce24" office:value-type="float" office:value="24718" calcext:value-type="float">
            <text:p><text:s text:c="3"/>24,7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線西鄉</text:p>
          </table:table-cell>
          <table:table-cell table:style-name="ce18" office:value-type="float" office:value="4416" calcext:value-type="float">
            <text:p><text:s text:c="3"/>4,416</text:p>
          </table:table-cell>
          <table:table-cell table:style-name="ce18" office:value-type="float" office:value="16934" calcext:value-type="float">
            <text:p><text:s text:c="3"/>16,934</text:p>
          </table:table-cell>
          <table:table-cell table:style-name="ce18" office:value-type="float" office:value="8676" calcext:value-type="float">
            <text:p><text:s text:c="3"/>8,676</text:p>
          </table:table-cell>
          <table:table-cell table:style-name="ce24" office:value-type="float" office:value="8258" calcext:value-type="float">
            <text:p><text:s text:c="3"/>8,2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伸港鄉</text:p>
          </table:table-cell>
          <table:table-cell table:style-name="ce18" office:value-type="float" office:value="10003" calcext:value-type="float">
            <text:p><text:s text:c="3"/>10,003</text:p>
          </table:table-cell>
          <table:table-cell table:style-name="ce18" office:value-type="float" office:value="36959" calcext:value-type="float">
            <text:p><text:s text:c="3"/>36,959</text:p>
          </table:table-cell>
          <table:table-cell table:style-name="ce18" office:value-type="float" office:value="18857" calcext:value-type="float">
            <text:p><text:s text:c="3"/>18,857</text:p>
          </table:table-cell>
          <table:table-cell table:style-name="ce24" office:value-type="float" office:value="18102" calcext:value-type="float">
            <text:p><text:s text:c="3"/>18,1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福興鄉</text:p>
          </table:table-cell>
          <table:table-cell table:style-name="ce18" office:value-type="float" office:value="12842" calcext:value-type="float">
            <text:p><text:s text:c="3"/>12,842</text:p>
          </table:table-cell>
          <table:table-cell table:style-name="ce18" office:value-type="float" office:value="47223" calcext:value-type="float">
            <text:p><text:s text:c="3"/>47,223</text:p>
          </table:table-cell>
          <table:table-cell table:style-name="ce18" office:value-type="float" office:value="24606" calcext:value-type="float">
            <text:p><text:s text:c="3"/>24,606</text:p>
          </table:table-cell>
          <table:table-cell table:style-name="ce24" office:value-type="float" office:value="22617" calcext:value-type="float">
            <text:p><text:s text:c="3"/>22,6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秀水鄉</text:p>
          </table:table-cell>
          <table:table-cell table:style-name="ce18" office:value-type="float" office:value="10798" calcext:value-type="float">
            <text:p><text:s text:c="3"/>10,798</text:p>
          </table:table-cell>
          <table:table-cell table:style-name="ce18" office:value-type="float" office:value="39326" calcext:value-type="float">
            <text:p><text:s text:c="3"/>39,326</text:p>
          </table:table-cell>
          <table:table-cell table:style-name="ce18" office:value-type="float" office:value="20307" calcext:value-type="float">
            <text:p><text:s text:c="3"/>20,307</text:p>
          </table:table-cell>
          <table:table-cell table:style-name="ce24" office:value-type="float" office:value="19019" calcext:value-type="float">
            <text:p><text:s text:c="3"/>19,0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壇鄉</text:p>
          </table:table-cell>
          <table:table-cell table:style-name="ce18" office:value-type="float" office:value="14112" calcext:value-type="float">
            <text:p><text:s text:c="3"/>14,112</text:p>
          </table:table-cell>
          <table:table-cell table:style-name="ce18" office:value-type="float" office:value="45877" calcext:value-type="float">
            <text:p><text:s text:c="3"/>45,877</text:p>
          </table:table-cell>
          <table:table-cell table:style-name="ce18" office:value-type="float" office:value="23527" calcext:value-type="float">
            <text:p><text:s text:c="3"/>23,527</text:p>
          </table:table-cell>
          <table:table-cell table:style-name="ce24" office:value-type="float" office:value="22350" calcext:value-type="float">
            <text:p><text:s text:c="3"/>22,3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芬園鄉</text:p>
          </table:table-cell>
          <table:table-cell table:style-name="ce18" office:value-type="float" office:value="6830" calcext:value-type="float">
            <text:p><text:s text:c="3"/>6,830</text:p>
          </table:table-cell>
          <table:table-cell table:style-name="ce18" office:value-type="float" office:value="23647" calcext:value-type="float">
            <text:p><text:s text:c="3"/>23,647</text:p>
          </table:table-cell>
          <table:table-cell table:style-name="ce18" office:value-type="float" office:value="12430" calcext:value-type="float">
            <text:p><text:s text:c="3"/>12,430</text:p>
          </table:table-cell>
          <table:table-cell table:style-name="ce24" office:value-type="float" office:value="11217" calcext:value-type="float">
            <text:p><text:s text:c="3"/>11,2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村鄉</text:p>
          </table:table-cell>
          <table:table-cell table:style-name="ce18" office:value-type="float" office:value="11152" calcext:value-type="float">
            <text:p><text:s text:c="3"/>11,152</text:p>
          </table:table-cell>
          <table:table-cell table:style-name="ce18" office:value-type="float" office:value="36841" calcext:value-type="float">
            <text:p><text:s text:c="3"/>36,841</text:p>
          </table:table-cell>
          <table:table-cell table:style-name="ce18" office:value-type="float" office:value="19016" calcext:value-type="float">
            <text:p><text:s text:c="3"/>19,016</text:p>
          </table:table-cell>
          <table:table-cell table:style-name="ce24" office:value-type="float" office:value="17825" calcext:value-type="float">
            <text:p><text:s text:c="3"/>17,8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鹽鄉</text:p>
          </table:table-cell>
          <table:table-cell table:style-name="ce18" office:value-type="float" office:value="9089" calcext:value-type="float">
            <text:p><text:s text:c="3"/>9,089</text:p>
          </table:table-cell>
          <table:table-cell table:style-name="ce18" office:value-type="float" office:value="32536" calcext:value-type="float">
            <text:p><text:s text:c="3"/>32,536</text:p>
          </table:table-cell>
          <table:table-cell table:style-name="ce18" office:value-type="float" office:value="17100" calcext:value-type="float">
            <text:p><text:s text:c="3"/>17,100</text:p>
          </table:table-cell>
          <table:table-cell table:style-name="ce24" office:value-type="float" office:value="15436" calcext:value-type="float">
            <text:p><text:s text:c="3"/>15,4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心鄉</text:p>
          </table:table-cell>
          <table:table-cell table:style-name="ce18" office:value-type="float" office:value="10617" calcext:value-type="float">
            <text:p><text:s text:c="3"/>10,617</text:p>
          </table:table-cell>
          <table:table-cell table:style-name="ce18" office:value-type="float" office:value="34762" calcext:value-type="float">
            <text:p><text:s text:c="3"/>34,762</text:p>
          </table:table-cell>
          <table:table-cell table:style-name="ce18" office:value-type="float" office:value="17896" calcext:value-type="float">
            <text:p><text:s text:c="3"/>17,896</text:p>
          </table:table-cell>
          <table:table-cell table:style-name="ce24" office:value-type="float" office:value="16866" calcext:value-type="float">
            <text:p><text:s text:c="3"/>16,8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靖鄉</text:p>
          </table:table-cell>
          <table:table-cell table:style-name="ce18" office:value-type="float" office:value="10930" calcext:value-type="float">
            <text:p><text:s text:c="3"/>10,930</text:p>
          </table:table-cell>
          <table:table-cell table:style-name="ce18" office:value-type="float" office:value="37241" calcext:value-type="float">
            <text:p><text:s text:c="3"/>37,241</text:p>
          </table:table-cell>
          <table:table-cell table:style-name="ce18" office:value-type="float" office:value="19268" calcext:value-type="float">
            <text:p><text:s text:c="3"/>19,268</text:p>
          </table:table-cell>
          <table:table-cell table:style-name="ce24" office:value-type="float" office:value="17973" calcext:value-type="float">
            <text:p><text:s text:c="3"/>17,9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社頭鄉</text:p>
          </table:table-cell>
          <table:table-cell table:style-name="ce18" office:value-type="float" office:value="12938" calcext:value-type="float">
            <text:p><text:s text:c="3"/>12,938</text:p>
          </table:table-cell>
          <table:table-cell table:style-name="ce18" office:value-type="float" office:value="43041" calcext:value-type="float">
            <text:p><text:s text:c="3"/>43,041</text:p>
          </table:table-cell>
          <table:table-cell table:style-name="ce18" office:value-type="float" office:value="22125" calcext:value-type="float">
            <text:p><text:s text:c="3"/>22,125</text:p>
          </table:table-cell>
          <table:table-cell table:style-name="ce24" office:value-type="float" office:value="20916" calcext:value-type="float">
            <text:p><text:s text:c="3"/>20,9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水鄉</text:p>
          </table:table-cell>
          <table:table-cell table:style-name="ce18" office:value-type="float" office:value="5286" calcext:value-type="float">
            <text:p><text:s text:c="3"/>5,286</text:p>
          </table:table-cell>
          <table:table-cell table:style-name="ce18" office:value-type="float" office:value="15249" calcext:value-type="float">
            <text:p><text:s text:c="3"/>15,249</text:p>
          </table:table-cell>
          <table:table-cell table:style-name="ce18" office:value-type="float" office:value="7984" calcext:value-type="float">
            <text:p><text:s text:c="3"/>7,984</text:p>
          </table:table-cell>
          <table:table-cell table:style-name="ce24" office:value-type="float" office:value="7265" calcext:value-type="float">
            <text:p><text:s text:c="3"/>7,2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尾鄉</text:p>
          </table:table-cell>
          <table:table-cell table:style-name="ce18" office:value-type="float" office:value="7996" calcext:value-type="float">
            <text:p><text:s text:c="3"/>7,996</text:p>
          </table:table-cell>
          <table:table-cell table:style-name="ce18" office:value-type="float" office:value="27460" calcext:value-type="float">
            <text:p><text:s text:c="3"/>27,460</text:p>
          </table:table-cell>
          <table:table-cell table:style-name="ce18" office:value-type="float" office:value="14135" calcext:value-type="float">
            <text:p><text:s text:c="3"/>14,135</text:p>
          </table:table-cell>
          <table:table-cell table:style-name="ce24" office:value-type="float" office:value="13325" calcext:value-type="float">
            <text:p><text:s text:c="3"/>13,3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埤頭鄉</text:p>
          </table:table-cell>
          <table:table-cell table:style-name="ce18" office:value-type="float" office:value="9075" calcext:value-type="float">
            <text:p><text:s text:c="3"/>9,075</text:p>
          </table:table-cell>
          <table:table-cell table:style-name="ce18" office:value-type="float" office:value="30674" calcext:value-type="float">
            <text:p><text:s text:c="3"/>30,674</text:p>
          </table:table-cell>
          <table:table-cell table:style-name="ce18" office:value-type="float" office:value="15866" calcext:value-type="float">
            <text:p><text:s text:c="3"/>15,866</text:p>
          </table:table-cell>
          <table:table-cell table:style-name="ce24" office:value-type="float" office:value="14808" calcext:value-type="float">
            <text:p><text:s text:c="3"/>14,8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芳苑鄉</text:p>
          </table:table-cell>
          <table:table-cell table:style-name="ce18" office:value-type="float" office:value="10123" calcext:value-type="float">
            <text:p><text:s text:c="3"/>10,123</text:p>
          </table:table-cell>
          <table:table-cell table:style-name="ce18" office:value-type="float" office:value="33616" calcext:value-type="float">
            <text:p><text:s text:c="3"/>33,616</text:p>
          </table:table-cell>
          <table:table-cell table:style-name="ce18" office:value-type="float" office:value="17771" calcext:value-type="float">
            <text:p><text:s text:c="3"/>17,771</text:p>
          </table:table-cell>
          <table:table-cell table:style-name="ce24" office:value-type="float" office:value="15845" calcext:value-type="float">
            <text:p><text:s text:c="3"/>15,8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城鄉</text:p>
          </table:table-cell>
          <table:table-cell table:style-name="ce18" office:value-type="float" office:value="5247" calcext:value-type="float">
            <text:p><text:s text:c="3"/>5,247</text:p>
          </table:table-cell>
          <table:table-cell table:style-name="ce18" office:value-type="float" office:value="16902" calcext:value-type="float">
            <text:p><text:s text:c="3"/>16,902</text:p>
          </table:table-cell>
          <table:table-cell table:style-name="ce18" office:value-type="float" office:value="9119" calcext:value-type="float">
            <text:p><text:s text:c="3"/>9,119</text:p>
          </table:table-cell>
          <table:table-cell table:style-name="ce24" office:value-type="float" office:value="7783" calcext:value-type="float">
            <text:p><text:s text:c="3"/>7,7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塘鄉</text:p>
          </table:table-cell>
          <table:table-cell table:style-name="ce18" office:value-type="float" office:value="4614" calcext:value-type="float">
            <text:p><text:s text:c="3"/>4,614</text:p>
          </table:table-cell>
          <table:table-cell table:style-name="ce18" office:value-type="float" office:value="15217" calcext:value-type="float">
            <text:p><text:s text:c="3"/>15,217</text:p>
          </table:table-cell>
          <table:table-cell table:style-name="ce18" office:value-type="float" office:value="7992" calcext:value-type="float">
            <text:p><text:s text:c="3"/>7,992</text:p>
          </table:table-cell>
          <table:table-cell table:style-name="ce24" office:value-type="float" office:value="7225" calcext:value-type="float">
            <text:p><text:s text:c="3"/>7,2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州鄉</text:p>
          </table:table-cell>
          <table:table-cell table:style-name="ce19" office:value-type="float" office:value="8984" calcext:value-type="float">
            <text:p><text:s text:c="3"/>8,984</text:p>
          </table:table-cell>
          <table:table-cell table:style-name="ce19" office:value-type="float" office:value="29897" calcext:value-type="float">
            <text:p><text:s text:c="3"/>29,897</text:p>
          </table:table-cell>
          <table:table-cell table:style-name="ce19" office:value-type="float" office:value="15620" calcext:value-type="float">
            <text:p><text:s text:c="3"/>15,620</text:p>
          </table:table-cell>
          <table:table-cell table:style-name="ce25" office:value-type="float" office:value="14277" calcext:value-type="float">
            <text:p><text:s text:c="3"/>14,277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南投縣</text:p>
          </table:table-cell>
          <table:table-cell table:style-name="ce17" office:value-type="float" office:value="178086" calcext:value-type="float">
            <text:p><text:s text:c="3"/>178,086</text:p>
          </table:table-cell>
          <table:table-cell table:style-name="ce17" office:value-type="float" office:value="500103" calcext:value-type="float">
            <text:p><text:s text:c="3"/>500,103</text:p>
          </table:table-cell>
          <table:table-cell table:style-name="ce17" office:value-type="float" office:value="256247" calcext:value-type="float">
            <text:p><text:s text:c="3"/>256,247</text:p>
          </table:table-cell>
          <table:table-cell table:style-name="ce23" office:value-type="float" office:value="243856" calcext:value-type="float">
            <text:p><text:s text:c="3"/>243,8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投市</text:p>
          </table:table-cell>
          <table:table-cell table:style-name="ce18" office:value-type="float" office:value="34769" calcext:value-type="float">
            <text:p><text:s text:c="3"/>34,769</text:p>
          </table:table-cell>
          <table:table-cell table:style-name="ce18" office:value-type="float" office:value="100052" calcext:value-type="float">
            <text:p><text:s text:c="3"/>100,052</text:p>
          </table:table-cell>
          <table:table-cell table:style-name="ce18" office:value-type="float" office:value="50083" calcext:value-type="float">
            <text:p><text:s text:c="3"/>50,083</text:p>
          </table:table-cell>
          <table:table-cell table:style-name="ce24" office:value-type="float" office:value="49969" calcext:value-type="float">
            <text:p><text:s text:c="3"/>49,9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里鎮</text:p>
          </table:table-cell>
          <table:table-cell table:style-name="ce18" office:value-type="float" office:value="29012" calcext:value-type="float">
            <text:p><text:s text:c="3"/>29,012</text:p>
          </table:table-cell>
          <table:table-cell table:style-name="ce18" office:value-type="float" office:value="80829" calcext:value-type="float">
            <text:p><text:s text:c="3"/>80,829</text:p>
          </table:table-cell>
          <table:table-cell table:style-name="ce18" office:value-type="float" office:value="40281" calcext:value-type="float">
            <text:p><text:s text:c="3"/>40,281</text:p>
          </table:table-cell>
          <table:table-cell table:style-name="ce24" office:value-type="float" office:value="40548" calcext:value-type="float">
            <text:p><text:s text:c="3"/>40,5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草屯鎮</text:p>
          </table:table-cell>
          <table:table-cell table:style-name="ce18" office:value-type="float" office:value="33258" calcext:value-type="float">
            <text:p><text:s text:c="3"/>33,258</text:p>
          </table:table-cell>
          <table:table-cell table:style-name="ce18" office:value-type="float" office:value="97681" calcext:value-type="float">
            <text:p><text:s text:c="3"/>97,681</text:p>
          </table:table-cell>
          <table:table-cell table:style-name="ce18" office:value-type="float" office:value="49403" calcext:value-type="float">
            <text:p><text:s text:c="3"/>49,403</text:p>
          </table:table-cell>
          <table:table-cell table:style-name="ce24" office:value-type="float" office:value="48278" calcext:value-type="float">
            <text:p><text:s text:c="3"/>48,2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山鎮</text:p>
          </table:table-cell>
          <table:table-cell table:style-name="ce18" office:value-type="float" office:value="20138" calcext:value-type="float">
            <text:p><text:s text:c="3"/>20,138</text:p>
          </table:table-cell>
          <table:table-cell table:style-name="ce18" office:value-type="float" office:value="55000" calcext:value-type="float">
            <text:p><text:s text:c="3"/>55,000</text:p>
          </table:table-cell>
          <table:table-cell table:style-name="ce18" office:value-type="float" office:value="28190" calcext:value-type="float">
            <text:p><text:s text:c="3"/>28,190</text:p>
          </table:table-cell>
          <table:table-cell table:style-name="ce24" office:value-type="float" office:value="26810" calcext:value-type="float">
            <text:p><text:s text:c="3"/>26,8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集集鎮</text:p>
          </table:table-cell>
          <table:table-cell table:style-name="ce18" office:value-type="float" office:value="4311" calcext:value-type="float">
            <text:p><text:s text:c="3"/>4,311</text:p>
          </table:table-cell>
          <table:table-cell table:style-name="ce18" office:value-type="float" office:value="10901" calcext:value-type="float">
            <text:p><text:s text:c="3"/>10,901</text:p>
          </table:table-cell>
          <table:table-cell table:style-name="ce18" office:value-type="float" office:value="5673" calcext:value-type="float">
            <text:p><text:s text:c="3"/>5,673</text:p>
          </table:table-cell>
          <table:table-cell table:style-name="ce24" office:value-type="float" office:value="5228" calcext:value-type="float">
            <text:p><text:s text:c="3"/>5,2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名間鄉</text:p>
          </table:table-cell>
          <table:table-cell table:style-name="ce18" office:value-type="float" office:value="12634" calcext:value-type="float">
            <text:p><text:s text:c="3"/>12,634</text:p>
          </table:table-cell>
          <table:table-cell table:style-name="ce18" office:value-type="float" office:value="38625" calcext:value-type="float">
            <text:p><text:s text:c="3"/>38,625</text:p>
          </table:table-cell>
          <table:table-cell table:style-name="ce18" office:value-type="float" office:value="20356" calcext:value-type="float">
            <text:p><text:s text:c="3"/>20,356</text:p>
          </table:table-cell>
          <table:table-cell table:style-name="ce24" office:value-type="float" office:value="18269" calcext:value-type="float">
            <text:p><text:s text:c="3"/>18,2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谷鄉</text:p>
          </table:table-cell>
          <table:table-cell table:style-name="ce18" office:value-type="float" office:value="8005" calcext:value-type="float">
            <text:p><text:s text:c="3"/>8,005</text:p>
          </table:table-cell>
          <table:table-cell table:style-name="ce18" office:value-type="float" office:value="17794" calcext:value-type="float">
            <text:p><text:s text:c="3"/>17,794</text:p>
          </table:table-cell>
          <table:table-cell table:style-name="ce18" office:value-type="float" office:value="9502" calcext:value-type="float">
            <text:p><text:s text:c="3"/>9,502</text:p>
          </table:table-cell>
          <table:table-cell table:style-name="ce24" office:value-type="float" office:value="8292" calcext:value-type="float">
            <text:p><text:s text:c="3"/>8,2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寮鄉</text:p>
          </table:table-cell>
          <table:table-cell table:style-name="ce18" office:value-type="float" office:value="5625" calcext:value-type="float">
            <text:p><text:s text:c="3"/>5,625</text:p>
          </table:table-cell>
          <table:table-cell table:style-name="ce18" office:value-type="float" office:value="14791" calcext:value-type="float">
            <text:p><text:s text:c="3"/>14,791</text:p>
          </table:table-cell>
          <table:table-cell table:style-name="ce18" office:value-type="float" office:value="8036" calcext:value-type="float">
            <text:p><text:s text:c="3"/>8,036</text:p>
          </table:table-cell>
          <table:table-cell table:style-name="ce24" office:value-type="float" office:value="6755" calcext:value-type="float">
            <text:p><text:s text:c="3"/>6,7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魚池鄉</text:p>
          </table:table-cell>
          <table:table-cell table:style-name="ce18" office:value-type="float" office:value="5762" calcext:value-type="float">
            <text:p><text:s text:c="3"/>5,762</text:p>
          </table:table-cell>
          <table:table-cell table:style-name="ce18" office:value-type="float" office:value="15868" calcext:value-type="float">
            <text:p><text:s text:c="3"/>15,868</text:p>
          </table:table-cell>
          <table:table-cell table:style-name="ce18" office:value-type="float" office:value="8384" calcext:value-type="float">
            <text:p><text:s text:c="3"/>8,384</text:p>
          </table:table-cell>
          <table:table-cell table:style-name="ce24" office:value-type="float" office:value="7484" calcext:value-type="float">
            <text:p><text:s text:c="3"/>7,4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國姓鄉</text:p>
          </table:table-cell>
          <table:table-cell table:style-name="ce18" office:value-type="float" office:value="7269" calcext:value-type="float">
            <text:p><text:s text:c="3"/>7,269</text:p>
          </table:table-cell>
          <table:table-cell table:style-name="ce18" office:value-type="float" office:value="18777" calcext:value-type="float">
            <text:p><text:s text:c="3"/>18,777</text:p>
          </table:table-cell>
          <table:table-cell table:style-name="ce18" office:value-type="float" office:value="10142" calcext:value-type="float">
            <text:p><text:s text:c="3"/>10,142</text:p>
          </table:table-cell>
          <table:table-cell table:style-name="ce24" office:value-type="float" office:value="8635" calcext:value-type="float">
            <text:p><text:s text:c="3"/>8,6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里鄉</text:p>
          </table:table-cell>
          <table:table-cell table:style-name="ce18" office:value-type="float" office:value="7129" calcext:value-type="float">
            <text:p><text:s text:c="3"/>7,129</text:p>
          </table:table-cell>
          <table:table-cell table:style-name="ce18" office:value-type="float" office:value="17733" calcext:value-type="float">
            <text:p><text:s text:c="3"/>17,733</text:p>
          </table:table-cell>
          <table:table-cell table:style-name="ce18" office:value-type="float" office:value="9310" calcext:value-type="float">
            <text:p><text:s text:c="3"/>9,310</text:p>
          </table:table-cell>
          <table:table-cell table:style-name="ce24" office:value-type="float" office:value="8423" calcext:value-type="float">
            <text:p><text:s text:c="3"/>8,4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信義鄉</text:p>
          </table:table-cell>
          <table:table-cell table:style-name="ce18" office:value-type="float" office:value="5278" calcext:value-type="float">
            <text:p><text:s text:c="3"/>5,278</text:p>
          </table:table-cell>
          <table:table-cell table:style-name="ce18" office:value-type="float" office:value="16236" calcext:value-type="float">
            <text:p><text:s text:c="3"/>16,236</text:p>
          </table:table-cell>
          <table:table-cell table:style-name="ce18" office:value-type="float" office:value="8719" calcext:value-type="float">
            <text:p><text:s text:c="3"/>8,719</text:p>
          </table:table-cell>
          <table:table-cell table:style-name="ce24" office:value-type="float" office:value="7517" calcext:value-type="float">
            <text:p><text:s text:c="3"/>7,5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仁愛鄉</text:p>
          </table:table-cell>
          <table:table-cell table:style-name="ce19" office:value-type="float" office:value="4896" calcext:value-type="float">
            <text:p><text:s text:c="3"/>4,896</text:p>
          </table:table-cell>
          <table:table-cell table:style-name="ce19" office:value-type="float" office:value="15816" calcext:value-type="float">
            <text:p><text:s text:c="3"/>15,816</text:p>
          </table:table-cell>
          <table:table-cell table:style-name="ce19" office:value-type="float" office:value="8168" calcext:value-type="float">
            <text:p><text:s text:c="3"/>8,168</text:p>
          </table:table-cell>
          <table:table-cell table:style-name="ce25" office:value-type="float" office:value="7648" calcext:value-type="float">
            <text:p><text:s text:c="3"/>7,648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雲林縣</text:p>
          </table:table-cell>
          <table:table-cell table:style-name="ce17" office:value-type="float" office:value="240350" calcext:value-type="float">
            <text:p><text:s text:c="3"/>240,350</text:p>
          </table:table-cell>
          <table:table-cell table:style-name="ce17" office:value-type="float" office:value="689098" calcext:value-type="float">
            <text:p><text:s text:c="3"/>689,098</text:p>
          </table:table-cell>
          <table:table-cell table:style-name="ce17" office:value-type="float" office:value="357359" calcext:value-type="float">
            <text:p><text:s text:c="3"/>357,359</text:p>
          </table:table-cell>
          <table:table-cell table:style-name="ce23" office:value-type="float" office:value="331739" calcext:value-type="float">
            <text:p><text:s text:c="3"/>331,7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六市</text:p>
          </table:table-cell>
          <table:table-cell table:style-name="ce18" office:value-type="float" office:value="38339" calcext:value-type="float">
            <text:p><text:s text:c="3"/>38,339</text:p>
          </table:table-cell>
          <table:table-cell table:style-name="ce18" office:value-type="float" office:value="108685" calcext:value-type="float">
            <text:p><text:s text:c="3"/>108,685</text:p>
          </table:table-cell>
          <table:table-cell table:style-name="ce18" office:value-type="float" office:value="54001" calcext:value-type="float">
            <text:p><text:s text:c="3"/>54,001</text:p>
          </table:table-cell>
          <table:table-cell table:style-name="ce24" office:value-type="float" office:value="54684" calcext:value-type="float">
            <text:p><text:s text:c="3"/>54,6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南鎮</text:p>
          </table:table-cell>
          <table:table-cell table:style-name="ce18" office:value-type="float" office:value="15879" calcext:value-type="float">
            <text:p><text:s text:c="3"/>15,879</text:p>
          </table:table-cell>
          <table:table-cell table:style-name="ce18" office:value-type="float" office:value="44851" calcext:value-type="float">
            <text:p><text:s text:c="3"/>44,851</text:p>
          </table:table-cell>
          <table:table-cell table:style-name="ce18" office:value-type="float" office:value="22770" calcext:value-type="float">
            <text:p><text:s text:c="3"/>22,770</text:p>
          </table:table-cell>
          <table:table-cell table:style-name="ce24" office:value-type="float" office:value="22081" calcext:value-type="float">
            <text:p><text:s text:c="3"/>22,0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虎尾鎮</text:p>
          </table:table-cell>
          <table:table-cell table:style-name="ce18" office:value-type="float" office:value="25058" calcext:value-type="float">
            <text:p><text:s text:c="3"/>25,058</text:p>
          </table:table-cell>
          <table:table-cell table:style-name="ce18" office:value-type="float" office:value="70872" calcext:value-type="float">
            <text:p><text:s text:c="3"/>70,872</text:p>
          </table:table-cell>
          <table:table-cell table:style-name="ce18" office:value-type="float" office:value="35895" calcext:value-type="float">
            <text:p><text:s text:c="3"/>35,895</text:p>
          </table:table-cell>
          <table:table-cell table:style-name="ce24" office:value-type="float" office:value="34977" calcext:value-type="float">
            <text:p><text:s text:c="3"/>34,9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螺鎮</text:p>
          </table:table-cell>
          <table:table-cell table:style-name="ce18" office:value-type="float" office:value="14699" calcext:value-type="float">
            <text:p><text:s text:c="3"/>14,699</text:p>
          </table:table-cell>
          <table:table-cell table:style-name="ce18" office:value-type="float" office:value="46176" calcext:value-type="float">
            <text:p><text:s text:c="3"/>46,176</text:p>
          </table:table-cell>
          <table:table-cell table:style-name="ce18" office:value-type="float" office:value="23363" calcext:value-type="float">
            <text:p><text:s text:c="3"/>23,363</text:p>
          </table:table-cell>
          <table:table-cell table:style-name="ce24" office:value-type="float" office:value="22813" calcext:value-type="float">
            <text:p><text:s text:c="3"/>22,8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庫鎮</text:p>
          </table:table-cell>
          <table:table-cell table:style-name="ce18" office:value-type="float" office:value="9378" calcext:value-type="float">
            <text:p><text:s text:c="3"/>9,378</text:p>
          </table:table-cell>
          <table:table-cell table:style-name="ce18" office:value-type="float" office:value="28881" calcext:value-type="float">
            <text:p><text:s text:c="3"/>28,881</text:p>
          </table:table-cell>
          <table:table-cell table:style-name="ce18" office:value-type="float" office:value="15079" calcext:value-type="float">
            <text:p><text:s text:c="3"/>15,079</text:p>
          </table:table-cell>
          <table:table-cell table:style-name="ce24" office:value-type="float" office:value="13802" calcext:value-type="float">
            <text:p><text:s text:c="3"/>13,8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港鎮</text:p>
          </table:table-cell>
          <table:table-cell table:style-name="ce18" office:value-type="float" office:value="15957" calcext:value-type="float">
            <text:p><text:s text:c="3"/>15,957</text:p>
          </table:table-cell>
          <table:table-cell table:style-name="ce18" office:value-type="float" office:value="40146" calcext:value-type="float">
            <text:p><text:s text:c="3"/>40,146</text:p>
          </table:table-cell>
          <table:table-cell table:style-name="ce18" office:value-type="float" office:value="20739" calcext:value-type="float">
            <text:p><text:s text:c="3"/>20,739</text:p>
          </table:table-cell>
          <table:table-cell table:style-name="ce24" office:value-type="float" office:value="19407" calcext:value-type="float">
            <text:p><text:s text:c="3"/>19,4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古坑鄉</text:p>
          </table:table-cell>
          <table:table-cell table:style-name="ce18" office:value-type="float" office:value="10972" calcext:value-type="float">
            <text:p><text:s text:c="3"/>10,972</text:p>
          </table:table-cell>
          <table:table-cell table:style-name="ce18" office:value-type="float" office:value="31601" calcext:value-type="float">
            <text:p><text:s text:c="3"/>31,601</text:p>
          </table:table-cell>
          <table:table-cell table:style-name="ce18" office:value-type="float" office:value="16644" calcext:value-type="float">
            <text:p><text:s text:c="3"/>16,644</text:p>
          </table:table-cell>
          <table:table-cell table:style-name="ce24" office:value-type="float" office:value="14957" calcext:value-type="float">
            <text:p><text:s text:c="3"/>14,9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埤鄉</text:p>
          </table:table-cell>
          <table:table-cell table:style-name="ce18" office:value-type="float" office:value="6652" calcext:value-type="float">
            <text:p><text:s text:c="3"/>6,652</text:p>
          </table:table-cell>
          <table:table-cell table:style-name="ce18" office:value-type="float" office:value="19156" calcext:value-type="float">
            <text:p><text:s text:c="3"/>19,156</text:p>
          </table:table-cell>
          <table:table-cell table:style-name="ce18" office:value-type="float" office:value="10286" calcext:value-type="float">
            <text:p><text:s text:c="3"/>10,286</text:p>
          </table:table-cell>
          <table:table-cell table:style-name="ce24" office:value-type="float" office:value="8870" calcext:value-type="float">
            <text:p><text:s text:c="3"/>8,8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莿桐鄉</text:p>
          </table:table-cell>
          <table:table-cell table:style-name="ce18" office:value-type="float" office:value="9346" calcext:value-type="float">
            <text:p><text:s text:c="3"/>9,346</text:p>
          </table:table-cell>
          <table:table-cell table:style-name="ce18" office:value-type="float" office:value="28847" calcext:value-type="float">
            <text:p><text:s text:c="3"/>28,847</text:p>
          </table:table-cell>
          <table:table-cell table:style-name="ce18" office:value-type="float" office:value="15135" calcext:value-type="float">
            <text:p><text:s text:c="3"/>15,135</text:p>
          </table:table-cell>
          <table:table-cell table:style-name="ce24" office:value-type="float" office:value="13712" calcext:value-type="float">
            <text:p><text:s text:c="3"/>13,7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內鄉</text:p>
          </table:table-cell>
          <table:table-cell table:style-name="ce18" office:value-type="float" office:value="6026" calcext:value-type="float">
            <text:p><text:s text:c="3"/>6,026</text:p>
          </table:table-cell>
          <table:table-cell table:style-name="ce18" office:value-type="float" office:value="18171" calcext:value-type="float">
            <text:p><text:s text:c="3"/>18,171</text:p>
          </table:table-cell>
          <table:table-cell table:style-name="ce18" office:value-type="float" office:value="9495" calcext:value-type="float">
            <text:p><text:s text:c="3"/>9,495</text:p>
          </table:table-cell>
          <table:table-cell table:style-name="ce24" office:value-type="float" office:value="8676" calcext:value-type="float">
            <text:p><text:s text:c="3"/>8,6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崙鄉</text:p>
          </table:table-cell>
          <table:table-cell table:style-name="ce18" office:value-type="float" office:value="8954" calcext:value-type="float">
            <text:p><text:s text:c="3"/>8,954</text:p>
          </table:table-cell>
          <table:table-cell table:style-name="ce18" office:value-type="float" office:value="27161" calcext:value-type="float">
            <text:p><text:s text:c="3"/>27,161</text:p>
          </table:table-cell>
          <table:table-cell table:style-name="ce18" office:value-type="float" office:value="14508" calcext:value-type="float">
            <text:p><text:s text:c="3"/>14,508</text:p>
          </table:table-cell>
          <table:table-cell table:style-name="ce24" office:value-type="float" office:value="12653" calcext:value-type="float">
            <text:p><text:s text:c="3"/>12,6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崙背鄉</text:p>
          </table:table-cell>
          <table:table-cell table:style-name="ce18" office:value-type="float" office:value="8510" calcext:value-type="float">
            <text:p><text:s text:c="3"/>8,510</text:p>
          </table:table-cell>
          <table:table-cell table:style-name="ce18" office:value-type="float" office:value="24617" calcext:value-type="float">
            <text:p><text:s text:c="3"/>24,617</text:p>
          </table:table-cell>
          <table:table-cell table:style-name="ce18" office:value-type="float" office:value="12993" calcext:value-type="float">
            <text:p><text:s text:c="3"/>12,993</text:p>
          </table:table-cell>
          <table:table-cell table:style-name="ce24" office:value-type="float" office:value="11624" calcext:value-type="float">
            <text:p><text:s text:c="3"/>11,6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麥寮鄉</text:p>
          </table:table-cell>
          <table:table-cell table:style-name="ce18" office:value-type="float" office:value="14394" calcext:value-type="float">
            <text:p><text:s text:c="3"/>14,394</text:p>
          </table:table-cell>
          <table:table-cell table:style-name="ce18" office:value-type="float" office:value="45620" calcext:value-type="float">
            <text:p><text:s text:c="3"/>45,620</text:p>
          </table:table-cell>
          <table:table-cell table:style-name="ce18" office:value-type="float" office:value="22907" calcext:value-type="float">
            <text:p><text:s text:c="3"/>22,907</text:p>
          </table:table-cell>
          <table:table-cell table:style-name="ce24" office:value-type="float" office:value="22713" calcext:value-type="float">
            <text:p><text:s text:c="3"/>22,7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鄉</text:p>
          </table:table-cell>
          <table:table-cell table:style-name="ce18" office:value-type="float" office:value="5740" calcext:value-type="float">
            <text:p><text:s text:c="3"/>5,740</text:p>
          </table:table-cell>
          <table:table-cell table:style-name="ce18" office:value-type="float" office:value="14902" calcext:value-type="float">
            <text:p><text:s text:c="3"/>14,902</text:p>
          </table:table-cell>
          <table:table-cell table:style-name="ce18" office:value-type="float" office:value="8242" calcext:value-type="float">
            <text:p><text:s text:c="3"/>8,242</text:p>
          </table:table-cell>
          <table:table-cell table:style-name="ce24" office:value-type="float" office:value="6660" calcext:value-type="float">
            <text:p><text:s text:c="3"/>6,6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褒忠鄉</text:p>
          </table:table-cell>
          <table:table-cell table:style-name="ce18" office:value-type="float" office:value="4428" calcext:value-type="float">
            <text:p><text:s text:c="3"/>4,428</text:p>
          </table:table-cell>
          <table:table-cell table:style-name="ce18" office:value-type="float" office:value="12984" calcext:value-type="float">
            <text:p><text:s text:c="3"/>12,984</text:p>
          </table:table-cell>
          <table:table-cell table:style-name="ce18" office:value-type="float" office:value="6981" calcext:value-type="float">
            <text:p><text:s text:c="3"/>6,981</text:p>
          </table:table-cell>
          <table:table-cell table:style-name="ce24" office:value-type="float" office:value="6003" calcext:value-type="float">
            <text:p><text:s text:c="3"/>6,0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西鄉</text:p>
          </table:table-cell>
          <table:table-cell table:style-name="ce18" office:value-type="float" office:value="8659" calcext:value-type="float">
            <text:p><text:s text:c="3"/>8,659</text:p>
          </table:table-cell>
          <table:table-cell table:style-name="ce18" office:value-type="float" office:value="23879" calcext:value-type="float">
            <text:p><text:s text:c="3"/>23,879</text:p>
          </table:table-cell>
          <table:table-cell table:style-name="ce18" office:value-type="float" office:value="12795" calcext:value-type="float">
            <text:p><text:s text:c="3"/>12,795</text:p>
          </table:table-cell>
          <table:table-cell table:style-name="ce24" office:value-type="float" office:value="11084" calcext:value-type="float">
            <text:p><text:s text:c="3"/>11,0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元長鄉</text:p>
          </table:table-cell>
          <table:table-cell table:style-name="ce18" office:value-type="float" office:value="9262" calcext:value-type="float">
            <text:p><text:s text:c="3"/>9,262</text:p>
          </table:table-cell>
          <table:table-cell table:style-name="ce18" office:value-type="float" office:value="25876" calcext:value-type="float">
            <text:p><text:s text:c="3"/>25,876</text:p>
          </table:table-cell>
          <table:table-cell table:style-name="ce18" office:value-type="float" office:value="14143" calcext:value-type="float">
            <text:p><text:s text:c="3"/>14,143</text:p>
          </table:table-cell>
          <table:table-cell table:style-name="ce24" office:value-type="float" office:value="11733" calcext:value-type="float">
            <text:p><text:s text:c="3"/>11,7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四湖鄉</text:p>
          </table:table-cell>
          <table:table-cell table:style-name="ce18" office:value-type="float" office:value="8762" calcext:value-type="float">
            <text:p><text:s text:c="3"/>8,762</text:p>
          </table:table-cell>
          <table:table-cell table:style-name="ce18" office:value-type="float" office:value="23550" calcext:value-type="float">
            <text:p><text:s text:c="3"/>23,550</text:p>
          </table:table-cell>
          <table:table-cell table:style-name="ce18" office:value-type="float" office:value="12759" calcext:value-type="float">
            <text:p><text:s text:c="3"/>12,759</text:p>
          </table:table-cell>
          <table:table-cell table:style-name="ce24" office:value-type="float" office:value="10791" calcext:value-type="float">
            <text:p><text:s text:c="3"/>10,7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口湖鄉</text:p>
          </table:table-cell>
          <table:table-cell table:style-name="ce18" office:value-type="float" office:value="9455" calcext:value-type="float">
            <text:p><text:s text:c="3"/>9,455</text:p>
          </table:table-cell>
          <table:table-cell table:style-name="ce18" office:value-type="float" office:value="27560" calcext:value-type="float">
            <text:p><text:s text:c="3"/>27,560</text:p>
          </table:table-cell>
          <table:table-cell table:style-name="ce18" office:value-type="float" office:value="14676" calcext:value-type="float">
            <text:p><text:s text:c="3"/>14,676</text:p>
          </table:table-cell>
          <table:table-cell table:style-name="ce24" office:value-type="float" office:value="12884" calcext:value-type="float">
            <text:p><text:s text:c="3"/>12,8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林鄉</text:p>
          </table:table-cell>
          <table:table-cell table:style-name="ce19" office:value-type="float" office:value="9880" calcext:value-type="float">
            <text:p><text:s text:c="3"/>9,880</text:p>
          </table:table-cell>
          <table:table-cell table:style-name="ce19" office:value-type="float" office:value="25563" calcext:value-type="float">
            <text:p><text:s text:c="3"/>25,563</text:p>
          </table:table-cell>
          <table:table-cell table:style-name="ce19" office:value-type="float" office:value="13948" calcext:value-type="float">
            <text:p><text:s text:c="3"/>13,948</text:p>
          </table:table-cell>
          <table:table-cell table:style-name="ce25" office:value-type="float" office:value="11615" calcext:value-type="float">
            <text:p><text:s text:c="3"/>11,615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縣</text:p>
          </table:table-cell>
          <table:table-cell table:style-name="ce17" office:value-type="float" office:value="182840" calcext:value-type="float">
            <text:p><text:s text:c="3"/>182,840</text:p>
          </table:table-cell>
          <table:table-cell table:style-name="ce17" office:value-type="float" office:value="510018" calcext:value-type="float">
            <text:p><text:s text:c="3"/>510,018</text:p>
          </table:table-cell>
          <table:table-cell table:style-name="ce17" office:value-type="float" office:value="265137" calcext:value-type="float">
            <text:p><text:s text:c="3"/>265,137</text:p>
          </table:table-cell>
          <table:table-cell table:style-name="ce23" office:value-type="float" office:value="244881" calcext:value-type="float">
            <text:p><text:s text:c="3"/>244,8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保市</text:p>
          </table:table-cell>
          <table:table-cell table:style-name="ce18" office:value-type="float" office:value="13058" calcext:value-type="float">
            <text:p><text:s text:c="3"/>13,058</text:p>
          </table:table-cell>
          <table:table-cell table:style-name="ce18" office:value-type="float" office:value="37951" calcext:value-type="float">
            <text:p><text:s text:c="3"/>37,951</text:p>
          </table:table-cell>
          <table:table-cell table:style-name="ce18" office:value-type="float" office:value="19471" calcext:value-type="float">
            <text:p><text:s text:c="3"/>19,471</text:p>
          </table:table-cell>
          <table:table-cell table:style-name="ce24" office:value-type="float" office:value="18480" calcext:value-type="float">
            <text:p><text:s text:c="3"/>18,4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朴子市</text:p>
          </table:table-cell>
          <table:table-cell table:style-name="ce18" office:value-type="float" office:value="15701" calcext:value-type="float">
            <text:p><text:s text:c="3"/>15,701</text:p>
          </table:table-cell>
          <table:table-cell table:style-name="ce18" office:value-type="float" office:value="42318" calcext:value-type="float">
            <text:p><text:s text:c="3"/>42,318</text:p>
          </table:table-cell>
          <table:table-cell table:style-name="ce18" office:value-type="float" office:value="21368" calcext:value-type="float">
            <text:p><text:s text:c="3"/>21,368</text:p>
          </table:table-cell>
          <table:table-cell table:style-name="ce24" office:value-type="float" office:value="20950" calcext:value-type="float">
            <text:p><text:s text:c="3"/>20,9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布袋鎮</text:p>
          </table:table-cell>
          <table:table-cell table:style-name="ce18" office:value-type="float" office:value="9931" calcext:value-type="float">
            <text:p><text:s text:c="3"/>9,931</text:p>
          </table:table-cell>
          <table:table-cell table:style-name="ce18" office:value-type="float" office:value="27038" calcext:value-type="float">
            <text:p><text:s text:c="3"/>27,038</text:p>
          </table:table-cell>
          <table:table-cell table:style-name="ce18" office:value-type="float" office:value="13801" calcext:value-type="float">
            <text:p><text:s text:c="3"/>13,801</text:p>
          </table:table-cell>
          <table:table-cell table:style-name="ce24" office:value-type="float" office:value="13237" calcext:value-type="float">
            <text:p><text:s text:c="3"/>13,2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林鎮</text:p>
          </table:table-cell>
          <table:table-cell table:style-name="ce18" office:value-type="float" office:value="11405" calcext:value-type="float">
            <text:p><text:s text:c="3"/>11,405</text:p>
          </table:table-cell>
          <table:table-cell table:style-name="ce18" office:value-type="float" office:value="31141" calcext:value-type="float">
            <text:p><text:s text:c="3"/>31,141</text:p>
          </table:table-cell>
          <table:table-cell table:style-name="ce18" office:value-type="float" office:value="15953" calcext:value-type="float">
            <text:p><text:s text:c="3"/>15,953</text:p>
          </table:table-cell>
          <table:table-cell table:style-name="ce24" office:value-type="float" office:value="15188" calcext:value-type="float">
            <text:p><text:s text:c="3"/>15,1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民雄鄉</text:p>
          </table:table-cell>
          <table:table-cell table:style-name="ce18" office:value-type="float" office:value="24941" calcext:value-type="float">
            <text:p><text:s text:c="3"/>24,941</text:p>
          </table:table-cell>
          <table:table-cell table:style-name="ce18" office:value-type="float" office:value="71593" calcext:value-type="float">
            <text:p><text:s text:c="3"/>71,593</text:p>
          </table:table-cell>
          <table:table-cell table:style-name="ce18" office:value-type="float" office:value="36651" calcext:value-type="float">
            <text:p><text:s text:c="3"/>36,651</text:p>
          </table:table-cell>
          <table:table-cell table:style-name="ce24" office:value-type="float" office:value="34942" calcext:value-type="float">
            <text:p><text:s text:c="3"/>34,9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口鄉</text:p>
          </table:table-cell>
          <table:table-cell table:style-name="ce18" office:value-type="float" office:value="5335" calcext:value-type="float">
            <text:p><text:s text:c="3"/>5,335</text:p>
          </table:table-cell>
          <table:table-cell table:style-name="ce18" office:value-type="float" office:value="14674" calcext:value-type="float">
            <text:p><text:s text:c="3"/>14,674</text:p>
          </table:table-cell>
          <table:table-cell table:style-name="ce18" office:value-type="float" office:value="7858" calcext:value-type="float">
            <text:p><text:s text:c="3"/>7,858</text:p>
          </table:table-cell>
          <table:table-cell table:style-name="ce24" office:value-type="float" office:value="6816" calcext:value-type="float">
            <text:p><text:s text:c="3"/>6,8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港鄉</text:p>
          </table:table-cell>
          <table:table-cell table:style-name="ce18" office:value-type="float" office:value="10644" calcext:value-type="float">
            <text:p><text:s text:c="3"/>10,644</text:p>
          </table:table-cell>
          <table:table-cell table:style-name="ce18" office:value-type="float" office:value="31882" calcext:value-type="float">
            <text:p><text:s text:c="3"/>31,882</text:p>
          </table:table-cell>
          <table:table-cell table:style-name="ce18" office:value-type="float" office:value="16768" calcext:value-type="float">
            <text:p><text:s text:c="3"/>16,768</text:p>
          </table:table-cell>
          <table:table-cell table:style-name="ce24" office:value-type="float" office:value="15114" calcext:value-type="float">
            <text:p><text:s text:c="3"/>15,1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腳鄉</text:p>
          </table:table-cell>
          <table:table-cell table:style-name="ce18" office:value-type="float" office:value="8836" calcext:value-type="float">
            <text:p><text:s text:c="3"/>8,836</text:p>
          </table:table-cell>
          <table:table-cell table:style-name="ce18" office:value-type="float" office:value="23226" calcext:value-type="float">
            <text:p><text:s text:c="3"/>23,226</text:p>
          </table:table-cell>
          <table:table-cell table:style-name="ce18" office:value-type="float" office:value="12327" calcext:value-type="float">
            <text:p><text:s text:c="3"/>12,327</text:p>
          </table:table-cell>
          <table:table-cell table:style-name="ce24" office:value-type="float" office:value="10899" calcext:value-type="float">
            <text:p><text:s text:c="3"/>10,8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石鄉</text:p>
          </table:table-cell>
          <table:table-cell table:style-name="ce18" office:value-type="float" office:value="9217" calcext:value-type="float">
            <text:p><text:s text:c="3"/>9,217</text:p>
          </table:table-cell>
          <table:table-cell table:style-name="ce18" office:value-type="float" office:value="24841" calcext:value-type="float">
            <text:p><text:s text:c="3"/>24,841</text:p>
          </table:table-cell>
          <table:table-cell table:style-name="ce18" office:value-type="float" office:value="13136" calcext:value-type="float">
            <text:p><text:s text:c="3"/>13,136</text:p>
          </table:table-cell>
          <table:table-cell table:style-name="ce24" office:value-type="float" office:value="11705" calcext:value-type="float">
            <text:p><text:s text:c="3"/>11,7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義竹鄉</text:p>
          </table:table-cell>
          <table:table-cell table:style-name="ce18" office:value-type="float" office:value="7384" calcext:value-type="float">
            <text:p><text:s text:c="3"/>7,384</text:p>
          </table:table-cell>
          <table:table-cell table:style-name="ce18" office:value-type="float" office:value="18418" calcext:value-type="float">
            <text:p><text:s text:c="3"/>18,418</text:p>
          </table:table-cell>
          <table:table-cell table:style-name="ce18" office:value-type="float" office:value="9570" calcext:value-type="float">
            <text:p><text:s text:c="3"/>9,570</text:p>
          </table:table-cell>
          <table:table-cell table:style-name="ce24" office:value-type="float" office:value="8848" calcext:value-type="float">
            <text:p><text:s text:c="3"/>8,8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草鄉</text:p>
          </table:table-cell>
          <table:table-cell table:style-name="ce18" office:value-type="float" office:value="5761" calcext:value-type="float">
            <text:p><text:s text:c="3"/>5,761</text:p>
          </table:table-cell>
          <table:table-cell table:style-name="ce18" office:value-type="float" office:value="15503" calcext:value-type="float">
            <text:p><text:s text:c="3"/>15,503</text:p>
          </table:table-cell>
          <table:table-cell table:style-name="ce18" office:value-type="float" office:value="8314" calcext:value-type="float">
            <text:p><text:s text:c="3"/>8,314</text:p>
          </table:table-cell>
          <table:table-cell table:style-name="ce24" office:value-type="float" office:value="7189" calcext:value-type="float">
            <text:p><text:s text:c="3"/>7,1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上鄉</text:p>
          </table:table-cell>
          <table:table-cell table:style-name="ce18" office:value-type="float" office:value="18106" calcext:value-type="float">
            <text:p><text:s text:c="3"/>18,106</text:p>
          </table:table-cell>
          <table:table-cell table:style-name="ce18" office:value-type="float" office:value="49618" calcext:value-type="float">
            <text:p><text:s text:c="3"/>49,618</text:p>
          </table:table-cell>
          <table:table-cell table:style-name="ce18" office:value-type="float" office:value="25620" calcext:value-type="float">
            <text:p><text:s text:c="3"/>25,620</text:p>
          </table:table-cell>
          <table:table-cell table:style-name="ce24" office:value-type="float" office:value="23998" calcext:value-type="float">
            <text:p><text:s text:c="3"/>23,9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埔鄉</text:p>
          </table:table-cell>
          <table:table-cell table:style-name="ce18" office:value-type="float" office:value="16005" calcext:value-type="float">
            <text:p><text:s text:c="3"/>16,005</text:p>
          </table:table-cell>
          <table:table-cell table:style-name="ce18" office:value-type="float" office:value="44841" calcext:value-type="float">
            <text:p><text:s text:c="3"/>44,841</text:p>
          </table:table-cell>
          <table:table-cell table:style-name="ce18" office:value-type="float" office:value="23327" calcext:value-type="float">
            <text:p><text:s text:c="3"/>23,327</text:p>
          </table:table-cell>
          <table:table-cell table:style-name="ce24" office:value-type="float" office:value="21514" calcext:value-type="float">
            <text:p><text:s text:c="3"/>21,5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崎鄉</text:p>
          </table:table-cell>
          <table:table-cell table:style-name="ce18" office:value-type="float" office:value="11678" calcext:value-type="float">
            <text:p><text:s text:c="3"/>11,678</text:p>
          </table:table-cell>
          <table:table-cell table:style-name="ce18" office:value-type="float" office:value="35875" calcext:value-type="float">
            <text:p><text:s text:c="3"/>35,875</text:p>
          </table:table-cell>
          <table:table-cell table:style-name="ce18" office:value-type="float" office:value="19117" calcext:value-type="float">
            <text:p><text:s text:c="3"/>19,117</text:p>
          </table:table-cell>
          <table:table-cell table:style-name="ce24" office:value-type="float" office:value="16758" calcext:value-type="float">
            <text:p><text:s text:c="3"/>16,7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梅山鄉</text:p>
          </table:table-cell>
          <table:table-cell table:style-name="ce18" office:value-type="float" office:value="6758" calcext:value-type="float">
            <text:p><text:s text:c="3"/>6,758</text:p>
          </table:table-cell>
          <table:table-cell table:style-name="ce18" office:value-type="float" office:value="19398" calcext:value-type="float">
            <text:p><text:s text:c="3"/>19,398</text:p>
          </table:table-cell>
          <table:table-cell table:style-name="ce18" office:value-type="float" office:value="10316" calcext:value-type="float">
            <text:p><text:s text:c="3"/>10,316</text:p>
          </table:table-cell>
          <table:table-cell table:style-name="ce24" office:value-type="float" office:value="9082" calcext:value-type="float">
            <text:p><text:s text:c="3"/>9,0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番路鄉</text:p>
          </table:table-cell>
          <table:table-cell table:style-name="ce18" office:value-type="float" office:value="4246" calcext:value-type="float">
            <text:p><text:s text:c="3"/>4,246</text:p>
          </table:table-cell>
          <table:table-cell table:style-name="ce18" office:value-type="float" office:value="11532" calcext:value-type="float">
            <text:p><text:s text:c="3"/>11,532</text:p>
          </table:table-cell>
          <table:table-cell table:style-name="ce18" office:value-type="float" office:value="6237" calcext:value-type="float">
            <text:p><text:s text:c="3"/>6,237</text:p>
          </table:table-cell>
          <table:table-cell table:style-name="ce24" office:value-type="float" office:value="5295" calcext:value-type="float">
            <text:p><text:s text:c="3"/>5,2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埔鄉</text:p>
          </table:table-cell>
          <table:table-cell table:style-name="ce18" office:value-type="float" office:value="1923" calcext:value-type="float">
            <text:p><text:s text:c="3"/>1,923</text:p>
          </table:table-cell>
          <table:table-cell table:style-name="ce18" office:value-type="float" office:value="4570" calcext:value-type="float">
            <text:p><text:s text:c="3"/>4,570</text:p>
          </table:table-cell>
          <table:table-cell table:style-name="ce18" office:value-type="float" office:value="2358" calcext:value-type="float">
            <text:p><text:s text:c="3"/>2,358</text:p>
          </table:table-cell>
          <table:table-cell table:style-name="ce24" office:value-type="float" office:value="2212" calcext:value-type="float">
            <text:p><text:s text:c="3"/>2,2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阿里山鄉</text:p>
          </table:table-cell>
          <table:table-cell table:style-name="ce19" office:value-type="float" office:value="1911" calcext:value-type="float">
            <text:p><text:s text:c="3"/>1,911</text:p>
          </table:table-cell>
          <table:table-cell table:style-name="ce19" office:value-type="float" office:value="5599" calcext:value-type="float">
            <text:p><text:s text:c="3"/>5,599</text:p>
          </table:table-cell>
          <table:table-cell table:style-name="ce19" office:value-type="float" office:value="2945" calcext:value-type="float">
            <text:p><text:s text:c="3"/>2,945</text:p>
          </table:table-cell>
          <table:table-cell table:style-name="ce25" office:value-type="float" office:value="2654" calcext:value-type="float">
            <text:p><text:s text:c="3"/>2,654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屏東縣</text:p>
          </table:table-cell>
          <table:table-cell table:style-name="ce17" office:value-type="float" office:value="286969" calcext:value-type="float">
            <text:p><text:s text:c="3"/>286,969</text:p>
          </table:table-cell>
          <table:table-cell table:style-name="ce17" office:value-type="float" office:value="828654" calcext:value-type="float">
            <text:p><text:s text:c="3"/>828,654</text:p>
          </table:table-cell>
          <table:table-cell table:style-name="ce17" office:value-type="float" office:value="423672" calcext:value-type="float">
            <text:p><text:s text:c="3"/>423,672</text:p>
          </table:table-cell>
          <table:table-cell table:style-name="ce23" office:value-type="float" office:value="404982" calcext:value-type="float">
            <text:p><text:s text:c="3"/>404,9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屏東市</text:p>
          </table:table-cell>
          <table:table-cell table:style-name="ce18" office:value-type="float" office:value="74353" calcext:value-type="float">
            <text:p><text:s text:c="3"/>74,353</text:p>
          </table:table-cell>
          <table:table-cell table:style-name="ce18" office:value-type="float" office:value="200313" calcext:value-type="float">
            <text:p><text:s text:c="3"/>200,313</text:p>
          </table:table-cell>
          <table:table-cell table:style-name="ce18" office:value-type="float" office:value="99003" calcext:value-type="float">
            <text:p><text:s text:c="3"/>99,003</text:p>
          </table:table-cell>
          <table:table-cell table:style-name="ce24" office:value-type="float" office:value="101310" calcext:value-type="float">
            <text:p><text:s text:c="3"/>101,3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潮州鎮</text:p>
          </table:table-cell>
          <table:table-cell table:style-name="ce18" office:value-type="float" office:value="19453" calcext:value-type="float">
            <text:p><text:s text:c="3"/>19,453</text:p>
          </table:table-cell>
          <table:table-cell table:style-name="ce18" office:value-type="float" office:value="54246" calcext:value-type="float">
            <text:p><text:s text:c="3"/>54,246</text:p>
          </table:table-cell>
          <table:table-cell table:style-name="ce18" office:value-type="float" office:value="27092" calcext:value-type="float">
            <text:p><text:s text:c="3"/>27,092</text:p>
          </table:table-cell>
          <table:table-cell table:style-name="ce24" office:value-type="float" office:value="27154" calcext:value-type="float">
            <text:p><text:s text:c="3"/>27,1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港鎮</text:p>
          </table:table-cell>
          <table:table-cell table:style-name="ce18" office:value-type="float" office:value="16732" calcext:value-type="float">
            <text:p><text:s text:c="3"/>16,732</text:p>
          </table:table-cell>
          <table:table-cell table:style-name="ce18" office:value-type="float" office:value="47872" calcext:value-type="float">
            <text:p><text:s text:c="3"/>47,872</text:p>
          </table:table-cell>
          <table:table-cell table:style-name="ce18" office:value-type="float" office:value="24190" calcext:value-type="float">
            <text:p><text:s text:c="3"/>24,190</text:p>
          </table:table-cell>
          <table:table-cell table:style-name="ce24" office:value-type="float" office:value="23682" calcext:value-type="float">
            <text:p><text:s text:c="3"/>23,6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恆春鎮</text:p>
          </table:table-cell>
          <table:table-cell table:style-name="ce18" office:value-type="float" office:value="11601" calcext:value-type="float">
            <text:p><text:s text:c="3"/>11,601</text:p>
          </table:table-cell>
          <table:table-cell table:style-name="ce18" office:value-type="float" office:value="30761" calcext:value-type="float">
            <text:p><text:s text:c="3"/>30,761</text:p>
          </table:table-cell>
          <table:table-cell table:style-name="ce18" office:value-type="float" office:value="15777" calcext:value-type="float">
            <text:p><text:s text:c="3"/>15,777</text:p>
          </table:table-cell>
          <table:table-cell table:style-name="ce24" office:value-type="float" office:value="14984" calcext:value-type="float">
            <text:p><text:s text:c="3"/>14,9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丹鄉</text:p>
          </table:table-cell>
          <table:table-cell table:style-name="ce18" office:value-type="float" office:value="14978" calcext:value-type="float">
            <text:p><text:s text:c="3"/>14,978</text:p>
          </table:table-cell>
          <table:table-cell table:style-name="ce18" office:value-type="float" office:value="50816" calcext:value-type="float">
            <text:p><text:s text:c="3"/>50,816</text:p>
          </table:table-cell>
          <table:table-cell table:style-name="ce18" office:value-type="float" office:value="26356" calcext:value-type="float">
            <text:p><text:s text:c="3"/>26,356</text:p>
          </table:table-cell>
          <table:table-cell table:style-name="ce24" office:value-type="float" office:value="24460" calcext:value-type="float">
            <text:p><text:s text:c="3"/>24,4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治鄉</text:p>
          </table:table-cell>
          <table:table-cell table:style-name="ce18" office:value-type="float" office:value="10169" calcext:value-type="float">
            <text:p><text:s text:c="3"/>10,169</text:p>
          </table:table-cell>
          <table:table-cell table:style-name="ce18" office:value-type="float" office:value="29892" calcext:value-type="float">
            <text:p><text:s text:c="3"/>29,892</text:p>
          </table:table-cell>
          <table:table-cell table:style-name="ce18" office:value-type="float" office:value="15594" calcext:value-type="float">
            <text:p><text:s text:c="3"/>15,594</text:p>
          </table:table-cell>
          <table:table-cell table:style-name="ce24" office:value-type="float" office:value="14298" calcext:value-type="float">
            <text:p><text:s text:c="3"/>14,2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麟洛鄉</text:p>
          </table:table-cell>
          <table:table-cell table:style-name="ce18" office:value-type="float" office:value="3815" calcext:value-type="float">
            <text:p><text:s text:c="3"/>3,815</text:p>
          </table:table-cell>
          <table:table-cell table:style-name="ce18" office:value-type="float" office:value="11055" calcext:value-type="float">
            <text:p><text:s text:c="3"/>11,055</text:p>
          </table:table-cell>
          <table:table-cell table:style-name="ce18" office:value-type="float" office:value="5722" calcext:value-type="float">
            <text:p><text:s text:c="3"/>5,722</text:p>
          </table:table-cell>
          <table:table-cell table:style-name="ce24" office:value-type="float" office:value="5333" calcext:value-type="float">
            <text:p><text:s text:c="3"/>5,3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九如鄉</text:p>
          </table:table-cell>
          <table:table-cell table:style-name="ce18" office:value-type="float" office:value="7018" calcext:value-type="float">
            <text:p><text:s text:c="3"/>7,018</text:p>
          </table:table-cell>
          <table:table-cell table:style-name="ce18" office:value-type="float" office:value="22093" calcext:value-type="float">
            <text:p><text:s text:c="3"/>22,093</text:p>
          </table:table-cell>
          <table:table-cell table:style-name="ce18" office:value-type="float" office:value="11422" calcext:value-type="float">
            <text:p><text:s text:c="3"/>11,422</text:p>
          </table:table-cell>
          <table:table-cell table:style-name="ce24" office:value-type="float" office:value="10671" calcext:value-type="float">
            <text:p><text:s text:c="3"/>10,6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里港鄉</text:p>
          </table:table-cell>
          <table:table-cell table:style-name="ce18" office:value-type="float" office:value="8210" calcext:value-type="float">
            <text:p><text:s text:c="3"/>8,210</text:p>
          </table:table-cell>
          <table:table-cell table:style-name="ce18" office:value-type="float" office:value="26393" calcext:value-type="float">
            <text:p><text:s text:c="3"/>26,393</text:p>
          </table:table-cell>
          <table:table-cell table:style-name="ce18" office:value-type="float" office:value="13432" calcext:value-type="float">
            <text:p><text:s text:c="3"/>13,432</text:p>
          </table:table-cell>
          <table:table-cell table:style-name="ce24" office:value-type="float" office:value="12961" calcext:value-type="float">
            <text:p><text:s text:c="3"/>12,9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埔鄉</text:p>
          </table:table-cell>
          <table:table-cell table:style-name="ce18" office:value-type="float" office:value="7860" calcext:value-type="float">
            <text:p><text:s text:c="3"/>7,860</text:p>
          </table:table-cell>
          <table:table-cell table:style-name="ce18" office:value-type="float" office:value="25863" calcext:value-type="float">
            <text:p><text:s text:c="3"/>25,863</text:p>
          </table:table-cell>
          <table:table-cell table:style-name="ce18" office:value-type="float" office:value="13462" calcext:value-type="float">
            <text:p><text:s text:c="3"/>13,462</text:p>
          </table:table-cell>
          <table:table-cell table:style-name="ce24" office:value-type="float" office:value="12401" calcext:value-type="float">
            <text:p><text:s text:c="3"/>12,4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高樹鄉</text:p>
          </table:table-cell>
          <table:table-cell table:style-name="ce18" office:value-type="float" office:value="9279" calcext:value-type="float">
            <text:p><text:s text:c="3"/>9,279</text:p>
          </table:table-cell>
          <table:table-cell table:style-name="ce18" office:value-type="float" office:value="24532" calcext:value-type="float">
            <text:p><text:s text:c="3"/>24,532</text:p>
          </table:table-cell>
          <table:table-cell table:style-name="ce18" office:value-type="float" office:value="13070" calcext:value-type="float">
            <text:p><text:s text:c="3"/>13,070</text:p>
          </table:table-cell>
          <table:table-cell table:style-name="ce24" office:value-type="float" office:value="11462" calcext:value-type="float">
            <text:p><text:s text:c="3"/>11,4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巒鄉</text:p>
          </table:table-cell>
          <table:table-cell table:style-name="ce18" office:value-type="float" office:value="6526" calcext:value-type="float">
            <text:p><text:s text:c="3"/>6,526</text:p>
          </table:table-cell>
          <table:table-cell table:style-name="ce18" office:value-type="float" office:value="20542" calcext:value-type="float">
            <text:p><text:s text:c="3"/>20,542</text:p>
          </table:table-cell>
          <table:table-cell table:style-name="ce18" office:value-type="float" office:value="10728" calcext:value-type="float">
            <text:p><text:s text:c="3"/>10,728</text:p>
          </table:table-cell>
          <table:table-cell table:style-name="ce24" office:value-type="float" office:value="9814" calcext:value-type="float">
            <text:p><text:s text:c="3"/>9,8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埔鄉</text:p>
          </table:table-cell>
          <table:table-cell table:style-name="ce18" office:value-type="float" office:value="18669" calcext:value-type="float">
            <text:p><text:s text:c="3"/>18,669</text:p>
          </table:table-cell>
          <table:table-cell table:style-name="ce18" office:value-type="float" office:value="54534" calcext:value-type="float">
            <text:p><text:s text:c="3"/>54,534</text:p>
          </table:table-cell>
          <table:table-cell table:style-name="ce18" office:value-type="float" office:value="28168" calcext:value-type="float">
            <text:p><text:s text:c="3"/>28,168</text:p>
          </table:table-cell>
          <table:table-cell table:style-name="ce24" office:value-type="float" office:value="26366" calcext:value-type="float">
            <text:p><text:s text:c="3"/>26,3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田鄉</text:p>
          </table:table-cell>
          <table:table-cell table:style-name="ce18" office:value-type="float" office:value="5628" calcext:value-type="float">
            <text:p><text:s text:c="3"/>5,628</text:p>
          </table:table-cell>
          <table:table-cell table:style-name="ce18" office:value-type="float" office:value="17114" calcext:value-type="float">
            <text:p><text:s text:c="3"/>17,114</text:p>
          </table:table-cell>
          <table:table-cell table:style-name="ce18" office:value-type="float" office:value="9089" calcext:value-type="float">
            <text:p><text:s text:c="3"/>9,089</text:p>
          </table:table-cell>
          <table:table-cell table:style-name="ce24" office:value-type="float" office:value="8025" calcext:value-type="float">
            <text:p><text:s text:c="3"/>8,0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埤鄉</text:p>
          </table:table-cell>
          <table:table-cell table:style-name="ce18" office:value-type="float" office:value="3439" calcext:value-type="float">
            <text:p><text:s text:c="3"/>3,439</text:p>
          </table:table-cell>
          <table:table-cell table:style-name="ce18" office:value-type="float" office:value="9947" calcext:value-type="float">
            <text:p><text:s text:c="3"/>9,947</text:p>
          </table:table-cell>
          <table:table-cell table:style-name="ce18" office:value-type="float" office:value="5286" calcext:value-type="float">
            <text:p><text:s text:c="3"/>5,286</text:p>
          </table:table-cell>
          <table:table-cell table:style-name="ce24" office:value-type="float" office:value="4661" calcext:value-type="float">
            <text:p><text:s text:c="3"/>4,6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寮鄉</text:p>
          </table:table-cell>
          <table:table-cell table:style-name="ce18" office:value-type="float" office:value="8530" calcext:value-type="float">
            <text:p><text:s text:c="3"/>8,530</text:p>
          </table:table-cell>
          <table:table-cell table:style-name="ce18" office:value-type="float" office:value="24518" calcext:value-type="float">
            <text:p><text:s text:c="3"/>24,518</text:p>
          </table:table-cell>
          <table:table-cell table:style-name="ce18" office:value-type="float" office:value="12832" calcext:value-type="float">
            <text:p><text:s text:c="3"/>12,832</text:p>
          </table:table-cell>
          <table:table-cell table:style-name="ce24" office:value-type="float" office:value="11686" calcext:value-type="float">
            <text:p><text:s text:c="3"/>11,6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園鄉</text:p>
          </table:table-cell>
          <table:table-cell table:style-name="ce18" office:value-type="float" office:value="11798" calcext:value-type="float">
            <text:p><text:s text:c="3"/>11,798</text:p>
          </table:table-cell>
          <table:table-cell table:style-name="ce18" office:value-type="float" office:value="35148" calcext:value-type="float">
            <text:p><text:s text:c="3"/>35,148</text:p>
          </table:table-cell>
          <table:table-cell table:style-name="ce18" office:value-type="float" office:value="18218" calcext:value-type="float">
            <text:p><text:s text:c="3"/>18,218</text:p>
          </table:table-cell>
          <table:table-cell table:style-name="ce24" office:value-type="float" office:value="16930" calcext:value-type="float">
            <text:p><text:s text:c="3"/>16,9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崁頂鄉</text:p>
          </table:table-cell>
          <table:table-cell table:style-name="ce18" office:value-type="float" office:value="4486" calcext:value-type="float">
            <text:p><text:s text:c="3"/>4,486</text:p>
          </table:table-cell>
          <table:table-cell table:style-name="ce18" office:value-type="float" office:value="15588" calcext:value-type="float">
            <text:p><text:s text:c="3"/>15,588</text:p>
          </table:table-cell>
          <table:table-cell table:style-name="ce18" office:value-type="float" office:value="7916" calcext:value-type="float">
            <text:p><text:s text:c="3"/>7,916</text:p>
          </table:table-cell>
          <table:table-cell table:style-name="ce24" office:value-type="float" office:value="7672" calcext:value-type="float">
            <text:p><text:s text:c="3"/>7,6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邊鄉</text:p>
          </table:table-cell>
          <table:table-cell table:style-name="ce18" office:value-type="float" office:value="6732" calcext:value-type="float">
            <text:p><text:s text:c="3"/>6,732</text:p>
          </table:table-cell>
          <table:table-cell table:style-name="ce18" office:value-type="float" office:value="18013" calcext:value-type="float">
            <text:p><text:s text:c="3"/>18,013</text:p>
          </table:table-cell>
          <table:table-cell table:style-name="ce18" office:value-type="float" office:value="9224" calcext:value-type="float">
            <text:p><text:s text:c="3"/>9,224</text:p>
          </table:table-cell>
          <table:table-cell table:style-name="ce24" office:value-type="float" office:value="8789" calcext:value-type="float">
            <text:p><text:s text:c="3"/>8,7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州鄉</text:p>
          </table:table-cell>
          <table:table-cell table:style-name="ce18" office:value-type="float" office:value="3712" calcext:value-type="float">
            <text:p><text:s text:c="3"/>3,712</text:p>
          </table:table-cell>
          <table:table-cell table:style-name="ce18" office:value-type="float" office:value="10673" calcext:value-type="float">
            <text:p><text:s text:c="3"/>10,673</text:p>
          </table:table-cell>
          <table:table-cell table:style-name="ce18" office:value-type="float" office:value="5465" calcext:value-type="float">
            <text:p><text:s text:c="3"/>5,465</text:p>
          </table:table-cell>
          <table:table-cell table:style-name="ce24" office:value-type="float" office:value="5208" calcext:value-type="float">
            <text:p><text:s text:c="3"/>5,2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冬鄉</text:p>
          </table:table-cell>
          <table:table-cell table:style-name="ce18" office:value-type="float" office:value="6965" calcext:value-type="float">
            <text:p><text:s text:c="3"/>6,965</text:p>
          </table:table-cell>
          <table:table-cell table:style-name="ce18" office:value-type="float" office:value="19290" calcext:value-type="float">
            <text:p><text:s text:c="3"/>19,290</text:p>
          </table:table-cell>
          <table:table-cell table:style-name="ce18" office:value-type="float" office:value="10021" calcext:value-type="float">
            <text:p><text:s text:c="3"/>10,021</text:p>
          </table:table-cell>
          <table:table-cell table:style-name="ce24" office:value-type="float" office:value="9269" calcext:value-type="float">
            <text:p><text:s text:c="3"/>9,2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琉球鄉</text:p>
          </table:table-cell>
          <table:table-cell table:style-name="ce18" office:value-type="float" office:value="4489" calcext:value-type="float">
            <text:p><text:s text:c="3"/>4,489</text:p>
          </table:table-cell>
          <table:table-cell table:style-name="ce18" office:value-type="float" office:value="12308" calcext:value-type="float">
            <text:p><text:s text:c="3"/>12,308</text:p>
          </table:table-cell>
          <table:table-cell table:style-name="ce18" office:value-type="float" office:value="6744" calcext:value-type="float">
            <text:p><text:s text:c="3"/>6,744</text:p>
          </table:table-cell>
          <table:table-cell table:style-name="ce24" office:value-type="float" office:value="5564" calcext:value-type="float">
            <text:p><text:s text:c="3"/>5,5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車城鄉</text:p>
          </table:table-cell>
          <table:table-cell table:style-name="ce18" office:value-type="float" office:value="3475" calcext:value-type="float">
            <text:p><text:s text:c="3"/>3,475</text:p>
          </table:table-cell>
          <table:table-cell table:style-name="ce18" office:value-type="float" office:value="8597" calcext:value-type="float">
            <text:p><text:s text:c="3"/>8,597</text:p>
          </table:table-cell>
          <table:table-cell table:style-name="ce18" office:value-type="float" office:value="4608" calcext:value-type="float">
            <text:p><text:s text:c="3"/>4,608</text:p>
          </table:table-cell>
          <table:table-cell table:style-name="ce24" office:value-type="float" office:value="3989" calcext:value-type="float">
            <text:p><text:s text:c="3"/>3,9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滿州鄉</text:p>
          </table:table-cell>
          <table:table-cell table:style-name="ce18" office:value-type="float" office:value="3039" calcext:value-type="float">
            <text:p><text:s text:c="3"/>3,039</text:p>
          </table:table-cell>
          <table:table-cell table:style-name="ce18" office:value-type="float" office:value="7912" calcext:value-type="float">
            <text:p><text:s text:c="3"/>7,912</text:p>
          </table:table-cell>
          <table:table-cell table:style-name="ce18" office:value-type="float" office:value="4289" calcext:value-type="float">
            <text:p><text:s text:c="3"/>4,289</text:p>
          </table:table-cell>
          <table:table-cell table:style-name="ce24" office:value-type="float" office:value="3623" calcext:value-type="float">
            <text:p><text:s text:c="3"/>3,6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山鄉</text:p>
          </table:table-cell>
          <table:table-cell table:style-name="ce18" office:value-type="float" office:value="2094" calcext:value-type="float">
            <text:p><text:s text:c="3"/>2,094</text:p>
          </table:table-cell>
          <table:table-cell table:style-name="ce18" office:value-type="float" office:value="5458" calcext:value-type="float">
            <text:p><text:s text:c="3"/>5,458</text:p>
          </table:table-cell>
          <table:table-cell table:style-name="ce18" office:value-type="float" office:value="2909" calcext:value-type="float">
            <text:p><text:s text:c="3"/>2,909</text:p>
          </table:table-cell>
          <table:table-cell table:style-name="ce24" office:value-type="float" office:value="2549" calcext:value-type="float">
            <text:p><text:s text:c="3"/>2,5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三地門鄉</text:p>
          </table:table-cell>
          <table:table-cell table:style-name="ce18" office:value-type="float" office:value="2327" calcext:value-type="float">
            <text:p><text:s text:c="3"/>2,327</text:p>
          </table:table-cell>
          <table:table-cell table:style-name="ce18" office:value-type="float" office:value="7663" calcext:value-type="float">
            <text:p><text:s text:c="3"/>7,663</text:p>
          </table:table-cell>
          <table:table-cell table:style-name="ce18" office:value-type="float" office:value="3846" calcext:value-type="float">
            <text:p><text:s text:c="3"/>3,846</text:p>
          </table:table-cell>
          <table:table-cell table:style-name="ce24" office:value-type="float" office:value="3817" calcext:value-type="float">
            <text:p><text:s text:c="3"/>3,8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霧臺鄉</text:p>
          </table:table-cell>
          <table:table-cell table:style-name="ce18" office:value-type="float" office:value="1059" calcext:value-type="float">
            <text:p><text:s text:c="3"/>1,059</text:p>
          </table:table-cell>
          <table:table-cell table:style-name="ce18" office:value-type="float" office:value="3304" calcext:value-type="float">
            <text:p><text:s text:c="3"/>3,304</text:p>
          </table:table-cell>
          <table:table-cell table:style-name="ce18" office:value-type="float" office:value="1688" calcext:value-type="float">
            <text:p><text:s text:c="3"/>1,688</text:p>
          </table:table-cell>
          <table:table-cell table:style-name="ce24" office:value-type="float" office:value="1616" calcext:value-type="float">
            <text:p><text:s text:c="3"/>1,6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瑪家鄉</text:p>
          </table:table-cell>
          <table:table-cell table:style-name="ce18" office:value-type="float" office:value="2056" calcext:value-type="float">
            <text:p><text:s text:c="3"/>2,056</text:p>
          </table:table-cell>
          <table:table-cell table:style-name="ce18" office:value-type="float" office:value="6758" calcext:value-type="float">
            <text:p><text:s text:c="3"/>6,758</text:p>
          </table:table-cell>
          <table:table-cell table:style-name="ce18" office:value-type="float" office:value="3428" calcext:value-type="float">
            <text:p><text:s text:c="3"/>3,428</text:p>
          </table:table-cell>
          <table:table-cell table:style-name="ce24" office:value-type="float" office:value="3330" calcext:value-type="float">
            <text:p><text:s text:c="3"/>3,3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泰武鄉</text:p>
          </table:table-cell>
          <table:table-cell table:style-name="ce18" office:value-type="float" office:value="1349" calcext:value-type="float">
            <text:p><text:s text:c="3"/>1,349</text:p>
          </table:table-cell>
          <table:table-cell table:style-name="ce18" office:value-type="float" office:value="5306" calcext:value-type="float">
            <text:p><text:s text:c="3"/>5,306</text:p>
          </table:table-cell>
          <table:table-cell table:style-name="ce18" office:value-type="float" office:value="2793" calcext:value-type="float">
            <text:p><text:s text:c="3"/>2,793</text:p>
          </table:table-cell>
          <table:table-cell table:style-name="ce24" office:value-type="float" office:value="2513" calcext:value-type="float">
            <text:p><text:s text:c="3"/>2,5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來義鄉</text:p>
          </table:table-cell>
          <table:table-cell table:style-name="ce18" office:value-type="float" office:value="2228" calcext:value-type="float">
            <text:p><text:s text:c="3"/>2,228</text:p>
          </table:table-cell>
          <table:table-cell table:style-name="ce18" office:value-type="float" office:value="7422" calcext:value-type="float">
            <text:p><text:s text:c="3"/>7,422</text:p>
          </table:table-cell>
          <table:table-cell table:style-name="ce18" office:value-type="float" office:value="3750" calcext:value-type="float">
            <text:p><text:s text:c="3"/>3,750</text:p>
          </table:table-cell>
          <table:table-cell table:style-name="ce24" office:value-type="float" office:value="3672" calcext:value-type="float">
            <text:p><text:s text:c="3"/>3,6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春日鄉</text:p>
          </table:table-cell>
          <table:table-cell table:style-name="ce18" office:value-type="float" office:value="1401" calcext:value-type="float">
            <text:p><text:s text:c="3"/>1,401</text:p>
          </table:table-cell>
          <table:table-cell table:style-name="ce18" office:value-type="float" office:value="4885" calcext:value-type="float">
            <text:p><text:s text:c="3"/>4,885</text:p>
          </table:table-cell>
          <table:table-cell table:style-name="ce18" office:value-type="float" office:value="2507" calcext:value-type="float">
            <text:p><text:s text:c="3"/>2,507</text:p>
          </table:table-cell>
          <table:table-cell table:style-name="ce24" office:value-type="float" office:value="2378" calcext:value-type="float">
            <text:p><text:s text:c="3"/>2,3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獅子鄉</text:p>
          </table:table-cell>
          <table:table-cell table:style-name="ce18" office:value-type="float" office:value="1566" calcext:value-type="float">
            <text:p><text:s text:c="3"/>1,566</text:p>
          </table:table-cell>
          <table:table-cell table:style-name="ce18" office:value-type="float" office:value="4896" calcext:value-type="float">
            <text:p><text:s text:c="3"/>4,896</text:p>
          </table:table-cell>
          <table:table-cell table:style-name="ce18" office:value-type="float" office:value="2519" calcext:value-type="float">
            <text:p><text:s text:c="3"/>2,519</text:p>
          </table:table-cell>
          <table:table-cell table:style-name="ce24" office:value-type="float" office:value="2377" calcext:value-type="float">
            <text:p><text:s text:c="3"/>2,3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牡丹鄉</text:p>
          </table:table-cell>
          <table:table-cell table:style-name="ce19" office:value-type="float" office:value="1933" calcext:value-type="float">
            <text:p><text:s text:c="3"/>1,933</text:p>
          </table:table-cell>
          <table:table-cell table:style-name="ce19" office:value-type="float" office:value="4942" calcext:value-type="float">
            <text:p><text:s text:c="3"/>4,942</text:p>
          </table:table-cell>
          <table:table-cell table:style-name="ce19" office:value-type="float" office:value="2524" calcext:value-type="float">
            <text:p><text:s text:c="3"/>2,524</text:p>
          </table:table-cell>
          <table:table-cell table:style-name="ce25" office:value-type="float" office:value="2418" calcext:value-type="float">
            <text:p><text:s text:c="3"/>2,418</text:p>
          </table:table-cell>
          <table:table-cell table:number-columns-repeated="1019"/>
        </table:table-row>
        <table:table-row table:style-name="ro7">
          <table:table-cell table:style-name="ce40"/>
          <table:table-cell table:style-name="ce41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東縣</text:p>
          </table:table-cell>
          <table:table-cell table:style-name="ce17" office:value-type="float" office:value="82877" calcext:value-type="float">
            <text:p><text:s text:c="3"/>82,877</text:p>
          </table:table-cell>
          <table:table-cell table:style-name="ce17" office:value-type="float" office:value="219466" calcext:value-type="float">
            <text:p><text:s text:c="3"/>219,466</text:p>
          </table:table-cell>
          <table:table-cell table:style-name="ce17" office:value-type="float" office:value="113277" calcext:value-type="float">
            <text:p><text:s text:c="3"/>113,277</text:p>
          </table:table-cell>
          <table:table-cell table:style-name="ce23" office:value-type="float" office:value="106189" calcext:value-type="float">
            <text:p><text:s text:c="3"/>106,1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東市</text:p>
          </table:table-cell>
          <table:table-cell table:style-name="ce18" office:value-type="float" office:value="39720" calcext:value-type="float">
            <text:p><text:s text:c="3"/>39,720</text:p>
          </table:table-cell>
          <table:table-cell table:style-name="ce18" office:value-type="float" office:value="105825" calcext:value-type="float">
            <text:p><text:s text:c="3"/>105,825</text:p>
          </table:table-cell>
          <table:table-cell table:style-name="ce18" office:value-type="float" office:value="52970" calcext:value-type="float">
            <text:p><text:s text:c="3"/>52,970</text:p>
          </table:table-cell>
          <table:table-cell table:style-name="ce24" office:value-type="float" office:value="52855" calcext:value-type="float">
            <text:p><text:s text:c="3"/>52,8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成功鎮</text:p>
          </table:table-cell>
          <table:table-cell table:style-name="ce18" office:value-type="float" office:value="5386" calcext:value-type="float">
            <text:p><text:s text:c="3"/>5,386</text:p>
          </table:table-cell>
          <table:table-cell table:style-name="ce18" office:value-type="float" office:value="14187" calcext:value-type="float">
            <text:p><text:s text:c="3"/>14,187</text:p>
          </table:table-cell>
          <table:table-cell table:style-name="ce18" office:value-type="float" office:value="7465" calcext:value-type="float">
            <text:p><text:s text:c="3"/>7,465</text:p>
          </table:table-cell>
          <table:table-cell table:style-name="ce24" office:value-type="float" office:value="6722" calcext:value-type="float">
            <text:p><text:s text:c="3"/>6,7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山鎮</text:p>
          </table:table-cell>
          <table:table-cell table:style-name="ce18" office:value-type="float" office:value="3176" calcext:value-type="float">
            <text:p><text:s text:c="3"/>3,176</text:p>
          </table:table-cell>
          <table:table-cell table:style-name="ce18" office:value-type="float" office:value="8751" calcext:value-type="float">
            <text:p><text:s text:c="3"/>8,751</text:p>
          </table:table-cell>
          <table:table-cell table:style-name="ce18" office:value-type="float" office:value="4549" calcext:value-type="float">
            <text:p><text:s text:c="3"/>4,549</text:p>
          </table:table-cell>
          <table:table-cell table:style-name="ce24" office:value-type="float" office:value="4202" calcext:value-type="float">
            <text:p><text:s text:c="3"/>4,2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卑南鄉</text:p>
          </table:table-cell>
          <table:table-cell table:style-name="ce18" office:value-type="float" office:value="6711" calcext:value-type="float">
            <text:p><text:s text:c="3"/>6,711</text:p>
          </table:table-cell>
          <table:table-cell table:style-name="ce18" office:value-type="float" office:value="17398" calcext:value-type="float">
            <text:p><text:s text:c="3"/>17,398</text:p>
          </table:table-cell>
          <table:table-cell table:style-name="ce18" office:value-type="float" office:value="9179" calcext:value-type="float">
            <text:p><text:s text:c="3"/>9,179</text:p>
          </table:table-cell>
          <table:table-cell table:style-name="ce24" office:value-type="float" office:value="8219" calcext:value-type="float">
            <text:p><text:s text:c="3"/>8,2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武鄉</text:p>
          </table:table-cell>
          <table:table-cell table:style-name="ce18" office:value-type="float" office:value="2490" calcext:value-type="float">
            <text:p><text:s text:c="3"/>2,490</text:p>
          </table:table-cell>
          <table:table-cell table:style-name="ce18" office:value-type="float" office:value="6087" calcext:value-type="float">
            <text:p><text:s text:c="3"/>6,087</text:p>
          </table:table-cell>
          <table:table-cell table:style-name="ce18" office:value-type="float" office:value="3175" calcext:value-type="float">
            <text:p><text:s text:c="3"/>3,175</text:p>
          </table:table-cell>
          <table:table-cell table:style-name="ce24" office:value-type="float" office:value="2912" calcext:value-type="float">
            <text:p><text:s text:c="3"/>2,9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麻里鄉</text:p>
          </table:table-cell>
          <table:table-cell table:style-name="ce18" office:value-type="float" office:value="4705" calcext:value-type="float">
            <text:p><text:s text:c="3"/>4,705</text:p>
          </table:table-cell>
          <table:table-cell table:style-name="ce18" office:value-type="float" office:value="11175" calcext:value-type="float">
            <text:p><text:s text:c="3"/>11,175</text:p>
          </table:table-cell>
          <table:table-cell table:style-name="ce18" office:value-type="float" office:value="5969" calcext:value-type="float">
            <text:p><text:s text:c="3"/>5,969</text:p>
          </table:table-cell>
          <table:table-cell table:style-name="ce24" office:value-type="float" office:value="5206" calcext:value-type="float">
            <text:p><text:s text:c="3"/>5,2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河鄉</text:p>
          </table:table-cell>
          <table:table-cell table:style-name="ce18" office:value-type="float" office:value="3763" calcext:value-type="float">
            <text:p><text:s text:c="3"/>3,763</text:p>
          </table:table-cell>
          <table:table-cell table:style-name="ce18" office:value-type="float" office:value="8492" calcext:value-type="float">
            <text:p><text:s text:c="3"/>8,492</text:p>
          </table:table-cell>
          <table:table-cell table:style-name="ce18" office:value-type="float" office:value="4712" calcext:value-type="float">
            <text:p><text:s text:c="3"/>4,712</text:p>
          </table:table-cell>
          <table:table-cell table:style-name="ce24" office:value-type="float" office:value="3780" calcext:value-type="float">
            <text:p><text:s text:c="3"/>3,7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濱鄉</text:p>
          </table:table-cell>
          <table:table-cell table:style-name="ce18" office:value-type="float" office:value="2928" calcext:value-type="float">
            <text:p><text:s text:c="3"/>2,928</text:p>
          </table:table-cell>
          <table:table-cell table:style-name="ce18" office:value-type="float" office:value="7240" calcext:value-type="float">
            <text:p><text:s text:c="3"/>7,240</text:p>
          </table:table-cell>
          <table:table-cell table:style-name="ce18" office:value-type="float" office:value="4105" calcext:value-type="float">
            <text:p><text:s text:c="3"/>4,105</text:p>
          </table:table-cell>
          <table:table-cell table:style-name="ce24" office:value-type="float" office:value="3135" calcext:value-type="float">
            <text:p><text:s text:c="3"/>3,1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野鄉</text:p>
          </table:table-cell>
          <table:table-cell table:style-name="ce18" office:value-type="float" office:value="3040" calcext:value-type="float">
            <text:p><text:s text:c="3"/>3,040</text:p>
          </table:table-cell>
          <table:table-cell table:style-name="ce18" office:value-type="float" office:value="7909" calcext:value-type="float">
            <text:p><text:s text:c="3"/>7,909</text:p>
          </table:table-cell>
          <table:table-cell table:style-name="ce18" office:value-type="float" office:value="4204" calcext:value-type="float">
            <text:p><text:s text:c="3"/>4,204</text:p>
          </table:table-cell>
          <table:table-cell table:style-name="ce24" office:value-type="float" office:value="3705" calcext:value-type="float">
            <text:p><text:s text:c="3"/>3,7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池上鄉</text:p>
          </table:table-cell>
          <table:table-cell table:style-name="ce18" office:value-type="float" office:value="3214" calcext:value-type="float">
            <text:p><text:s text:c="3"/>3,214</text:p>
          </table:table-cell>
          <table:table-cell table:style-name="ce18" office:value-type="float" office:value="8213" calcext:value-type="float">
            <text:p><text:s text:c="3"/>8,213</text:p>
          </table:table-cell>
          <table:table-cell table:style-name="ce18" office:value-type="float" office:value="4283" calcext:value-type="float">
            <text:p><text:s text:c="3"/>4,283</text:p>
          </table:table-cell>
          <table:table-cell table:style-name="ce24" office:value-type="float" office:value="3930" calcext:value-type="float">
            <text:p><text:s text:c="3"/>3,9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綠島鄉</text:p>
          </table:table-cell>
          <table:table-cell table:style-name="ce18" office:value-type="float" office:value="1152" calcext:value-type="float">
            <text:p><text:s text:c="3"/>1,152</text:p>
          </table:table-cell>
          <table:table-cell table:style-name="ce18" office:value-type="float" office:value="4040" calcext:value-type="float">
            <text:p><text:s text:c="3"/>4,040</text:p>
          </table:table-cell>
          <table:table-cell table:style-name="ce18" office:value-type="float" office:value="2133" calcext:value-type="float">
            <text:p><text:s text:c="3"/>2,133</text:p>
          </table:table-cell>
          <table:table-cell table:style-name="ce24" office:value-type="float" office:value="1907" calcext:value-type="float">
            <text:p><text:s text:c="3"/>1,9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延平鄉</text:p>
          </table:table-cell>
          <table:table-cell table:style-name="ce18" office:value-type="float" office:value="1071" calcext:value-type="float">
            <text:p><text:s text:c="3"/>1,071</text:p>
          </table:table-cell>
          <table:table-cell table:style-name="ce18" office:value-type="float" office:value="3609" calcext:value-type="float">
            <text:p><text:s text:c="3"/>3,609</text:p>
          </table:table-cell>
          <table:table-cell table:style-name="ce18" office:value-type="float" office:value="1929" calcext:value-type="float">
            <text:p><text:s text:c="3"/>1,929</text:p>
          </table:table-cell>
          <table:table-cell table:style-name="ce24" office:value-type="float" office:value="1680" calcext:value-type="float">
            <text:p><text:s text:c="3"/>1,6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海端鄉</text:p>
          </table:table-cell>
          <table:table-cell table:style-name="ce18" office:value-type="float" office:value="1088" calcext:value-type="float">
            <text:p><text:s text:c="3"/>1,088</text:p>
          </table:table-cell>
          <table:table-cell table:style-name="ce18" office:value-type="float" office:value="4211" calcext:value-type="float">
            <text:p><text:s text:c="3"/>4,211</text:p>
          </table:table-cell>
          <table:table-cell table:style-name="ce18" office:value-type="float" office:value="2236" calcext:value-type="float">
            <text:p><text:s text:c="3"/>2,236</text:p>
          </table:table-cell>
          <table:table-cell table:style-name="ce24" office:value-type="float" office:value="1975" calcext:value-type="float">
            <text:p><text:s text:c="3"/>1,9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達仁鄉</text:p>
          </table:table-cell>
          <table:table-cell table:style-name="ce18" office:value-type="float" office:value="1453" calcext:value-type="float">
            <text:p><text:s text:c="3"/>1,453</text:p>
          </table:table-cell>
          <table:table-cell table:style-name="ce18" office:value-type="float" office:value="3568" calcext:value-type="float">
            <text:p><text:s text:c="3"/>3,568</text:p>
          </table:table-cell>
          <table:table-cell table:style-name="ce18" office:value-type="float" office:value="1934" calcext:value-type="float">
            <text:p><text:s text:c="3"/>1,934</text:p>
          </table:table-cell>
          <table:table-cell table:style-name="ce24" office:value-type="float" office:value="1634" calcext:value-type="float">
            <text:p><text:s text:c="3"/>1,6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金峰鄉</text:p>
          </table:table-cell>
          <table:table-cell table:style-name="ce18" office:value-type="float" office:value="1129" calcext:value-type="float">
            <text:p><text:s text:c="3"/>1,129</text:p>
          </table:table-cell>
          <table:table-cell table:style-name="ce18" office:value-type="float" office:value="3695" calcext:value-type="float">
            <text:p><text:s text:c="3"/>3,695</text:p>
          </table:table-cell>
          <table:table-cell table:style-name="ce18" office:value-type="float" office:value="1878" calcext:value-type="float">
            <text:p><text:s text:c="3"/>1,878</text:p>
          </table:table-cell>
          <table:table-cell table:style-name="ce24" office:value-type="float" office:value="1817" calcext:value-type="float">
            <text:p><text:s text:c="3"/>1,8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蘭嶼鄉</text:p>
          </table:table-cell>
          <table:table-cell table:style-name="ce19" office:value-type="float" office:value="1851" calcext:value-type="float">
            <text:p><text:s text:c="3"/>1,851</text:p>
          </table:table-cell>
          <table:table-cell table:style-name="ce19" office:value-type="float" office:value="5066" calcext:value-type="float">
            <text:p><text:s text:c="3"/>5,066</text:p>
          </table:table-cell>
          <table:table-cell table:style-name="ce19" office:value-type="float" office:value="2556" calcext:value-type="float">
            <text:p><text:s text:c="3"/>2,556</text:p>
          </table:table-cell>
          <table:table-cell table:style-name="ce25" office:value-type="float" office:value="2510" calcext:value-type="float">
            <text:p><text:s text:c="3"/>2,510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花蓮縣</text:p>
          </table:table-cell>
          <table:table-cell table:style-name="ce17" office:value-type="float" office:value="125847" calcext:value-type="float">
            <text:p><text:s text:c="3"/>125,847</text:p>
          </table:table-cell>
          <table:table-cell table:style-name="ce17" office:value-type="float" office:value="328695" calcext:value-type="float">
            <text:p><text:s text:c="3"/>328,695</text:p>
          </table:table-cell>
          <table:table-cell table:style-name="ce17" office:value-type="float" office:value="166830" calcext:value-type="float">
            <text:p><text:s text:c="3"/>166,830</text:p>
          </table:table-cell>
          <table:table-cell table:style-name="ce23" office:value-type="float" office:value="161865" calcext:value-type="float">
            <text:p><text:s text:c="3"/>161,8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蓮市</text:p>
          </table:table-cell>
          <table:table-cell table:style-name="ce18" office:value-type="float" office:value="41458" calcext:value-type="float">
            <text:p><text:s text:c="3"/>41,458</text:p>
          </table:table-cell>
          <table:table-cell table:style-name="ce18" office:value-type="float" office:value="104046" calcext:value-type="float">
            <text:p><text:s text:c="3"/>104,046</text:p>
          </table:table-cell>
          <table:table-cell table:style-name="ce18" office:value-type="float" office:value="50193" calcext:value-type="float">
            <text:p><text:s text:c="3"/>50,193</text:p>
          </table:table-cell>
          <table:table-cell table:style-name="ce24" office:value-type="float" office:value="53853" calcext:value-type="float">
            <text:p><text:s text:c="3"/>53,8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林鎮</text:p>
          </table:table-cell>
          <table:table-cell table:style-name="ce18" office:value-type="float" office:value="4407" calcext:value-type="float">
            <text:p><text:s text:c="3"/>4,407</text:p>
          </table:table-cell>
          <table:table-cell table:style-name="ce18" office:value-type="float" office:value="10851" calcext:value-type="float">
            <text:p><text:s text:c="3"/>10,851</text:p>
          </table:table-cell>
          <table:table-cell table:style-name="ce18" office:value-type="float" office:value="5646" calcext:value-type="float">
            <text:p><text:s text:c="3"/>5,646</text:p>
          </table:table-cell>
          <table:table-cell table:style-name="ce24" office:value-type="float" office:value="5205" calcext:value-type="float">
            <text:p><text:s text:c="3"/>5,2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里鎮</text:p>
          </table:table-cell>
          <table:table-cell table:style-name="ce18" office:value-type="float" office:value="8877" calcext:value-type="float">
            <text:p><text:s text:c="3"/>8,877</text:p>
          </table:table-cell>
          <table:table-cell table:style-name="ce18" office:value-type="float" office:value="24235" calcext:value-type="float">
            <text:p><text:s text:c="3"/>24,235</text:p>
          </table:table-cell>
          <table:table-cell table:style-name="ce18" office:value-type="float" office:value="12816" calcext:value-type="float">
            <text:p><text:s text:c="3"/>12,816</text:p>
          </table:table-cell>
          <table:table-cell table:style-name="ce24" office:value-type="float" office:value="11419" calcext:value-type="float">
            <text:p><text:s text:c="3"/>11,4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城鄉</text:p>
          </table:table-cell>
          <table:table-cell table:style-name="ce18" office:value-type="float" office:value="7725" calcext:value-type="float">
            <text:p><text:s text:c="3"/>7,725</text:p>
          </table:table-cell>
          <table:table-cell table:style-name="ce18" office:value-type="float" office:value="20155" calcext:value-type="float">
            <text:p><text:s text:c="3"/>20,155</text:p>
          </table:table-cell>
          <table:table-cell table:style-name="ce18" office:value-type="float" office:value="10369" calcext:value-type="float">
            <text:p><text:s text:c="3"/>10,369</text:p>
          </table:table-cell>
          <table:table-cell table:style-name="ce24" office:value-type="float" office:value="9786" calcext:value-type="float">
            <text:p><text:s text:c="3"/>9,7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吉安鄉</text:p>
          </table:table-cell>
          <table:table-cell table:style-name="ce18" office:value-type="float" office:value="32053" calcext:value-type="float">
            <text:p><text:s text:c="3"/>32,053</text:p>
          </table:table-cell>
          <table:table-cell table:style-name="ce18" office:value-type="float" office:value="83711" calcext:value-type="float">
            <text:p><text:s text:c="3"/>83,711</text:p>
          </table:table-cell>
          <table:table-cell table:style-name="ce18" office:value-type="float" office:value="42079" calcext:value-type="float">
            <text:p><text:s text:c="3"/>42,079</text:p>
          </table:table-cell>
          <table:table-cell table:style-name="ce24" office:value-type="float" office:value="41632" calcext:value-type="float">
            <text:p><text:s text:c="3"/>41,6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壽豐鄉</text:p>
          </table:table-cell>
          <table:table-cell table:style-name="ce18" office:value-type="float" office:value="7214" calcext:value-type="float">
            <text:p><text:s text:c="3"/>7,214</text:p>
          </table:table-cell>
          <table:table-cell table:style-name="ce18" office:value-type="float" office:value="18017" calcext:value-type="float">
            <text:p><text:s text:c="3"/>18,017</text:p>
          </table:table-cell>
          <table:table-cell table:style-name="ce18" office:value-type="float" office:value="9590" calcext:value-type="float">
            <text:p><text:s text:c="3"/>9,590</text:p>
          </table:table-cell>
          <table:table-cell table:style-name="ce24" office:value-type="float" office:value="8427" calcext:value-type="float">
            <text:p><text:s text:c="3"/>8,4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光復鄉</text:p>
          </table:table-cell>
          <table:table-cell table:style-name="ce18" office:value-type="float" office:value="5004" calcext:value-type="float">
            <text:p><text:s text:c="3"/>5,004</text:p>
          </table:table-cell>
          <table:table-cell table:style-name="ce18" office:value-type="float" office:value="12846" calcext:value-type="float">
            <text:p><text:s text:c="3"/>12,846</text:p>
          </table:table-cell>
          <table:table-cell table:style-name="ce18" office:value-type="float" office:value="6820" calcext:value-type="float">
            <text:p><text:s text:c="3"/>6,820</text:p>
          </table:table-cell>
          <table:table-cell table:style-name="ce24" office:value-type="float" office:value="6026" calcext:value-type="float">
            <text:p><text:s text:c="3"/>6,0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濱鄉</text:p>
          </table:table-cell>
          <table:table-cell table:style-name="ce18" office:value-type="float" office:value="1711" calcext:value-type="float">
            <text:p><text:s text:c="3"/>1,711</text:p>
          </table:table-cell>
          <table:table-cell table:style-name="ce18" office:value-type="float" office:value="4427" calcext:value-type="float">
            <text:p><text:s text:c="3"/>4,427</text:p>
          </table:table-cell>
          <table:table-cell table:style-name="ce18" office:value-type="float" office:value="2455" calcext:value-type="float">
            <text:p><text:s text:c="3"/>2,455</text:p>
          </table:table-cell>
          <table:table-cell table:style-name="ce24" office:value-type="float" office:value="1972" calcext:value-type="float">
            <text:p><text:s text:c="3"/>1,9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穗鄉</text:p>
          </table:table-cell>
          <table:table-cell table:style-name="ce18" office:value-type="float" office:value="4750" calcext:value-type="float">
            <text:p><text:s text:c="3"/>4,750</text:p>
          </table:table-cell>
          <table:table-cell table:style-name="ce18" office:value-type="float" office:value="11665" calcext:value-type="float">
            <text:p><text:s text:c="3"/>11,665</text:p>
          </table:table-cell>
          <table:table-cell table:style-name="ce18" office:value-type="float" office:value="6307" calcext:value-type="float">
            <text:p><text:s text:c="3"/>6,307</text:p>
          </table:table-cell>
          <table:table-cell table:style-name="ce24" office:value-type="float" office:value="5358" calcext:value-type="float">
            <text:p><text:s text:c="3"/>5,3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富里鄉</text:p>
          </table:table-cell>
          <table:table-cell table:style-name="ce18" office:value-type="float" office:value="4029" calcext:value-type="float">
            <text:p><text:s text:c="3"/>4,029</text:p>
          </table:table-cell>
          <table:table-cell table:style-name="ce18" office:value-type="float" office:value="10367" calcext:value-type="float">
            <text:p><text:s text:c="3"/>10,367</text:p>
          </table:table-cell>
          <table:table-cell table:style-name="ce18" office:value-type="float" office:value="5631" calcext:value-type="float">
            <text:p><text:s text:c="3"/>5,631</text:p>
          </table:table-cell>
          <table:table-cell table:style-name="ce24" office:value-type="float" office:value="4736" calcext:value-type="float">
            <text:p><text:s text:c="3"/>4,7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秀林鄉</text:p>
          </table:table-cell>
          <table:table-cell table:style-name="ce18" office:value-type="float" office:value="4816" calcext:value-type="float">
            <text:p><text:s text:c="3"/>4,816</text:p>
          </table:table-cell>
          <table:table-cell table:style-name="ce18" office:value-type="float" office:value="15871" calcext:value-type="float">
            <text:p><text:s text:c="3"/>15,871</text:p>
          </table:table-cell>
          <table:table-cell table:style-name="ce18" office:value-type="float" office:value="8176" calcext:value-type="float">
            <text:p><text:s text:c="3"/>8,176</text:p>
          </table:table-cell>
          <table:table-cell table:style-name="ce24" office:value-type="float" office:value="7695" calcext:value-type="float">
            <text:p><text:s text:c="3"/>7,6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萬榮鄉</text:p>
          </table:table-cell>
          <table:table-cell table:style-name="ce18" office:value-type="float" office:value="2104" calcext:value-type="float">
            <text:p><text:s text:c="3"/>2,104</text:p>
          </table:table-cell>
          <table:table-cell table:style-name="ce18" office:value-type="float" office:value="6422" calcext:value-type="float">
            <text:p><text:s text:c="3"/>6,422</text:p>
          </table:table-cell>
          <table:table-cell table:style-name="ce18" office:value-type="float" office:value="3391" calcext:value-type="float">
            <text:p><text:s text:c="3"/>3,391</text:p>
          </table:table-cell>
          <table:table-cell table:style-name="ce24" office:value-type="float" office:value="3031" calcext:value-type="float">
            <text:p><text:s text:c="3"/>3,0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卓溪鄉</text:p>
          </table:table-cell>
          <table:table-cell table:style-name="ce19" office:value-type="float" office:value="1699" calcext:value-type="float">
            <text:p><text:s text:c="3"/>1,699</text:p>
          </table:table-cell>
          <table:table-cell table:style-name="ce19" office:value-type="float" office:value="6082" calcext:value-type="float">
            <text:p><text:s text:c="3"/>6,082</text:p>
          </table:table-cell>
          <table:table-cell table:style-name="ce19" office:value-type="float" office:value="3357" calcext:value-type="float">
            <text:p><text:s text:c="3"/>3,357</text:p>
          </table:table-cell>
          <table:table-cell table:style-name="ce25" office:value-type="float" office:value="2725" calcext:value-type="float">
            <text:p><text:s text:c="3"/>2,725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澎湖縣</text:p>
          </table:table-cell>
          <table:table-cell table:style-name="ce17" office:value-type="float" office:value="39998" calcext:value-type="float">
            <text:p><text:s text:c="3"/>39,998</text:p>
          </table:table-cell>
          <table:table-cell table:style-name="ce17" office:value-type="float" office:value="104086" calcext:value-type="float">
            <text:p><text:s text:c="3"/>104,086</text:p>
          </table:table-cell>
          <table:table-cell table:style-name="ce17" office:value-type="float" office:value="53642" calcext:value-type="float">
            <text:p><text:s text:c="3"/>53,642</text:p>
          </table:table-cell>
          <table:table-cell table:style-name="ce23" office:value-type="float" office:value="50444" calcext:value-type="float">
            <text:p><text:s text:c="3"/>50,4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馬公市</text:p>
          </table:table-cell>
          <table:table-cell table:style-name="ce18" office:value-type="float" office:value="24606" calcext:value-type="float">
            <text:p><text:s text:c="3"/>24,606</text:p>
          </table:table-cell>
          <table:table-cell table:style-name="ce18" office:value-type="float" office:value="62323" calcext:value-type="float">
            <text:p><text:s text:c="3"/>62,323</text:p>
          </table:table-cell>
          <table:table-cell table:style-name="ce18" office:value-type="float" office:value="31711" calcext:value-type="float">
            <text:p><text:s text:c="3"/>31,711</text:p>
          </table:table-cell>
          <table:table-cell table:style-name="ce24" office:value-type="float" office:value="30612" calcext:value-type="float">
            <text:p><text:s text:c="3"/>30,6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西鄉</text:p>
          </table:table-cell>
          <table:table-cell table:style-name="ce18" office:value-type="float" office:value="5583" calcext:value-type="float">
            <text:p><text:s text:c="3"/>5,583</text:p>
          </table:table-cell>
          <table:table-cell table:style-name="ce18" office:value-type="float" office:value="14502" calcext:value-type="float">
            <text:p><text:s text:c="3"/>14,502</text:p>
          </table:table-cell>
          <table:table-cell table:style-name="ce18" office:value-type="float" office:value="7661" calcext:value-type="float">
            <text:p><text:s text:c="3"/>7,661</text:p>
          </table:table-cell>
          <table:table-cell table:style-name="ce24" office:value-type="float" office:value="6841" calcext:value-type="float">
            <text:p><text:s text:c="3"/>6,8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沙鄉</text:p>
          </table:table-cell>
          <table:table-cell table:style-name="ce18" office:value-type="float" office:value="3400" calcext:value-type="float">
            <text:p><text:s text:c="3"/>3,400</text:p>
          </table:table-cell>
          <table:table-cell table:style-name="ce18" office:value-type="float" office:value="9811" calcext:value-type="float">
            <text:p><text:s text:c="3"/>9,811</text:p>
          </table:table-cell>
          <table:table-cell table:style-name="ce18" office:value-type="float" office:value="5137" calcext:value-type="float">
            <text:p><text:s text:c="3"/>5,137</text:p>
          </table:table-cell>
          <table:table-cell table:style-name="ce24" office:value-type="float" office:value="4674" calcext:value-type="float">
            <text:p><text:s text:c="3"/>4,6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嶼鄉</text:p>
          </table:table-cell>
          <table:table-cell table:style-name="ce18" office:value-type="float" office:value="3016" calcext:value-type="float">
            <text:p><text:s text:c="3"/>3,016</text:p>
          </table:table-cell>
          <table:table-cell table:style-name="ce18" office:value-type="float" office:value="8411" calcext:value-type="float">
            <text:p><text:s text:c="3"/>8,411</text:p>
          </table:table-cell>
          <table:table-cell table:style-name="ce18" office:value-type="float" office:value="4330" calcext:value-type="float">
            <text:p><text:s text:c="3"/>4,330</text:p>
          </table:table-cell>
          <table:table-cell table:style-name="ce24" office:value-type="float" office:value="4081" calcext:value-type="float">
            <text:p><text:s text:c="3"/>4,0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望安鄉</text:p>
          </table:table-cell>
          <table:table-cell table:style-name="ce18" office:value-type="float" office:value="2022" calcext:value-type="float">
            <text:p><text:s text:c="3"/>2,022</text:p>
          </table:table-cell>
          <table:table-cell table:style-name="ce18" office:value-type="float" office:value="5198" calcext:value-type="float">
            <text:p><text:s text:c="3"/>5,198</text:p>
          </table:table-cell>
          <table:table-cell table:style-name="ce18" office:value-type="float" office:value="2807" calcext:value-type="float">
            <text:p><text:s text:c="3"/>2,807</text:p>
          </table:table-cell>
          <table:table-cell table:style-name="ce24" office:value-type="float" office:value="2391" calcext:value-type="float">
            <text:p><text:s text:c="3"/>2,3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美鄉</text:p>
          </table:table-cell>
          <table:table-cell table:style-name="ce19" office:value-type="float" office:value="1371" calcext:value-type="float">
            <text:p><text:s text:c="3"/>1,371</text:p>
          </table:table-cell>
          <table:table-cell table:style-name="ce19" office:value-type="float" office:value="3841" calcext:value-type="float">
            <text:p><text:s text:c="3"/>3,841</text:p>
          </table:table-cell>
          <table:table-cell table:style-name="ce19" office:value-type="float" office:value="1996" calcext:value-type="float">
            <text:p><text:s text:c="3"/>1,996</text:p>
          </table:table-cell>
          <table:table-cell table:style-name="ce25" office:value-type="float" office:value="1845" calcext:value-type="float">
            <text:p><text:s text:c="3"/>1,845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基隆市</text:p>
          </table:table-cell>
          <table:table-cell table:style-name="ce17" office:value-type="float" office:value="152891" calcext:value-type="float">
            <text:p><text:s text:c="3"/>152,891</text:p>
          </table:table-cell>
          <table:table-cell table:style-name="ce17" office:value-type="float" office:value="371119" calcext:value-type="float">
            <text:p><text:s text:c="3"/>371,119</text:p>
          </table:table-cell>
          <table:table-cell table:style-name="ce17" office:value-type="float" office:value="185696" calcext:value-type="float">
            <text:p><text:s text:c="3"/>185,696</text:p>
          </table:table-cell>
          <table:table-cell table:style-name="ce23" office:value-type="float" office:value="185423" calcext:value-type="float">
            <text:p><text:s text:c="3"/>185,4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22602" calcext:value-type="float">
            <text:p><text:s text:c="3"/>22,602</text:p>
          </table:table-cell>
          <table:table-cell table:style-name="ce18" office:value-type="float" office:value="51986" calcext:value-type="float">
            <text:p><text:s text:c="3"/>51,986</text:p>
          </table:table-cell>
          <table:table-cell table:style-name="ce18" office:value-type="float" office:value="26554" calcext:value-type="float">
            <text:p><text:s text:c="3"/>26,554</text:p>
          </table:table-cell>
          <table:table-cell table:style-name="ce24" office:value-type="float" office:value="25432" calcext:value-type="float">
            <text:p><text:s text:c="3"/>25,4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堵區</text:p>
          </table:table-cell>
          <table:table-cell table:style-name="ce18" office:value-type="float" office:value="21475" calcext:value-type="float">
            <text:p><text:s text:c="3"/>21,475</text:p>
          </table:table-cell>
          <table:table-cell table:style-name="ce18" office:value-type="float" office:value="53945" calcext:value-type="float">
            <text:p><text:s text:c="3"/>53,945</text:p>
          </table:table-cell>
          <table:table-cell table:style-name="ce18" office:value-type="float" office:value="27115" calcext:value-type="float">
            <text:p><text:s text:c="3"/>27,115</text:p>
          </table:table-cell>
          <table:table-cell table:style-name="ce24" office:value-type="float" office:value="26830" calcext:value-type="float">
            <text:p><text:s text:c="3"/>26,8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暖暖區</text:p>
          </table:table-cell>
          <table:table-cell table:style-name="ce18" office:value-type="float" office:value="15662" calcext:value-type="float">
            <text:p><text:s text:c="3"/>15,662</text:p>
          </table:table-cell>
          <table:table-cell table:style-name="ce18" office:value-type="float" office:value="38684" calcext:value-type="float">
            <text:p><text:s text:c="3"/>38,684</text:p>
          </table:table-cell>
          <table:table-cell table:style-name="ce18" office:value-type="float" office:value="19388" calcext:value-type="float">
            <text:p><text:s text:c="3"/>19,388</text:p>
          </table:table-cell>
          <table:table-cell table:style-name="ce24" office:value-type="float" office:value="19296" calcext:value-type="float">
            <text:p><text:s text:c="3"/>19,2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愛區</text:p>
          </table:table-cell>
          <table:table-cell table:style-name="ce18" office:value-type="float" office:value="19173" calcext:value-type="float">
            <text:p><text:s text:c="3"/>19,173</text:p>
          </table:table-cell>
          <table:table-cell table:style-name="ce18" office:value-type="float" office:value="44240" calcext:value-type="float">
            <text:p><text:s text:c="3"/>44,240</text:p>
          </table:table-cell>
          <table:table-cell table:style-name="ce18" office:value-type="float" office:value="21901" calcext:value-type="float">
            <text:p><text:s text:c="3"/>21,901</text:p>
          </table:table-cell>
          <table:table-cell table:style-name="ce24" office:value-type="float" office:value="22339" calcext:value-type="float">
            <text:p><text:s text:c="3"/>22,3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9257" calcext:value-type="float">
            <text:p><text:s text:c="3"/>19,257</text:p>
          </table:table-cell>
          <table:table-cell table:style-name="ce18" office:value-type="float" office:value="47782" calcext:value-type="float">
            <text:p><text:s text:c="3"/>47,782</text:p>
          </table:table-cell>
          <table:table-cell table:style-name="ce18" office:value-type="float" office:value="24189" calcext:value-type="float">
            <text:p><text:s text:c="3"/>24,189</text:p>
          </table:table-cell>
          <table:table-cell table:style-name="ce24" office:value-type="float" office:value="23593" calcext:value-type="float">
            <text:p><text:s text:c="3"/>23,5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樂區</text:p>
          </table:table-cell>
          <table:table-cell table:style-name="ce18" office:value-type="float" office:value="33466" calcext:value-type="float">
            <text:p><text:s text:c="3"/>33,466</text:p>
          </table:table-cell>
          <table:table-cell table:style-name="ce18" office:value-type="float" office:value="82414" calcext:value-type="float">
            <text:p><text:s text:c="3"/>82,414</text:p>
          </table:table-cell>
          <table:table-cell table:style-name="ce18" office:value-type="float" office:value="40795" calcext:value-type="float">
            <text:p><text:s text:c="3"/>40,795</text:p>
          </table:table-cell>
          <table:table-cell table:style-name="ce24" office:value-type="float" office:value="41619" calcext:value-type="float">
            <text:p><text:s text:c="3"/>41,61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19" office:value-type="float" office:value="21256" calcext:value-type="float">
            <text:p><text:s text:c="3"/>21,256</text:p>
          </table:table-cell>
          <table:table-cell table:style-name="ce19" office:value-type="float" office:value="52068" calcext:value-type="float">
            <text:p><text:s text:c="3"/>52,068</text:p>
          </table:table-cell>
          <table:table-cell table:style-name="ce19" office:value-type="float" office:value="25754" calcext:value-type="float">
            <text:p><text:s text:c="3"/>25,754</text:p>
          </table:table-cell>
          <table:table-cell table:style-name="ce25" office:value-type="float" office:value="26314" calcext:value-type="float">
            <text:p><text:s text:c="3"/>26,314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市</text:p>
          </table:table-cell>
          <table:table-cell table:style-name="ce17" office:value-type="float" office:value="163651" calcext:value-type="float">
            <text:p><text:s text:c="3"/>163,651</text:p>
          </table:table-cell>
          <table:table-cell table:style-name="ce17" office:value-type="float" office:value="442315" calcext:value-type="float">
            <text:p><text:s text:c="3"/>442,315</text:p>
          </table:table-cell>
          <table:table-cell table:style-name="ce17" office:value-type="float" office:value="218270" calcext:value-type="float">
            <text:p><text:s text:c="3"/>218,270</text:p>
          </table:table-cell>
          <table:table-cell table:style-name="ce23" office:value-type="float" office:value="224045" calcext:value-type="float">
            <text:p><text:s text:c="3"/>224,0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9651" calcext:value-type="float">
            <text:p><text:s text:c="3"/>79,651</text:p>
          </table:table-cell>
          <table:table-cell table:style-name="ce18" office:value-type="float" office:value="213589" calcext:value-type="float">
            <text:p><text:s text:c="3"/>213,589</text:p>
          </table:table-cell>
          <table:table-cell table:style-name="ce18" office:value-type="float" office:value="105068" calcext:value-type="float">
            <text:p><text:s text:c="3"/>105,068</text:p>
          </table:table-cell>
          <table:table-cell table:style-name="ce24" office:value-type="float" office:value="108521" calcext:value-type="float">
            <text:p><text:s text:c="3"/>108,5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6739" calcext:value-type="float">
            <text:p><text:s text:c="3"/>56,739</text:p>
          </table:table-cell>
          <table:table-cell table:style-name="ce18" office:value-type="float" office:value="150713" calcext:value-type="float">
            <text:p><text:s text:c="3"/>150,713</text:p>
          </table:table-cell>
          <table:table-cell table:style-name="ce18" office:value-type="float" office:value="73595" calcext:value-type="float">
            <text:p><text:s text:c="3"/>73,595</text:p>
          </table:table-cell>
          <table:table-cell table:style-name="ce24" office:value-type="float" office:value="77118" calcext:value-type="float">
            <text:p><text:s text:c="3"/>77,1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香山區</text:p>
          </table:table-cell>
          <table:table-cell table:style-name="ce19" office:value-type="float" office:value="27261" calcext:value-type="float">
            <text:p><text:s text:c="3"/>27,261</text:p>
          </table:table-cell>
          <table:table-cell table:style-name="ce19" office:value-type="float" office:value="78013" calcext:value-type="float">
            <text:p><text:s text:c="3"/>78,013</text:p>
          </table:table-cell>
          <table:table-cell table:style-name="ce19" office:value-type="float" office:value="39607" calcext:value-type="float">
            <text:p><text:s text:c="3"/>39,607</text:p>
          </table:table-cell>
          <table:table-cell table:style-name="ce25" office:value-type="float" office:value="38406" calcext:value-type="float">
            <text:p><text:s text:c="3"/>38,406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市</text:p>
          </table:table-cell>
          <table:table-cell table:style-name="ce17" office:value-type="float" office:value="99644" calcext:value-type="float">
            <text:p><text:s text:c="3"/>99,644</text:p>
          </table:table-cell>
          <table:table-cell table:style-name="ce17" office:value-type="float" office:value="269307" calcext:value-type="float">
            <text:p><text:s text:c="3"/>269,307</text:p>
          </table:table-cell>
          <table:table-cell table:style-name="ce17" office:value-type="float" office:value="130953" calcext:value-type="float">
            <text:p><text:s text:c="3"/>130,953</text:p>
          </table:table-cell>
          <table:table-cell table:style-name="ce23" office:value-type="float" office:value="138354" calcext:value-type="float">
            <text:p><text:s text:c="3"/>138,3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45513" calcext:value-type="float">
            <text:p><text:s text:c="3"/>45,513</text:p>
          </table:table-cell>
          <table:table-cell table:style-name="ce18" office:value-type="float" office:value="121930" calcext:value-type="float">
            <text:p><text:s text:c="3"/>121,930</text:p>
          </table:table-cell>
          <table:table-cell table:style-name="ce18" office:value-type="float" office:value="58706" calcext:value-type="float">
            <text:p><text:s text:c="3"/>58,706</text:p>
          </table:table-cell>
          <table:table-cell table:style-name="ce24" office:value-type="float" office:value="63224" calcext:value-type="float">
            <text:p><text:s text:c="3"/>63,2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　區</text:p>
          </table:table-cell>
          <table:table-cell table:style-name="ce19" office:value-type="float" office:value="54131" calcext:value-type="float">
            <text:p><text:s text:c="3"/>54,131</text:p>
          </table:table-cell>
          <table:table-cell table:style-name="ce19" office:value-type="float" office:value="147377" calcext:value-type="float">
            <text:p><text:s text:c="3"/>147,377</text:p>
          </table:table-cell>
          <table:table-cell table:style-name="ce19" office:value-type="float" office:value="72247" calcext:value-type="float">
            <text:p><text:s text:c="3"/>72,247</text:p>
          </table:table-cell>
          <table:table-cell table:style-name="ce25" office:value-type="float" office:value="75130" calcext:value-type="float">
            <text:p><text:s text:c="3"/>75,130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23"/>
          <table:table-cell table:style-name="ce43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9"/>
          <table:table-cell table:style-name="ce44" table:number-columns-spanned="1" table:number-rows-spanned="2"/>
          <table:table-cell table:style-name="ce47" table:number-columns-spanned="1" table:number-rows-spanned="2"/>
          <table:table-cell table:style-name="ce47" table:number-columns-spanned="3" table:number-rows-spanned="1"/>
          <table:covered-table-cell table:number-columns-repeated="2" table:style-name="ce47"/>
          <table:table-cell table:number-columns-repeated="995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9"/>
          <table:covered-table-cell table:number-columns-repeated="2" table:style-name="ce44"/>
          <table:table-cell table:style-name="ce47" table:number-columns-repeated="3"/>
          <table:table-cell table:number-columns-repeated="995"/>
        </table:table-row>
        <table:table-row table:style-name="ro4">
          <table:table-cell table:style-name="ce27" office:value-type="string" calcext:value-type="string">
            <text:p>金門縣</text:p>
          </table:table-cell>
          <table:table-cell table:style-name="ce17" office:value-type="float" office:value="40058" calcext:value-type="float">
            <text:p><text:s text:c="3"/>40,058</text:p>
          </table:table-cell>
          <table:table-cell table:style-name="ce17" office:value-type="float" office:value="137642" calcext:value-type="float">
            <text:p><text:s text:c="3"/>137,642</text:p>
          </table:table-cell>
          <table:table-cell table:style-name="ce17" office:value-type="float" office:value="68810" calcext:value-type="float">
            <text:p><text:s text:c="3"/>68,810</text:p>
          </table:table-cell>
          <table:table-cell table:style-name="ce23" office:value-type="float" office:value="68832" calcext:value-type="float">
            <text:p><text:s text:c="3"/>68,832</text:p>
          </table:table-cell>
          <table:table-cell table:number-columns-repeated="19"/>
          <table:table-cell table:style-name="ce45"/>
          <table:table-cell table:style-name="ce48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城鎮</text:p>
          </table:table-cell>
          <table:table-cell table:style-name="ce18" office:value-type="float" office:value="12905" calcext:value-type="float">
            <text:p><text:s text:c="3"/>12,905</text:p>
          </table:table-cell>
          <table:table-cell table:style-name="ce18" office:value-type="float" office:value="43276" calcext:value-type="float">
            <text:p><text:s text:c="3"/>43,276</text:p>
          </table:table-cell>
          <table:table-cell table:style-name="ce18" office:value-type="float" office:value="21600" calcext:value-type="float">
            <text:p><text:s text:c="3"/>21,600</text:p>
          </table:table-cell>
          <table:table-cell table:style-name="ce24" office:value-type="float" office:value="21676" calcext:value-type="float">
            <text:p><text:s text:c="3"/>21,676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湖鎮</text:p>
          </table:table-cell>
          <table:table-cell table:style-name="ce18" office:value-type="float" office:value="8945" calcext:value-type="float">
            <text:p><text:s text:c="3"/>8,945</text:p>
          </table:table-cell>
          <table:table-cell table:style-name="ce18" office:value-type="float" office:value="29486" calcext:value-type="float">
            <text:p><text:s text:c="3"/>29,486</text:p>
          </table:table-cell>
          <table:table-cell table:style-name="ce18" office:value-type="float" office:value="14833" calcext:value-type="float">
            <text:p><text:s text:c="3"/>14,833</text:p>
          </table:table-cell>
          <table:table-cell table:style-name="ce24" office:value-type="float" office:value="14653" calcext:value-type="float">
            <text:p><text:s text:c="3"/>14,653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沙鎮</text:p>
          </table:table-cell>
          <table:table-cell table:style-name="ce18" office:value-type="float" office:value="6306" calcext:value-type="float">
            <text:p><text:s text:c="3"/>6,306</text:p>
          </table:table-cell>
          <table:table-cell table:style-name="ce18" office:value-type="float" office:value="20522" calcext:value-type="float">
            <text:p><text:s text:c="3"/>20,522</text:p>
          </table:table-cell>
          <table:table-cell table:style-name="ce18" office:value-type="float" office:value="10152" calcext:value-type="float">
            <text:p><text:s text:c="3"/>10,152</text:p>
          </table:table-cell>
          <table:table-cell table:style-name="ce24" office:value-type="float" office:value="10370" calcext:value-type="float">
            <text:p><text:s text:c="3"/>10,370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寧鄉</text:p>
          </table:table-cell>
          <table:table-cell table:style-name="ce18" office:value-type="float" office:value="8626" calcext:value-type="float">
            <text:p><text:s text:c="3"/>8,626</text:p>
          </table:table-cell>
          <table:table-cell table:style-name="ce18" office:value-type="float" office:value="30924" calcext:value-type="float">
            <text:p><text:s text:c="3"/>30,924</text:p>
          </table:table-cell>
          <table:table-cell table:style-name="ce18" office:value-type="float" office:value="15594" calcext:value-type="float">
            <text:p><text:s text:c="3"/>15,594</text:p>
          </table:table-cell>
          <table:table-cell table:style-name="ce24" office:value-type="float" office:value="15330" calcext:value-type="float">
            <text:p><text:s text:c="3"/>15,330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烈嶼鄉</text:p>
          </table:table-cell>
          <table:table-cell table:style-name="ce18" office:value-type="float" office:value="3142" calcext:value-type="float">
            <text:p><text:s text:c="3"/>3,142</text:p>
          </table:table-cell>
          <table:table-cell table:style-name="ce18" office:value-type="float" office:value="12745" calcext:value-type="float">
            <text:p><text:s text:c="3"/>12,745</text:p>
          </table:table-cell>
          <table:table-cell table:style-name="ce18" office:value-type="float" office:value="6282" calcext:value-type="float">
            <text:p><text:s text:c="3"/>6,282</text:p>
          </table:table-cell>
          <table:table-cell table:style-name="ce24" office:value-type="float" office:value="6463" calcext:value-type="float">
            <text:p><text:s text:c="3"/>6,463</text:p>
          </table:table-cell>
          <table:table-cell table:number-columns-repeated="19"/>
          <table:table-cell table:style-name="ce46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烏坵鄉</text:p>
          </table:table-cell>
          <table:table-cell table:style-name="ce19" office:value-type="float" office:value="134" calcext:value-type="float">
            <text:p><text:s text:c="3"/>134</text:p>
          </table:table-cell>
          <table:table-cell table:style-name="ce19" office:value-type="float" office:value="689" calcext:value-type="float">
            <text:p><text:s text:c="3"/>689</text:p>
          </table:table-cell>
          <table:table-cell table:style-name="ce19" office:value-type="float" office:value="349" calcext:value-type="float">
            <text:p><text:s text:c="3"/>349</text:p>
          </table:table-cell>
          <table:table-cell table:style-name="ce25" office:value-type="float" office:value="340" calcext:value-type="float">
            <text:p><text:s text:c="3"/>340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3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連江縣</text:p>
          </table:table-cell>
          <table:table-cell table:style-name="ce17" office:value-type="float" office:value="2920" calcext:value-type="float">
            <text:p><text:s text:c="3"/>2,920</text:p>
          </table:table-cell>
          <table:table-cell table:style-name="ce17" office:value-type="float" office:value="12923" calcext:value-type="float">
            <text:p><text:s text:c="3"/>12,923</text:p>
          </table:table-cell>
          <table:table-cell table:style-name="ce17" office:value-type="float" office:value="7367" calcext:value-type="float">
            <text:p><text:s text:c="3"/>7,367</text:p>
          </table:table-cell>
          <table:table-cell table:style-name="ce23" office:value-type="float" office:value="5556" calcext:value-type="float">
            <text:p><text:s text:c="3"/>5,5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竿鄉</text:p>
          </table:table-cell>
          <table:table-cell table:style-name="ce18" office:value-type="float" office:value="1703" calcext:value-type="float">
            <text:p><text:s text:c="3"/>1,703</text:p>
          </table:table-cell>
          <table:table-cell table:style-name="ce18" office:value-type="float" office:value="7568" calcext:value-type="float">
            <text:p><text:s text:c="3"/>7,568</text:p>
          </table:table-cell>
          <table:table-cell table:style-name="ce18" office:value-type="float" office:value="4245" calcext:value-type="float">
            <text:p><text:s text:c="3"/>4,245</text:p>
          </table:table-cell>
          <table:table-cell table:style-name="ce24" office:value-type="float" office:value="3323" calcext:value-type="float">
            <text:p><text:s text:c="3"/>3,3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竿鄉</text:p>
          </table:table-cell>
          <table:table-cell table:style-name="ce18" office:value-type="float" office:value="592" calcext:value-type="float">
            <text:p><text:s text:c="3"/>592</text:p>
          </table:table-cell>
          <table:table-cell table:style-name="ce18" office:value-type="float" office:value="2386" calcext:value-type="float">
            <text:p><text:s text:c="3"/>2,386</text:p>
          </table:table-cell>
          <table:table-cell table:style-name="ce18" office:value-type="float" office:value="1327" calcext:value-type="float">
            <text:p><text:s text:c="3"/>1,327</text:p>
          </table:table-cell>
          <table:table-cell table:style-name="ce24" office:value-type="float" office:value="1059" calcext:value-type="float">
            <text:p><text:s text:c="3"/>1,0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莒光鄉</text:p>
          </table:table-cell>
          <table:table-cell table:style-name="ce18" office:value-type="float" office:value="293" calcext:value-type="float">
            <text:p><text:s text:c="3"/>293</text:p>
          </table:table-cell>
          <table:table-cell table:style-name="ce18" office:value-type="float" office:value="1624" calcext:value-type="float">
            <text:p><text:s text:c="3"/>1,624</text:p>
          </table:table-cell>
          <table:table-cell table:style-name="ce18" office:value-type="float" office:value="994" calcext:value-type="float">
            <text:p><text:s text:c="3"/>994</text:p>
          </table:table-cell>
          <table:table-cell table:style-name="ce24" office:value-type="float" office:value="630" calcext:value-type="float">
            <text:p><text:s text:c="3"/>6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引鄉</text:p>
          </table:table-cell>
          <table:table-cell table:style-name="ce19" office:value-type="float" office:value="332" calcext:value-type="float">
            <text:p><text:s text:c="3"/>332</text:p>
          </table:table-cell>
          <table:table-cell table:style-name="ce19" office:value-type="float" office:value="1345" calcext:value-type="float">
            <text:p><text:s text:c="3"/>1,345</text:p>
          </table:table-cell>
          <table:table-cell table:style-name="ce19" office:value-type="float" office:value="801" calcext:value-type="float">
            <text:p><text:s text:c="3"/>801</text:p>
          </table:table-cell>
          <table:table-cell table:style-name="ce25" office:value-type="float" office:value="544" calcext:value-type="float">
            <text:p><text:s text:c="3"/>544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Y140825</dc:creator>
    <dc:date>2017-09-26T16:25:01</dc:date>
    <meta:document-statistic meta:table-count="23" meta:cell-count="2238" meta:object-count="0"/>
    <meta:generator>LibreOffice/5.0.6.2$Linux_X86_64 LibreOffice_project/00$Build-2</meta:generator>
  </office:meta>
</office:document-meta>
</file>